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355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356">
      <style:text-properties fo:language="es" fo:country="ES"/>
    </style:style>
    <style:style style:family="text" style:name="T2357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358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359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360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361">
      <style:text-properties fo:font-size="2pt" fo:language="es" fo:country="ES"/>
    </style:style>
    <style:style style:family="text" style:name="T2362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363">
      <style:text-properties fo:language="es" fo:country="ES" fo:font-weight="bold"/>
    </style:style>
    <style:style style:family="text" style:name="T2364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1" style:family="paragraph" style:name="P39">
      <style:text-properties/>
      <style:paragraph-properties fo:text-align="left"/>
    </style:style>
    <style:style style:family="text" style:name="T2365">
      <style:text-properties fo:language="es" fo:country="ES" fo:font-weight="bold"/>
    </style:style>
    <style:style style:family="text" style:name="T2366">
      <style:text-properties fo:language="es" fo:country="ES"/>
    </style:style>
    <style:style style:family="text" style:name="T2367">
      <style:text-properties fo:font-size="8pt" fo:language="es" fo:country="ES"/>
    </style:style>
    <style:style style:family="text" style:name="T2368">
      <style:text-properties fo:language="es" fo:country="ES"/>
    </style:style>
    <style:style style:family="text" style:name="T2369">
      <style:text-properties fo:language="es" fo:country="ES"/>
    </style:style>
    <style:style style:family="text" style:name="T2370">
      <style:text-properties fo:language="es" fo:country="ES"/>
    </style:style>
    <style:style style:parent-style-name="1342" style:list-style-name="WWNum11" style:family="paragraph" style:name="P40">
      <style:text-properties/>
      <style:paragraph-properties fo:text-align="left"/>
    </style:style>
    <style:style style:family="text" style:name="T2371">
      <style:text-properties fo:language="es" fo:country="ES" fo:font-weight="bold"/>
    </style:style>
    <style:style style:family="text" style:name="T2372">
      <style:text-properties fo:language="es" fo:country="ES"/>
    </style:style>
    <style:style style:family="text" style:name="T2373">
      <style:text-properties fo:font-size="8pt" fo:language="es" fo:country="ES"/>
    </style:style>
    <style:style style:family="text" style:name="T2374">
      <style:text-properties fo:language="es" fo:country="ES"/>
    </style:style>
    <style:style style:family="text" style:name="T2375">
      <style:text-properties fo:language="es" fo:country="ES"/>
    </style:style>
    <style:style style:family="text" style:name="T2376">
      <style:text-properties fo:language="es" fo:country="ES"/>
    </style:style>
    <style:style style:parent-style-name="1342" style:list-style-name="WWNum11" style:family="paragraph" style:name="P41">
      <style:text-properties/>
      <style:paragraph-properties fo:text-align="left"/>
    </style:style>
    <style:style style:family="text" style:name="T2377">
      <style:text-properties fo:language="es" fo:country="ES" fo:font-weight="bold"/>
    </style:style>
    <style:style style:family="text" style:name="T2378">
      <style:text-properties fo:language="es" fo:country="ES"/>
    </style:style>
    <style:style style:family="text" style:name="T2379">
      <style:text-properties fo:font-size="8pt" fo:language="es" fo:country="ES"/>
    </style:style>
    <style:style style:family="text" style:name="T2380">
      <style:text-properties fo:language="es" fo:country="ES"/>
    </style:style>
    <style:style style:family="text" style:name="T2381">
      <style:text-properties fo:language="es" fo:country="ES"/>
    </style:style>
    <style:style style:family="text" style:name="T2382">
      <style:text-properties fo:language="es" fo:country="ES"/>
    </style:style>
    <style:style style:parent-style-name="1342" style:list-style-name="WWNum141" style:family="paragraph" style:name="P42">
      <style:text-properties/>
      <style:paragraph-properties fo:text-align="left"/>
    </style:style>
    <style:style style:family="text" style:name="T2383">
      <style:text-properties fo:language="es" fo:country="ES" fo:font-weight="bold"/>
    </style:style>
    <style:style style:family="text" style:name="T2384">
      <style:text-properties fo:font-size="8pt" fo:language="es" fo:country="ES" fo:font-weight="bold"/>
    </style:style>
    <style:style style:family="text" style:name="T2385">
      <style:text-properties fo:font-size="8pt" fo:language="es" fo:country="ES"/>
    </style:style>
    <style:style style:family="text" style:name="T2386">
      <style:text-properties fo:font-size="8pt" fo:language="es" fo:country="ES"/>
    </style:style>
    <style:style style:family="text" style:name="T2387">
      <style:text-properties fo:language="es" fo:country="ES"/>
    </style:style>
    <style:style style:family="text" style:name="T2388">
      <style:text-properties fo:language="es" fo:country="ES"/>
    </style:style>
    <style:style style:family="text" style:name="T2389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390">
      <style:text-properties fo:font-size="9pt" fo:language="es" fo:country="ES"/>
    </style:style>
    <style:style style:family="text" style:name="T2391">
      <style:text-properties fo:font-size="9pt" fo:language="es" fo:country="ES"/>
    </style:style>
    <style:style style:parent-style-name="1342" style:list-style-name="WWNum163" style:family="paragraph" style:name="P44">
      <style:text-properties/>
      <style:paragraph-properties fo:text-align="left"/>
    </style:style>
    <style:style style:family="text" style:name="T2392">
      <style:text-properties fo:font-size="11pt" fo:language="es" fo:country="ES" fo:font-weight="bold"/>
    </style:style>
    <style:style style:family="text" style:name="T2393">
      <style:text-properties fo:font-size="9pt" fo:language="es" fo:country="ES"/>
    </style:style>
    <style:style style:family="text" style:name="T2394">
      <style:text-properties fo:font-size="8pt" fo:language="es" fo:country="ES"/>
    </style:style>
    <style:style style:family="text" style:name="T2395">
      <style:text-properties fo:language="es" fo:country="ES"/>
    </style:style>
    <style:style style:family="text" style:name="T2396">
      <style:text-properties fo:font-size="9pt" fo:language="es" fo:country="ES"/>
    </style:style>
    <style:style style:family="text" style:name="T2397">
      <style:text-properties fo:font-size="9pt" fo:language="es" fo:country="ES"/>
    </style:style>
    <style:style style:family="text" style:name="T2398">
      <style:text-properties fo:font-size="9pt" fo:language="es" fo:country="ES"/>
    </style:style>
    <style:style style:family="text" style:name="T2399">
      <style:text-properties fo:language="es" fo:country="ES"/>
    </style:style>
    <style:style style:parent-style-name="1342" style:family="paragraph" style:name="P45">
      <style:paragraph-properties fo:text-align="left"/>
    </style:style>
    <style:style style:family="text" style:name="T2400">
      <style:text-properties fo:font-size="11pt" fo:language="es" fo:country="ES" fo:font-weight="bold"/>
    </style:style>
    <style:style style:family="text" style:name="T2401">
      <style:text-properties fo:font-size="9pt" fo:language="es" fo:country="ES"/>
    </style:style>
    <style:style style:family="text" style:name="T2402">
      <style:text-properties fo:font-size="8pt" fo:language="es" fo:country="ES"/>
    </style:style>
    <style:style style:family="text" style:name="T2403">
      <style:text-properties fo:font-size="9pt" fo:language="es" fo:country="ES"/>
    </style:style>
    <style:style style:parent-style-name="1342" style:list-style-name="WWNum163" style:family="paragraph" style:name="P46">
      <style:paragraph-properties fo:text-align="left"/>
    </style:style>
    <style:style style:family="text" style:name="T2404">
      <style:text-properties fo:font-size="11pt" fo:language="es" fo:country="ES" fo:font-weight="bold"/>
    </style:style>
    <style:style style:family="text" style:name="T2405">
      <style:text-properties fo:font-size="8pt" fo:language="es" fo:country="ES"/>
    </style:style>
    <style:style style:family="text" style:name="T2406">
      <style:text-properties fo:font-size="9pt" fo:language="es" fo:country="ES"/>
    </style:style>
    <style:style style:family="text" style:name="T2407">
      <style:text-properties fo:font-size="9pt" fo:language="es" fo:country="ES"/>
    </style:style>
    <style:style style:parent-style-name="1342" style:list-style-name="WWNum163" style:family="paragraph" style:name="P47">
      <style:text-properties/>
      <style:paragraph-properties fo:text-align="left"/>
    </style:style>
    <style:style style:family="text" style:name="T2408">
      <style:text-properties fo:font-size="11pt" fo:language="es" fo:country="ES" fo:font-weight="bold"/>
    </style:style>
    <style:style style:family="text" style:name="T2409">
      <style:text-properties fo:font-size="8pt" fo:language="es" fo:country="ES"/>
    </style:style>
    <style:style style:family="text" style:name="T2410">
      <style:text-properties fo:font-size="9pt" fo:language="es" fo:country="ES"/>
    </style:style>
    <style:style style:family="text" style:name="T2411">
      <style:text-properties fo:font-size="9pt" fo:language="es" fo:country="ES"/>
    </style:style>
    <style:style style:parent-style-name="1342" style:list-style-name="WWNum163" style:family="paragraph" style:name="P48">
      <style:text-properties/>
      <style:paragraph-properties fo:text-align="left"/>
    </style:style>
    <style:style style:family="text" style:name="T2412">
      <style:text-properties fo:font-size="9pt" fo:language="es" fo:country="ES"/>
    </style:style>
    <style:style style:family="text" style:name="T2413">
      <style:text-properties fo:font-size="11pt" fo:language="es" fo:country="ES" fo:font-weight="bold"/>
    </style:style>
    <style:style style:family="text" style:name="T2414">
      <style:text-properties fo:font-size="8pt" fo:language="es" fo:country="ES"/>
    </style:style>
    <style:style style:family="text" style:name="T2415">
      <style:text-properties fo:font-size="9pt" fo:language="es" fo:country="ES"/>
    </style:style>
    <style:style style:family="text" style:name="T2416">
      <style:text-properties fo:font-size="9pt" fo:language="es" fo:country="ES"/>
    </style:style>
    <style:style style:family="text" style:name="T2417">
      <style:text-properties fo:font-size="9pt" fo:language="es" fo:country="ES"/>
    </style:style>
    <style:style style:parent-style-name="1342" style:list-style-name="WWNum163" style:family="paragraph" style:name="P49">
      <style:paragraph-properties fo:text-align="left"/>
    </style:style>
    <style:style style:family="text" style:name="T2418">
      <style:text-properties fo:font-size="11pt" fo:language="es" fo:country="ES" fo:font-weight="bold"/>
    </style:style>
    <style:style style:family="text" style:name="T2419">
      <style:text-properties fo:font-size="9pt" fo:language="es" fo:country="ES"/>
    </style:style>
    <style:style style:family="text" style:name="T2420">
      <style:text-properties fo:font-size="8pt" fo:language="es" fo:country="ES"/>
    </style:style>
    <style:style style:family="text" style:name="T2421">
      <style:text-properties fo:font-size="9pt" fo:language="es" fo:country="ES"/>
    </style:style>
    <style:style style:parent-style-name="1342" style:list-style-name="WWNum163" style:family="paragraph" style:name="P50">
      <style:paragraph-properties fo:text-align="left"/>
    </style:style>
    <style:style style:family="text" style:name="T2422">
      <style:text-properties fo:font-size="11pt" fo:language="es" fo:country="ES" fo:font-weight="bold"/>
    </style:style>
    <style:style style:family="text" style:name="T2423">
      <style:text-properties fo:font-size="9pt" fo:language="es" fo:country="ES"/>
    </style:style>
    <style:style style:family="text" style:name="T2424">
      <style:text-properties fo:font-size="8pt" fo:language="es" fo:country="ES"/>
    </style:style>
    <style:style style:family="text" style:name="T2425">
      <style:text-properties fo:font-size="9pt" fo:language="es" fo:country="ES"/>
    </style:style>
    <style:style style:family="text" style:name="T2426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34" style:family="paragraph" style:name="P51">
      <style:text-properties/>
      <style:paragraph-properties fo:text-align="left"/>
    </style:style>
    <style:style style:family="text" style:name="T2427">
      <style:text-properties fo:font-size="11pt" fo:language="es" fo:country="ES" fo:font-weight="bold"/>
    </style:style>
    <style:style style:family="text" style:name="T2428">
      <style:text-properties fo:font-size="9pt" fo:language="es" fo:country="ES"/>
    </style:style>
    <style:style style:family="text" style:name="T2429">
      <style:text-properties fo:font-size="8pt" fo:language="es" fo:country="ES"/>
    </style:style>
    <style:style style:family="text" style:name="T2430">
      <style:text-properties fo:language="es" fo:country="ES"/>
    </style:style>
    <style:style style:family="text" style:name="T2431">
      <style:text-properties fo:font-size="9pt" fo:language="es" fo:country="ES"/>
    </style:style>
    <style:style style:family="text" style:name="T2432">
      <style:text-properties fo:language="es" fo:country="ES"/>
    </style:style>
    <style:style style:parent-style-name="1342" style:list-style-name="WWNum34" style:family="paragraph" style:name="P52">
      <style:text-properties/>
      <style:paragraph-properties fo:text-align="left"/>
    </style:style>
    <style:style style:family="text" style:name="T2433">
      <style:text-properties fo:font-size="11pt" fo:language="es" fo:country="ES" fo:font-weight="bold"/>
    </style:style>
    <style:style style:family="text" style:name="T2434">
      <style:text-properties fo:font-size="9pt" fo:language="es" fo:country="ES"/>
    </style:style>
    <style:style style:family="text" style:name="T2435">
      <style:text-properties fo:font-size="8pt" fo:language="es" fo:country="ES"/>
    </style:style>
    <style:style style:family="text" style:name="T2436">
      <style:text-properties fo:language="es" fo:country="ES"/>
    </style:style>
    <style:style style:family="text" style:name="T2437">
      <style:text-properties fo:font-size="9pt" fo:language="es" fo:country="ES"/>
    </style:style>
    <style:style style:family="text" style:name="T2438">
      <style:text-properties fo:font-size="9pt" fo:language="es" fo:country="ES"/>
    </style:style>
    <style:style style:parent-style-name="1342" style:family="paragraph" style:name="P53">
      <style:paragraph-properties fo:text-align="left"/>
    </style:style>
    <style:style style:family="text" style:name="T2439">
      <style:text-properties fo:font-size="11pt" fo:language="es" fo:country="ES" fo:font-weight="bold"/>
    </style:style>
    <style:style style:family="text" style:name="T2440">
      <style:text-properties fo:font-size="9pt" fo:language="es" fo:country="ES"/>
    </style:style>
    <style:style style:family="text" style:name="T2441">
      <style:text-properties fo:font-size="8pt" fo:language="es" fo:country="ES"/>
    </style:style>
    <style:style style:family="text" style:name="T2442">
      <style:text-properties fo:font-size="9pt" fo:language="es" fo:country="ES"/>
    </style:style>
    <style:style style:parent-style-name="1342" style:list-style-name="WWNum34" style:family="paragraph" style:name="P54">
      <style:paragraph-properties fo:text-align="left"/>
    </style:style>
    <style:style style:family="text" style:name="T2443">
      <style:text-properties fo:font-size="11pt" fo:language="es" fo:country="ES" fo:font-weight="bold"/>
    </style:style>
    <style:style style:family="text" style:name="T2444">
      <style:text-properties fo:font-size="9pt" fo:language="es" fo:country="ES"/>
    </style:style>
    <style:style style:family="text" style:name="T2445">
      <style:text-properties fo:font-size="8pt" fo:language="es" fo:country="ES"/>
    </style:style>
    <style:style style:family="text" style:name="T2446">
      <style:text-properties fo:font-size="9pt" fo:language="es" fo:country="ES"/>
    </style:style>
    <style:style style:family="text" style:name="T2447">
      <style:text-properties fo:font-size="9pt" fo:language="es" fo:country="ES"/>
    </style:style>
    <style:style style:parent-style-name="1342" style:list-style-name="WWNum188" style:family="paragraph" style:name="P55">
      <style:text-properties/>
      <style:paragraph-properties fo:text-align="left"/>
    </style:style>
    <style:style style:family="text" style:name="T2448">
      <style:text-properties fo:font-size="9pt" fo:language="es" fo:country="ES"/>
    </style:style>
    <style:style style:family="text" style:name="T2449">
      <style:text-properties fo:font-size="11pt" fo:language="es" fo:country="ES" fo:font-weight="bold"/>
    </style:style>
    <style:style style:family="text" style:name="T2450">
      <style:text-properties fo:font-size="11pt" fo:language="es" fo:country="ES"/>
    </style:style>
    <style:style style:family="text" style:name="T2451">
      <style:text-properties fo:font-size="8pt" fo:language="es" fo:country="ES"/>
    </style:style>
    <style:style style:family="text" style:name="T2452">
      <style:text-properties fo:language="es" fo:country="ES"/>
    </style:style>
    <style:style style:family="text" style:name="T2453">
      <style:text-properties fo:font-size="9pt" fo:language="es" fo:country="ES"/>
    </style:style>
    <style:style style:family="text" style:name="T2454">
      <style:text-properties fo:font-size="9pt" fo:language="es" fo:country="ES"/>
    </style:style>
    <style:style style:parent-style-name="1342" style:list-style-name="WWNum188" style:family="paragraph" style:name="P56">
      <style:paragraph-properties fo:text-align="left"/>
    </style:style>
    <style:style style:family="text" style:name="T2455">
      <style:text-properties fo:font-size="9pt" fo:language="es" fo:country="ES" fo:font-weight="bold"/>
    </style:style>
    <style:style style:family="text" style:name="T2456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457">
      <style:text-properties fo:font-size="9pt" fo:language="es" fo:country="ES"/>
    </style:style>
    <style:style style:family="text" style:name="T2458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459">
      <style:text-properties fo:font-size="9pt" fo:language="es" fo:country="ES"/>
    </style:style>
    <style:style style:family="text" style:name="T2460">
      <style:text-properties fo:font-size="9pt" fo:language="es" fo:country="ES"/>
    </style:style>
    <style:style style:parent-style-name="1342" style:list-style-name="WWNum234" style:family="paragraph" style:name="P59">
      <style:text-properties/>
      <style:paragraph-properties fo:text-align="left"/>
    </style:style>
    <style:style style:family="text" style:name="T2461">
      <style:text-properties fo:font-size="11pt" fo:language="es" fo:country="ES" fo:font-weight="bold"/>
    </style:style>
    <style:style style:family="text" style:name="T2462">
      <style:text-properties fo:font-size="9pt" fo:language="es" fo:country="ES"/>
    </style:style>
    <style:style style:family="text" style:name="T2463">
      <style:text-properties fo:font-size="8pt" fo:language="es" fo:country="ES"/>
    </style:style>
    <style:style style:family="text" style:name="T2464">
      <style:text-properties fo:language="es" fo:country="ES"/>
    </style:style>
    <style:style style:family="text" style:name="T2465">
      <style:text-properties fo:font-size="9pt" fo:language="es" fo:country="ES"/>
    </style:style>
    <style:style style:parent-style-name="1342" style:list-style-name="WWNum241" style:family="paragraph" style:name="P60">
      <style:text-properties/>
      <style:paragraph-properties fo:text-align="left"/>
    </style:style>
    <style:style style:family="text" style:name="T2466">
      <style:text-properties fo:font-size="9pt" fo:language="es" fo:country="ES"/>
    </style:style>
    <style:style style:family="text" style:name="T2467">
      <style:text-properties fo:font-size="11pt" fo:language="es" fo:country="ES" fo:font-weight="bold"/>
    </style:style>
    <style:style style:family="text" style:name="T2468">
      <style:text-properties fo:font-size="9pt" fo:language="es" fo:country="ES"/>
    </style:style>
    <style:style style:family="text" style:name="T2469">
      <style:text-properties fo:font-size="8pt" fo:language="es" fo:country="ES"/>
    </style:style>
    <style:style style:family="text" style:name="T2470">
      <style:text-properties fo:language="es" fo:country="ES"/>
    </style:style>
    <style:style style:family="text" style:name="T2471">
      <style:text-properties fo:font-size="9pt" fo:language="es" fo:country="ES"/>
    </style:style>
    <style:style style:family="text" style:name="T2472">
      <style:text-properties fo:font-size="9pt" fo:language="es" fo:country="ES" fo:font-weight="normal"/>
    </style:style>
    <style:style style:parent-style-name="1342" style:list-style-name="WWNum241" style:family="paragraph" style:name="P61">
      <style:text-properties/>
      <style:paragraph-properties fo:text-align="left"/>
    </style:style>
    <style:style style:family="text" style:name="T2473">
      <style:text-properties fo:font-size="11pt" fo:language="es" fo:country="ES" fo:font-weight="bold"/>
    </style:style>
    <style:style style:family="text" style:name="T2474">
      <style:text-properties fo:font-size="9pt" fo:language="es" fo:country="ES"/>
    </style:style>
    <style:style style:family="text" style:name="T2475">
      <style:text-properties fo:font-size="8pt" fo:language="es" fo:country="ES"/>
    </style:style>
    <style:style style:family="text" style:name="T2476">
      <style:text-properties fo:font-size="11pt" fo:language="es" fo:country="ES" fo:font-weight="bold"/>
    </style:style>
    <style:style style:family="text" style:name="T2477">
      <style:text-properties fo:font-size="9pt" fo:language="es" fo:country="ES" fo:font-weight="normal"/>
    </style:style>
    <style:style style:family="text" style:name="T2478">
      <style:text-properties fo:language="es" fo:country="ES"/>
    </style:style>
    <style:style style:parent-style-name="1342" style:list-style-name="WWNum234" style:family="paragraph" style:name="P62">
      <style:text-properties/>
      <style:paragraph-properties fo:text-align="left"/>
    </style:style>
    <style:style style:family="text" style:name="T2479">
      <style:text-properties fo:font-size="11pt" fo:language="es" fo:country="ES" fo:font-weight="bold"/>
    </style:style>
    <style:style style:family="text" style:name="T2480">
      <style:text-properties fo:font-size="9pt" fo:language="es" fo:country="ES"/>
    </style:style>
    <style:style style:family="text" style:name="T2481">
      <style:text-properties fo:font-size="8pt" fo:language="es" fo:country="ES"/>
    </style:style>
    <style:style style:family="text" style:name="T2482">
      <style:text-properties fo:language="es" fo:country="ES"/>
    </style:style>
    <style:style style:family="text" style:name="T2483">
      <style:text-properties fo:font-size="9pt" fo:language="es" fo:country="ES" fo:font-weight="normal"/>
    </style:style>
    <style:style style:family="text" style:name="T2484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485">
      <style:text-properties fo:font-size="9pt" fo:language="es" fo:country="ES" fo:font-weight="normal"/>
    </style:style>
    <style:style style:family="text" style:name="T2486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89" style:family="paragraph" style:name="P64">
      <style:text-properties/>
      <style:paragraph-properties fo:text-align="left"/>
    </style:style>
    <style:style style:family="text" style:name="T2487">
      <style:text-properties fo:language="es" fo:country="ES" fo:font-weight="bold"/>
    </style:style>
    <style:style style:family="text" style:name="T2488">
      <style:text-properties fo:language="es" fo:country="ES"/>
    </style:style>
    <style:style style:family="text" style:name="T2489">
      <style:text-properties fo:font-size="8pt" fo:language="es" fo:country="ES"/>
    </style:style>
    <style:style style:family="text" style:name="T2490">
      <style:text-properties fo:language="es" fo:country="ES"/>
    </style:style>
    <style:style style:family="text" style:name="T2491">
      <style:text-properties fo:font-size="9pt" fo:language="es" fo:country="ES"/>
    </style:style>
    <style:style style:family="text" style:name="T2492">
      <style:text-properties fo:language="es" fo:country="ES"/>
    </style:style>
    <style:style style:parent-style-name="1342" style:list-style-name="WWNum33" style:family="paragraph" style:name="P65">
      <style:text-properties/>
      <style:paragraph-properties fo:text-align="left"/>
    </style:style>
    <style:style style:family="text" style:name="T2493">
      <style:text-properties fo:language="es" fo:country="ES" fo:font-weight="bold"/>
    </style:style>
    <style:style style:family="text" style:name="T2494">
      <style:text-properties fo:language="es" fo:country="ES"/>
    </style:style>
    <style:style style:family="text" style:name="T2495">
      <style:text-properties fo:font-size="8pt" fo:language="es" fo:country="ES"/>
    </style:style>
    <style:style style:family="text" style:name="T2496">
      <style:text-properties fo:language="es" fo:country="ES"/>
    </style:style>
    <style:style style:family="text" style:name="T2497">
      <style:text-properties fo:font-size="9pt" fo:language="es" fo:country="ES"/>
    </style:style>
    <style:style style:family="text" style:name="T2498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499">
      <style:text-properties fo:font-size="9pt" fo:language="es" fo:country="ES"/>
    </style:style>
    <style:style style:family="text" style:name="T2500">
      <style:text-properties fo:font-size="9pt" fo:language="es" fo:country="ES"/>
    </style:style>
    <style:style style:parent-style-name="1342" style:list-style-name="WWNum33" style:family="paragraph" style:name="P67">
      <style:text-properties/>
      <style:paragraph-properties fo:text-align="left"/>
    </style:style>
    <style:style style:family="text" style:name="T2501">
      <style:text-properties fo:language="es" fo:country="ES" fo:font-weight="bold"/>
    </style:style>
    <style:style style:family="text" style:name="T2502">
      <style:text-properties fo:font-size="8pt" fo:language="es" fo:country="ES"/>
    </style:style>
    <style:style style:family="text" style:name="T2503">
      <style:text-properties fo:font-size="8pt" fo:language="es" fo:country="ES"/>
    </style:style>
    <style:style style:family="text" style:name="T2504">
      <style:text-properties fo:font-size="9pt" fo:language="es" fo:country="ES"/>
    </style:style>
    <style:style style:family="text" style:name="T2505">
      <style:text-properties fo:language="es" fo:country="ES"/>
    </style:style>
    <style:style style:parent-style-name="1342" style:list-style-name="WWNum33" style:family="paragraph" style:name="P68">
      <style:text-properties/>
      <style:paragraph-properties fo:text-align="left"/>
    </style:style>
    <style:style style:family="text" style:name="T2506">
      <style:text-properties fo:language="es" fo:country="ES" fo:font-weight="bold"/>
    </style:style>
    <style:style style:family="text" style:name="T2507">
      <style:text-properties fo:language="es" fo:country="ES"/>
    </style:style>
    <style:style style:family="text" style:name="T2508">
      <style:text-properties fo:font-size="8pt" fo:language="es" fo:country="ES"/>
    </style:style>
    <style:style style:family="text" style:name="T2509">
      <style:text-properties fo:font-size="9pt" fo:language="es" fo:country="ES"/>
    </style:style>
    <style:style style:family="text" style:name="T2510">
      <style:text-properties fo:font-size="9pt" fo:language="es" fo:country="ES"/>
    </style:style>
    <style:style style:family="text" style:name="T2511">
      <style:text-properties fo:language="es" fo:country="ES"/>
    </style:style>
    <style:style style:parent-style-name="1342" style:list-style-name="WWNum33" style:family="paragraph" style:name="P69">
      <style:text-properties/>
      <style:paragraph-properties fo:text-align="left"/>
    </style:style>
    <style:style style:family="text" style:name="T2512">
      <style:text-properties fo:font-size="9pt" fo:language="es" fo:country="ES"/>
    </style:style>
    <style:style style:family="text" style:name="T2513">
      <style:text-properties fo:font-size="11pt" fo:language="es" fo:country="ES" fo:font-weight="bold"/>
    </style:style>
    <style:style style:family="text" style:name="T2514">
      <style:text-properties fo:font-size="9pt" fo:language="es" fo:country="ES"/>
    </style:style>
    <style:style style:family="text" style:name="T2515">
      <style:text-properties fo:font-size="8pt" fo:language="es" fo:country="ES"/>
    </style:style>
    <style:style style:family="text" style:name="T2516">
      <style:text-properties fo:font-size="9pt" fo:language="es" fo:country="ES"/>
    </style:style>
    <style:style style:family="text" style:name="T2517">
      <style:text-properties fo:font-size="9pt" fo:language="es" fo:country="ES"/>
    </style:style>
    <style:style style:family="text" style:name="T2518">
      <style:text-properties fo:font-size="9pt" fo:language="es" fo:country="ES"/>
    </style:style>
    <style:style style:parent-style-name="1342" style:list-style-name="WWNum227" style:family="paragraph" style:name="P70">
      <style:text-properties/>
      <style:paragraph-properties fo:text-align="left"/>
    </style:style>
    <style:style style:family="text" style:name="T2519">
      <style:text-properties fo:font-size="11pt" fo:language="es" fo:country="ES" fo:font-weight="bold"/>
    </style:style>
    <style:style style:family="text" style:name="T2520">
      <style:text-properties fo:font-size="9pt" fo:language="es" fo:country="ES"/>
    </style:style>
    <style:style style:family="text" style:name="T2521">
      <style:text-properties fo:font-size="8pt" fo:language="es" fo:country="ES"/>
    </style:style>
    <style:style style:family="text" style:name="T2522">
      <style:text-properties fo:language="es" fo:country="ES"/>
    </style:style>
    <style:style style:family="text" style:name="T2523">
      <style:text-properties fo:font-size="9pt" fo:language="es" fo:country="ES"/>
    </style:style>
    <style:style style:family="text" style:name="T2524">
      <style:text-properties fo:font-size="9pt" fo:language="es" fo:country="ES"/>
    </style:style>
    <style:style style:parent-style-name="1342" style:list-style-name="WWNum227" style:family="paragraph" style:name="P71">
      <style:text-properties/>
      <style:paragraph-properties fo:text-align="left"/>
    </style:style>
    <style:style style:family="text" style:name="T2525">
      <style:text-properties fo:font-size="11pt" fo:language="es" fo:country="ES" fo:font-weight="bold"/>
    </style:style>
    <style:style style:family="text" style:name="T2526">
      <style:text-properties fo:font-size="9pt" fo:language="es" fo:country="ES"/>
    </style:style>
    <style:style style:family="text" style:name="T2527">
      <style:text-properties fo:font-size="8pt" fo:language="es" fo:country="ES"/>
    </style:style>
    <style:style style:family="text" style:name="T2528">
      <style:text-properties fo:language="es" fo:country="ES"/>
    </style:style>
    <style:style style:family="text" style:name="T2529">
      <style:text-properties fo:font-size="9pt" fo:language="es" fo:country="ES"/>
    </style:style>
    <style:style style:family="text" style:name="T2530">
      <style:text-properties fo:font-size="9pt" fo:language="es" fo:country="ES"/>
    </style:style>
    <style:style style:parent-style-name="1342" style:family="paragraph" style:name="P72">
      <style:text-properties/>
      <style:paragraph-properties fo:text-align="left"/>
    </style:style>
    <style:style style:family="text" style:name="T2531">
      <style:text-properties fo:font-size="9pt" fo:language="es" fo:country="ES"/>
    </style:style>
    <style:style style:family="text" style:name="T2532">
      <style:text-properties fo:font-size="9pt" fo:language="es" fo:country="ES"/>
    </style:style>
    <style:style style:parent-style-name="1342" style:list-style-name="WWNum227" style:family="paragraph" style:name="P73">
      <style:text-properties/>
      <style:paragraph-properties fo:text-align="left"/>
    </style:style>
    <style:style style:family="text" style:name="T2533">
      <style:text-properties fo:font-size="11pt" fo:language="es" fo:country="ES" fo:font-weight="bold"/>
    </style:style>
    <style:style style:family="text" style:name="T2534">
      <style:text-properties fo:font-size="8pt" fo:language="es" fo:country="ES"/>
    </style:style>
    <style:style style:family="text" style:name="T2535">
      <style:text-properties fo:language="es" fo:country="ES"/>
    </style:style>
    <style:style style:family="text" style:name="T2536">
      <style:text-properties fo:font-size="9pt" fo:language="es" fo:country="ES"/>
    </style:style>
    <style:style style:family="text" style:name="T2537">
      <style:text-properties fo:font-size="9pt" fo:language="es" fo:country="ES"/>
    </style:style>
    <style:style style:parent-style-name="1342" style:list-style-name="WWNum227" style:family="paragraph" style:name="P74">
      <style:text-properties/>
      <style:paragraph-properties fo:text-align="left"/>
    </style:style>
    <style:style style:family="text" style:name="T2538">
      <style:text-properties fo:font-size="11pt" fo:language="es" fo:country="ES" fo:font-weight="bold"/>
    </style:style>
    <style:style style:family="text" style:name="T2539">
      <style:text-properties fo:font-size="8pt" fo:language="es" fo:country="ES"/>
    </style:style>
    <style:style style:family="text" style:name="T2540">
      <style:text-properties fo:language="es" fo:country="ES"/>
    </style:style>
    <style:style style:family="text" style:name="T2541">
      <style:text-properties fo:font-size="9pt" fo:language="es" fo:country="ES"/>
    </style:style>
    <style:style style:family="text" style:name="T2542">
      <style:text-properties fo:font-size="9pt" fo:language="es" fo:country="ES"/>
    </style:style>
    <style:style style:parent-style-name="1342" style:list-style-name="WWNum227" style:family="paragraph" style:name="P75">
      <style:text-properties/>
      <style:paragraph-properties fo:text-align="left"/>
    </style:style>
    <style:style style:family="text" style:name="T2543">
      <style:text-properties fo:font-size="11pt" fo:language="es" fo:country="ES" fo:font-weight="bold"/>
    </style:style>
    <style:style style:family="text" style:name="T2544">
      <style:text-properties fo:font-size="9pt" fo:language="es" fo:country="ES"/>
    </style:style>
    <style:style style:family="text" style:name="T2545">
      <style:text-properties fo:font-size="8pt" fo:language="es" fo:country="ES"/>
    </style:style>
    <style:style style:family="text" style:name="T2546">
      <style:text-properties fo:language="es" fo:country="ES"/>
    </style:style>
    <style:style style:family="text" style:name="T2547">
      <style:text-properties fo:font-size="9pt" fo:language="es" fo:country="ES"/>
    </style:style>
    <style:style style:family="text" style:name="T2548">
      <style:text-properties fo:font-size="9pt" fo:language="es" fo:country="ES"/>
    </style:style>
    <style:style style:parent-style-name="1342" style:list-style-name="WWNum33" style:family="paragraph" style:name="P76">
      <style:text-properties/>
      <style:paragraph-properties fo:text-align="left"/>
    </style:style>
    <style:style style:family="text" style:name="T2549">
      <style:text-properties fo:font-size="11pt" fo:language="es" fo:country="ES" fo:font-weight="bold"/>
    </style:style>
    <style:style style:family="text" style:name="T2550">
      <style:text-properties fo:font-size="8pt" fo:language="es" fo:country="ES"/>
    </style:style>
    <style:style style:family="text" style:name="T2551">
      <style:text-properties fo:language="es" fo:country="ES"/>
    </style:style>
    <style:style style:family="text" style:name="T2552">
      <style:text-properties fo:font-size="9pt" fo:language="es" fo:country="ES"/>
    </style:style>
    <style:style style:family="text" style:name="T2553">
      <style:text-properties fo:font-size="9pt" fo:language="es" fo:country="ES"/>
    </style:style>
    <style:style style:family="text" style:name="T2554">
      <style:text-properties fo:font-size="9pt" fo:language="es" fo:country="ES"/>
    </style:style>
    <style:style style:family="paragraph" style:name="P77">
      <style:text-properties/>
      <style:paragraph-properties fo:text-align="left" fo:margin-left="0cm" fo:text-indent="0cm"/>
    </style:style>
    <style:style style:family="text" style:name="T2555">
      <style:text-properties fo:font-size="9pt" fo:language="es" fo:country="ES"/>
    </style:style>
    <style:style style:family="text" style:name="T2556">
      <style:text-properties fo:font-size="9pt" fo:language="es" fo:country="ES"/>
    </style:style>
    <style:style style:family="paragraph" style:name="P78">
      <style:text-properties/>
      <style:paragraph-properties/>
    </style:style>
    <style:style style:family="text" style:name="T2557">
      <style:text-properties fo:font-size="3pt" fo:language="es" fo:country="ES"/>
    </style:style>
    <style:style style:family="text" style:name="T2558">
      <style:text-properties fo:language="es" fo:country="ES"/>
    </style:style>
    <style:style style:family="paragraph" style:name="P79">
      <style:text-properties/>
      <style:paragraph-properties/>
    </style:style>
    <style:style style:family="text" style:name="T2559">
      <style:text-properties fo:language="es" fo:country="ES" fo:font-weight="bold"/>
    </style:style>
    <style:style style:family="text" style:name="T2560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23" style:family="paragraph" style:name="P80">
      <style:text-properties/>
      <style:paragraph-properties/>
    </style:style>
    <style:style style:family="text" style:name="T2561">
      <style:text-properties fo:language="es" fo:country="ES" fo:font-weight="bold"/>
    </style:style>
    <style:style style:family="text" style:name="T2562">
      <style:text-properties fo:font-size="8pt" fo:language="es" fo:country="ES"/>
    </style:style>
    <style:style style:family="text" style:name="T2563">
      <style:text-properties fo:language="es" fo:country="ES"/>
    </style:style>
    <style:style style:family="text" style:name="T2564">
      <style:text-properties fo:font-size="9pt" fo:language="es" fo:country="ES"/>
    </style:style>
    <style:style style:family="text" style:name="T2565">
      <style:text-properties fo:language="es" fo:country="ES"/>
    </style:style>
    <style:style style:parent-style-name="1342" style:list-style-name="WWNum23" style:family="paragraph" style:name="P81">
      <style:text-properties/>
      <style:paragraph-properties/>
    </style:style>
    <style:style style:family="text" style:name="T2566">
      <style:text-properties fo:language="es" fo:country="ES" fo:font-weight="bold"/>
    </style:style>
    <style:style style:family="text" style:name="T2567">
      <style:text-properties fo:language="es" fo:country="ES" fo:font-weight="bold"/>
    </style:style>
    <style:style style:family="text" style:name="T2568">
      <style:text-properties fo:font-size="8pt" fo:language="es" fo:country="ES"/>
    </style:style>
    <style:style style:family="text" style:name="T2569">
      <style:text-properties fo:language="es" fo:country="ES"/>
    </style:style>
    <style:style style:family="text" style:name="T2570">
      <style:text-properties fo:font-size="9pt" fo:language="es" fo:country="ES"/>
    </style:style>
    <style:style style:family="text" style:name="T2571">
      <style:text-properties fo:language="es" fo:country="ES"/>
    </style:style>
    <style:style style:parent-style-name="1342" style:list-style-name="WWNum23" style:family="paragraph" style:name="P82">
      <style:text-properties/>
      <style:paragraph-properties/>
    </style:style>
    <style:style style:family="text" style:name="T2572">
      <style:text-properties fo:language="es" fo:country="ES" fo:font-weight="bold"/>
    </style:style>
    <style:style style:family="text" style:name="T2573">
      <style:text-properties fo:font-size="8pt" fo:language="es" fo:country="ES"/>
    </style:style>
    <style:style style:family="text" style:name="T2574">
      <style:text-properties fo:language="es" fo:country="ES"/>
    </style:style>
    <style:style style:family="text" style:name="T2575">
      <style:text-properties fo:font-size="9pt" fo:language="es" fo:country="ES"/>
    </style:style>
    <style:style style:family="text" style:name="T2576">
      <style:text-properties fo:language="es" fo:country="ES"/>
    </style:style>
    <style:style style:parent-style-name="1342" style:list-style-name="WWNum23" style:family="paragraph" style:name="P83">
      <style:text-properties/>
      <style:paragraph-properties/>
    </style:style>
    <style:style style:family="text" style:name="T2577">
      <style:text-properties fo:language="es" fo:country="ES" fo:font-weight="bold"/>
    </style:style>
    <style:style style:family="text" style:name="T2578">
      <style:text-properties fo:font-size="8pt" fo:language="es" fo:country="ES"/>
    </style:style>
    <style:style style:family="text" style:name="T2579">
      <style:text-properties fo:font-size="8pt" fo:language="es" fo:country="ES"/>
    </style:style>
    <style:style style:family="text" style:name="T2580">
      <style:text-properties fo:font-size="9pt" fo:language="es" fo:country="ES"/>
    </style:style>
    <style:style style:family="text" style:name="T2581">
      <style:text-properties fo:language="es" fo:country="ES"/>
    </style:style>
    <style:style style:parent-style-name="1342" style:list-style-name="WWNum23" style:family="paragraph" style:name="P84">
      <style:text-properties/>
      <style:paragraph-properties/>
    </style:style>
    <style:style style:family="text" style:name="T2582">
      <style:text-properties fo:language="es" fo:country="ES" fo:font-weight="bold"/>
    </style:style>
    <style:style style:family="text" style:name="T2583">
      <style:text-properties fo:font-size="8pt" fo:language="es" fo:country="ES"/>
    </style:style>
    <style:style style:family="text" style:name="T2584">
      <style:text-properties fo:language="es" fo:country="ES"/>
    </style:style>
    <style:style style:family="text" style:name="T2585">
      <style:text-properties fo:font-size="9pt" fo:language="es" fo:country="ES"/>
    </style:style>
    <style:style style:family="text" style:name="T2586">
      <style:text-properties fo:language="es" fo:country="ES"/>
    </style:style>
    <style:style style:parent-style-name="1342" style:list-style-name="WWNum23" style:family="paragraph" style:name="P85">
      <style:text-properties/>
      <style:paragraph-properties/>
    </style:style>
    <style:style style:family="text" style:name="T2587">
      <style:text-properties fo:language="es" fo:country="ES" fo:font-weight="bold"/>
    </style:style>
    <style:style style:family="text" style:name="T2588">
      <style:text-properties fo:font-size="8pt" fo:language="es" fo:country="ES"/>
    </style:style>
    <style:style style:family="text" style:name="T2589">
      <style:text-properties fo:language="es" fo:country="ES"/>
    </style:style>
    <style:style style:family="text" style:name="T2590">
      <style:text-properties fo:font-size="9pt" fo:language="es" fo:country="ES"/>
    </style:style>
    <style:style style:family="text" style:name="T2591">
      <style:text-properties fo:language="es" fo:country="ES"/>
    </style:style>
    <style:style style:parent-style-name="1342" style:list-style-name="WWNum142" style:family="paragraph" style:name="P86">
      <style:text-properties/>
      <style:paragraph-properties fo:text-align="left"/>
    </style:style>
    <style:style style:family="text" style:name="T2592">
      <style:text-properties fo:language="es" fo:country="ES"/>
    </style:style>
    <style:style style:family="text" style:name="T2593">
      <style:text-properties fo:language="es" fo:country="ES" fo:font-weight="bold"/>
    </style:style>
    <style:style style:family="text" style:name="T2594">
      <style:text-properties fo:language="es" fo:country="ES"/>
    </style:style>
    <style:style style:family="text" style:name="T2595">
      <style:text-properties fo:font-size="8pt" fo:language="es" fo:country="ES"/>
    </style:style>
    <style:style style:family="text" style:name="T2596">
      <style:text-properties fo:language="es" fo:country="ES"/>
    </style:style>
    <style:style style:family="text" style:name="T2597">
      <style:text-properties fo:font-size="9pt" fo:language="es" fo:country="ES"/>
    </style:style>
    <style:style style:family="text" style:name="T2598">
      <style:text-properties fo:language="es" fo:country="ES"/>
    </style:style>
    <style:style style:family="paragraph" style:name="P87">
      <style:text-properties/>
      <style:paragraph-properties fo:text-align="center" fo:margin-left="0cm" fo:text-indent="0cm"/>
    </style:style>
    <style:style style:family="text" style:name="T2599">
      <style:text-properties fo:font-size="9pt" fo:language="es" fo:country="ES"/>
    </style:style>
    <style:style style:family="text" style:name="T2600">
      <style:text-properties fo:language="es" fo:country="ES"/>
    </style:style>
    <style:style style:parent-style-name="1342" style:list-style-name="WWNum167" style:family="paragraph" style:name="P88">
      <style:text-properties/>
      <style:paragraph-properties/>
    </style:style>
    <style:style style:family="text" style:name="T2601">
      <style:text-properties fo:language="es" fo:country="ES" fo:font-weight="bold"/>
    </style:style>
    <style:style style:family="text" style:name="T2602">
      <style:text-properties fo:language="es" fo:country="ES" fo:font-weight="bold"/>
    </style:style>
    <style:style style:family="text" style:name="T2603">
      <style:text-properties fo:font-size="8pt" fo:language="es" fo:country="ES"/>
    </style:style>
    <style:style style:family="text" style:name="T2604">
      <style:text-properties fo:language="es" fo:country="ES"/>
    </style:style>
    <style:style style:family="text" style:name="T2605">
      <style:text-properties fo:font-size="9pt" fo:language="es" fo:country="ES"/>
    </style:style>
    <style:style style:family="text" style:name="T2606">
      <style:text-properties fo:language="es" fo:country="ES"/>
    </style:style>
    <style:style style:parent-style-name="1342" style:list-style-name="WWNum170" style:family="paragraph" style:name="P89">
      <style:text-properties/>
      <style:paragraph-properties/>
    </style:style>
    <style:style style:family="text" style:name="T2607">
      <style:text-properties fo:font-size="9pt" fo:language="es" fo:country="ES"/>
    </style:style>
    <style:style style:family="text" style:name="T2608">
      <style:text-properties fo:font-size="11pt" fo:language="es" fo:country="ES" fo:font-weight="bold"/>
    </style:style>
    <style:style style:family="text" style:name="T2609">
      <style:text-properties fo:font-size="9pt" fo:language="es" fo:country="ES"/>
    </style:style>
    <style:style style:family="text" style:name="T2610">
      <style:text-properties fo:font-size="8pt" fo:language="es" fo:country="ES"/>
    </style:style>
    <style:style style:family="text" style:name="T2611">
      <style:text-properties fo:font-size="9pt" fo:language="es" fo:country="ES"/>
    </style:style>
    <style:style style:family="text" style:name="T2612">
      <style:text-properties fo:font-size="9pt"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2613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23" style:family="paragraph" style:name="P91">
      <style:text-properties/>
      <style:paragraph-properties fo:text-align="left"/>
    </style:style>
    <style:style style:family="text" style:name="T2614">
      <style:text-properties fo:language="es" fo:country="ES" fo:font-weight="bold"/>
    </style:style>
    <style:style style:family="text" style:name="T2615">
      <style:text-properties fo:language="es" fo:country="ES"/>
    </style:style>
    <style:style style:family="text" style:name="T2616">
      <style:text-properties fo:font-size="8pt" fo:language="es" fo:country="ES"/>
    </style:style>
    <style:style style:family="text" style:name="T2617">
      <style:text-properties fo:language="es" fo:country="ES"/>
    </style:style>
    <style:style style:family="text" style:name="T2618">
      <style:text-properties fo:font-size="9pt" fo:language="es" fo:country="ES"/>
    </style:style>
    <style:style style:family="text" style:name="T2619">
      <style:text-properties fo:language="es" fo:country="ES"/>
    </style:style>
    <style:style style:parent-style-name="1342" style:list-style-name="WWNum23" style:family="paragraph" style:name="P92">
      <style:text-properties/>
      <style:paragraph-properties fo:text-align="left"/>
    </style:style>
    <style:style style:family="text" style:name="T2620">
      <style:text-properties fo:language="es" fo:country="ES" fo:font-weight="bold"/>
    </style:style>
    <style:style style:family="text" style:name="T2621">
      <style:text-properties fo:language="es" fo:country="ES"/>
    </style:style>
    <style:style style:family="text" style:name="T2622">
      <style:text-properties fo:font-size="8pt" fo:language="es" fo:country="ES"/>
    </style:style>
    <style:style style:family="text" style:name="T2623">
      <style:text-properties fo:language="es" fo:country="ES"/>
    </style:style>
    <style:style style:family="text" style:name="T2624">
      <style:text-properties fo:font-size="9pt" fo:language="es" fo:country="ES"/>
    </style:style>
    <style:style style:family="text" style:name="T2625">
      <style:text-properties fo:language="es" fo:country="ES"/>
    </style:style>
    <style:style style:parent-style-name="1342" style:list-style-name="WWNum23" style:family="paragraph" style:name="P93">
      <style:text-properties/>
      <style:paragraph-properties fo:text-align="left"/>
    </style:style>
    <style:style style:family="text" style:name="T2626">
      <style:text-properties fo:language="es" fo:country="ES" fo:font-weight="bold"/>
    </style:style>
    <style:style style:family="text" style:name="T2627">
      <style:text-properties fo:language="es" fo:country="ES"/>
    </style:style>
    <style:style style:family="text" style:name="T2628">
      <style:text-properties fo:font-size="8pt" fo:language="es" fo:country="ES"/>
    </style:style>
    <style:style style:family="text" style:name="T2629">
      <style:text-properties fo:language="es" fo:country="ES"/>
    </style:style>
    <style:style style:family="text" style:name="T2630">
      <style:text-properties fo:font-size="9pt" fo:language="es" fo:country="ES"/>
    </style:style>
    <style:style style:family="text" style:name="T2631">
      <style:text-properties fo:language="es" fo:country="ES"/>
    </style:style>
    <style:style style:parent-style-name="1342" style:list-style-name="WWNum110" style:family="paragraph" style:name="P94">
      <style:text-properties/>
      <style:paragraph-properties/>
    </style:style>
    <style:style style:family="text" style:name="T2632">
      <style:text-properties fo:language="es" fo:country="ES" fo:font-weight="bold"/>
    </style:style>
    <style:style style:family="text" style:name="T2633">
      <style:text-properties fo:language="es" fo:country="ES"/>
    </style:style>
    <style:style style:family="text" style:name="T2634">
      <style:text-properties fo:font-size="8pt" fo:language="es" fo:country="ES"/>
    </style:style>
    <style:style style:family="text" style:name="T2635">
      <style:text-properties fo:language="es" fo:country="ES"/>
    </style:style>
    <style:style style:family="text" style:name="T2636">
      <style:text-properties fo:font-size="9pt" fo:language="es" fo:country="ES"/>
    </style:style>
    <style:style style:family="text" style:name="T2637">
      <style:text-properties fo:language="es" fo:country="ES"/>
    </style:style>
    <style:style style:family="paragraph" style:name="P95">
      <style:text-properties/>
      <style:paragraph-properties fo:text-align="center" fo:margin-left="0cm" fo:text-indent="0cm"/>
    </style:style>
    <style:style style:family="text" style:name="T2638">
      <style:text-properties fo:font-size="9pt" fo:language="es" fo:country="ES"/>
    </style:style>
    <style:style style:family="text" style:name="T2639">
      <style:text-properties fo:font-size="9pt" fo:language="es" fo:country="ES"/>
    </style:style>
    <style:style style:parent-style-name="1342" style:list-style-name="WWNum137" style:family="paragraph" style:name="P96">
      <style:text-properties/>
      <style:paragraph-properties fo:text-align="left"/>
    </style:style>
    <style:style style:family="text" style:name="T2640">
      <style:text-properties fo:language="es" fo:country="ES" fo:font-weight="bold"/>
    </style:style>
    <style:style style:family="text" style:name="T2641">
      <style:text-properties fo:font-size="8pt" fo:language="es" fo:country="ES"/>
    </style:style>
    <style:style style:family="text" style:name="T2642">
      <style:text-properties fo:language="es" fo:country="ES"/>
    </style:style>
    <style:style style:family="text" style:name="T2643">
      <style:text-properties fo:font-size="9pt" fo:language="es" fo:country="ES"/>
    </style:style>
    <style:style style:family="text" style:name="T2644">
      <style:text-properties fo:language="es" fo:country="ES"/>
    </style:style>
    <style:style style:parent-style-name="1342" style:list-style-name="WWNum137" style:family="paragraph" style:name="P97">
      <style:text-properties/>
      <style:paragraph-properties fo:text-align="left"/>
    </style:style>
    <style:style style:family="text" style:name="T2645">
      <style:text-properties fo:language="es" fo:country="ES" fo:font-weight="bold"/>
    </style:style>
    <style:style style:family="text" style:name="T2646">
      <style:text-properties fo:font-size="8pt" fo:language="es" fo:country="ES"/>
    </style:style>
    <style:style style:family="text" style:name="T2647">
      <style:text-properties fo:language="es" fo:country="ES"/>
    </style:style>
    <style:style style:family="text" style:name="T2648">
      <style:text-properties fo:font-size="9pt" fo:language="es" fo:country="ES"/>
    </style:style>
    <style:style style:family="text" style:name="T2649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23" style:family="paragraph" style:name="P98">
      <style:text-properties/>
      <style:paragraph-properties fo:text-align="left"/>
    </style:style>
    <style:style style:family="text" style:name="T2650">
      <style:text-properties fo:language="es" fo:country="ES" fo:font-weight="bold"/>
    </style:style>
    <style:style style:family="text" style:name="T2651">
      <style:text-properties fo:font-size="8pt" fo:language="es" fo:country="ES"/>
    </style:style>
    <style:style style:family="text" style:name="T2652">
      <style:text-properties fo:language="es" fo:country="ES"/>
    </style:style>
    <style:style style:family="text" style:name="T2653">
      <style:text-properties fo:font-size="9pt" fo:language="es" fo:country="ES"/>
    </style:style>
    <style:style style:family="text" style:name="T2654">
      <style:text-properties fo:language="es" fo:country="ES"/>
    </style:style>
    <style:style style:parent-style-name="1342" style:list-style-name="WWNum23" style:family="paragraph" style:name="P99">
      <style:text-properties/>
      <style:paragraph-properties fo:text-align="left"/>
    </style:style>
    <style:style style:family="text" style:name="T2655">
      <style:text-properties fo:language="es" fo:country="ES" fo:font-weight="bold"/>
    </style:style>
    <style:style style:family="text" style:name="T2656">
      <style:text-properties fo:language="es" fo:country="ES"/>
    </style:style>
    <style:style style:family="text" style:name="T2657">
      <style:text-properties fo:font-size="8pt" fo:language="es" fo:country="ES"/>
    </style:style>
    <style:style style:family="text" style:name="T2658">
      <style:text-properties fo:language="es" fo:country="ES"/>
    </style:style>
    <style:style style:family="text" style:name="T2659">
      <style:text-properties fo:font-size="9pt" fo:language="es" fo:country="ES"/>
    </style:style>
    <style:style style:family="text" style:name="T2660">
      <style:text-properties fo:language="es" fo:country="ES"/>
    </style:style>
    <style:style style:family="paragraph" style:name="P100">
      <style:text-properties/>
      <style:paragraph-properties fo:text-align="center" fo:margin-left="0cm" fo:text-indent="0cm"/>
    </style:style>
    <style:style style:family="text" style:name="T2661">
      <style:text-properties fo:font-size="9pt" fo:language="es" fo:country="ES"/>
    </style:style>
    <style:style style:family="text" style:name="T2662">
      <style:text-properties fo:font-size="9pt" fo:language="es" fo:country="ES"/>
    </style:style>
    <style:style style:parent-style-name="1342" style:list-style-name="WWNum121" style:family="paragraph" style:name="P101">
      <style:text-properties/>
      <style:paragraph-properties fo:text-align="left"/>
    </style:style>
    <style:style style:family="text" style:name="T2663">
      <style:text-properties fo:font-size="11pt" fo:language="es" fo:country="ES" fo:font-weight="bold"/>
    </style:style>
    <style:style style:family="text" style:name="T2664">
      <style:text-properties fo:font-size="9pt" fo:language="es" fo:country="ES"/>
    </style:style>
    <style:style style:family="text" style:name="T2665">
      <style:text-properties fo:font-size="8pt" fo:language="es" fo:country="ES"/>
    </style:style>
    <style:style style:family="text" style:name="T2666">
      <style:text-properties fo:font-size="9pt" fo:language="es" fo:country="ES"/>
    </style:style>
    <style:style style:family="text" style:name="T2667">
      <style:text-properties fo:language="es" fo:country="ES"/>
    </style:style>
    <style:style style:parent-style-name="1342" style:list-style-name="WWNum121" style:family="paragraph" style:name="P102">
      <style:text-properties/>
      <style:paragraph-properties fo:text-align="left"/>
    </style:style>
    <style:style style:family="text" style:name="T2668">
      <style:text-properties fo:font-size="11pt" fo:language="es" fo:country="ES" fo:font-weight="bold"/>
    </style:style>
    <style:style style:family="text" style:name="T2669">
      <style:text-properties fo:font-size="8pt" fo:language="es" fo:country="ES"/>
    </style:style>
    <style:style style:family="text" style:name="T2670">
      <style:text-properties fo:font-size="9pt" fo:language="es" fo:country="ES"/>
    </style:style>
    <style:style style:family="text" style:name="T2671">
      <style:text-properties fo:font-size="9pt" fo:language="es" fo:country="ES"/>
    </style:style>
    <style:style style:parent-style-name="1342" style:list-style-name="WWNum115" style:family="paragraph" style:name="P103">
      <style:text-properties/>
      <style:paragraph-properties fo:text-align="left"/>
    </style:style>
    <style:style style:family="text" style:name="T2672">
      <style:text-properties fo:font-size="11pt" fo:language="es" fo:country="ES" fo:font-weight="bold"/>
    </style:style>
    <style:style style:family="text" style:name="T2673">
      <style:text-properties fo:font-size="8pt" fo:language="es" fo:country="ES"/>
    </style:style>
    <style:style style:family="text" style:name="T2674">
      <style:text-properties fo:font-size="9pt" fo:language="es" fo:country="ES"/>
    </style:style>
    <style:style style:family="text" style:name="T2675">
      <style:text-properties fo:language="es" fo:country="ES"/>
    </style:style>
    <style:style style:parent-style-name="1342" style:list-style-name="WWNum143" style:family="paragraph" style:name="P104">
      <style:text-properties/>
      <style:paragraph-properties fo:text-align="left"/>
    </style:style>
    <style:style style:family="text" style:name="T2676">
      <style:text-properties fo:font-size="11pt" fo:language="es" fo:country="ES" fo:font-weight="bold"/>
    </style:style>
    <style:style style:family="text" style:name="T2677">
      <style:text-properties fo:font-size="8pt" fo:language="es" fo:country="ES"/>
    </style:style>
    <style:style style:family="text" style:name="T2678">
      <style:text-properties fo:font-size="9pt" fo:language="es" fo:country="ES"/>
    </style:style>
    <style:style style:family="text" style:name="T2679">
      <style:text-properties fo:font-size="9pt" fo:language="es" fo:country="ES"/>
    </style:style>
    <style:style style:family="text" style:name="T2680">
      <style:text-properties fo:font-size="11pt" fo:language="es" fo:country="ES" fo:font-weight="bold"/>
    </style:style>
    <style:style style:family="text" style:name="T2681">
      <style:text-properties fo:font-size="9pt" fo:language="es" fo:country="ES"/>
    </style:style>
    <style:style style:family="text" style:name="T2682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2683">
      <style:text-properties fo:font-size="9pt" fo:language="es" fo:country="ES"/>
    </style:style>
    <style:style style:family="text" style:name="T2684">
      <style:text-properties fo:font-size="9pt" fo:language="es" fo:country="ES"/>
    </style:style>
    <style:style style:family="paragraph" style:name="P106">
      <style:text-properties/>
      <style:paragraph-properties fo:text-align="left" fo:margin-left="0cm" fo:text-indent="0cm"/>
    </style:style>
    <style:style style:family="text" style:name="T2685">
      <style:text-properties fo:font-size="9pt" fo:language="es" fo:country="ES"/>
    </style:style>
    <style:style style:family="text" style:name="T2686">
      <style:text-properties fo:font-size="9pt" fo:language="es" fo:country="ES"/>
    </style:style>
    <style:style style:family="paragraph" style:name="P107">
      <style:text-properties/>
      <style:paragraph-properties/>
    </style:style>
    <style:style style:family="text" style:name="T2687">
      <style:text-properties fo:font-size="3pt" fo:language="es" fo:country="ES" fo:font-weight="bold"/>
    </style:style>
    <style:style style:family="text" style:name="T2688">
      <style:text-properties fo:language="es" fo:country="ES"/>
    </style:style>
    <style:style style:family="paragraph" style:name="P108">
      <style:text-properties/>
      <style:paragraph-properties/>
    </style:style>
    <style:style style:family="text" style:name="T2689">
      <style:text-properties fo:language="es" fo:country="ES" fo:font-weight="bold"/>
    </style:style>
    <style:style style:family="text" style:name="T2690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3" style:family="paragraph" style:name="P109">
      <style:text-properties/>
      <style:paragraph-properties fo:text-align="left"/>
    </style:style>
    <style:style style:family="text" style:name="T2691">
      <style:text-properties fo:font-size="11pt" fo:language="es" fo:country="ES" fo:font-weight="bold"/>
    </style:style>
    <style:style style:family="text" style:name="T2692">
      <style:text-properties fo:font-size="9pt" fo:language="es" fo:country="ES" fo:font-weight="bold"/>
    </style:style>
    <style:style style:family="text" style:name="T2693">
      <style:text-properties fo:font-size="8pt" fo:language="es" fo:country="ES"/>
    </style:style>
    <style:style style:family="text" style:name="T2694">
      <style:text-properties fo:language="es" fo:country="ES"/>
    </style:style>
    <style:style style:family="text" style:name="T2695">
      <style:text-properties fo:font-size="9pt" fo:language="es" fo:country="ES"/>
    </style:style>
    <style:style style:family="text" style:name="T2696">
      <style:text-properties fo:language="es" fo:country="ES"/>
    </style:style>
    <style:style style:parent-style-name="1342" style:list-style-name="WWNum5" style:family="paragraph" style:name="P110">
      <style:text-properties/>
      <style:paragraph-properties fo:text-align="left"/>
    </style:style>
    <style:style style:family="text" style:name="T2697">
      <style:text-properties fo:font-size="11pt" fo:language="es" fo:country="ES" fo:font-weight="bold"/>
    </style:style>
    <style:style style:family="text" style:name="T2698">
      <style:text-properties fo:font-size="9pt" fo:language="es" fo:country="ES" fo:font-weight="bold"/>
    </style:style>
    <style:style style:family="text" style:name="T2699">
      <style:text-properties fo:font-size="8pt" fo:language="es" fo:country="ES"/>
    </style:style>
    <style:style style:family="text" style:name="T2700">
      <style:text-properties fo:language="es" fo:country="ES"/>
    </style:style>
    <style:style style:family="text" style:name="T2701">
      <style:text-properties fo:font-size="9pt" fo:language="es" fo:country="ES"/>
    </style:style>
    <style:style style:family="text" style:name="T2702">
      <style:text-properties fo:language="es" fo:country="ES"/>
    </style:style>
    <style:style style:parent-style-name="1342" style:list-style-name="WWNum5" style:family="paragraph" style:name="P111">
      <style:text-properties/>
      <style:paragraph-properties fo:text-align="left"/>
    </style:style>
    <style:style style:family="text" style:name="T2703">
      <style:text-properties fo:font-size="11pt" fo:language="es" fo:country="ES" fo:font-weight="bold"/>
    </style:style>
    <style:style style:family="text" style:name="T2704">
      <style:text-properties fo:font-size="9pt" fo:language="es" fo:country="ES"/>
    </style:style>
    <style:style style:family="text" style:name="T2705">
      <style:text-properties fo:font-size="8pt" fo:language="es" fo:country="ES"/>
    </style:style>
    <style:style style:family="text" style:name="T2706">
      <style:text-properties fo:language="es" fo:country="ES"/>
    </style:style>
    <style:style style:family="text" style:name="T2707">
      <style:text-properties fo:font-size="9pt" fo:language="es" fo:country="ES"/>
    </style:style>
    <style:style style:family="text" style:name="T2708">
      <style:text-properties fo:language="es" fo:country="ES"/>
    </style:style>
    <style:style style:parent-style-name="1342" style:list-style-name="WWNum5" style:family="paragraph" style:name="P112">
      <style:text-properties/>
      <style:paragraph-properties fo:text-align="left"/>
    </style:style>
    <style:style style:family="text" style:name="T2709">
      <style:text-properties fo:font-size="11pt" fo:language="es" fo:country="ES" fo:font-weight="bold"/>
    </style:style>
    <style:style style:family="text" style:name="T2710">
      <style:text-properties fo:font-size="9pt" fo:language="es" fo:country="ES"/>
    </style:style>
    <style:style style:parent-style-name="1342" style:list-style-name="WWNum5" style:family="paragraph" style:name="P113">
      <style:text-properties/>
      <style:paragraph-properties fo:text-align="left"/>
    </style:style>
    <style:style style:family="text" style:name="T2711">
      <style:text-properties fo:font-size="11pt" fo:language="es" fo:country="ES" fo:font-weight="bold"/>
    </style:style>
    <style:style style:family="text" style:name="T2712">
      <style:text-properties fo:font-size="9pt" fo:language="es" fo:country="ES" fo:font-weight="bold"/>
    </style:style>
    <style:style style:family="text" style:name="T2713">
      <style:text-properties fo:font-size="8pt" fo:language="es" fo:country="ES"/>
    </style:style>
    <style:style style:family="text" style:name="T2714">
      <style:text-properties fo:font-size="11pt" fo:language="es" fo:country="ES" fo:font-weight="bold"/>
    </style:style>
    <style:style style:family="text" style:name="T2715">
      <style:text-properties fo:font-size="11pt" fo:language="es" fo:country="ES"/>
    </style:style>
    <style:style style:family="text" style:name="T2716">
      <style:text-properties fo:font-size="8pt" fo:language="es" fo:country="ES"/>
    </style:style>
    <style:style style:family="text" style:name="T2717">
      <style:text-properties fo:language="es" fo:country="ES"/>
    </style:style>
    <style:style style:family="text" style:name="T2718">
      <style:text-properties fo:font-size="9pt" fo:language="es" fo:country="ES"/>
    </style:style>
    <style:style style:family="text" style:name="T2719">
      <style:text-properties fo:language="es" fo:country="ES"/>
    </style:style>
    <style:style style:parent-style-name="1342" style:list-style-name="WWNum5" style:family="paragraph" style:name="P114">
      <style:text-properties/>
      <style:paragraph-properties fo:text-align="left"/>
    </style:style>
    <style:style style:family="text" style:name="T2720">
      <style:text-properties fo:font-size="11pt" fo:language="es" fo:country="ES" fo:font-weight="bold"/>
    </style:style>
    <style:style style:family="text" style:name="T2721">
      <style:text-properties fo:font-size="9pt" fo:language="es" fo:country="ES"/>
    </style:style>
    <style:style style:family="text" style:name="T2722">
      <style:text-properties fo:font-size="8pt" fo:language="es" fo:country="ES"/>
    </style:style>
    <style:style style:family="text" style:name="T2723">
      <style:text-properties fo:font-size="8pt" fo:language="es" fo:country="ES" fo:font-weight="bold"/>
    </style:style>
    <style:style style:family="text" style:name="T2724">
      <style:text-properties fo:font-size="11pt" fo:language="es" fo:country="ES" fo:font-weight="bold"/>
    </style:style>
    <style:style style:family="text" style:name="T2725">
      <style:text-properties fo:font-size="11pt" fo:language="es" fo:country="ES"/>
    </style:style>
    <style:style style:family="text" style:name="T2726">
      <style:text-properties fo:font-size="8pt" fo:language="es" fo:country="ES"/>
    </style:style>
    <style:style style:family="text" style:name="T2727">
      <style:text-properties fo:language="es" fo:country="ES"/>
    </style:style>
    <style:style style:family="text" style:name="T2728">
      <style:text-properties fo:font-size="9pt" fo:language="es" fo:country="ES"/>
    </style:style>
    <style:style style:family="text" style:name="T2729">
      <style:text-properties fo:language="es" fo:country="ES"/>
    </style:style>
    <style:style style:parent-style-name="1342" style:list-style-name="WWNum5" style:family="paragraph" style:name="P115">
      <style:text-properties/>
      <style:paragraph-properties fo:text-align="left"/>
    </style:style>
    <style:style style:family="text" style:name="T2730">
      <style:text-properties fo:font-size="11pt" fo:language="es" fo:country="ES" fo:font-weight="bold"/>
    </style:style>
    <style:style style:family="text" style:name="T2731">
      <style:text-properties fo:font-size="11pt" fo:language="es" fo:country="ES"/>
    </style:style>
    <style:style style:family="text" style:name="T2732">
      <style:text-properties fo:font-size="8pt" fo:language="es" fo:country="ES"/>
    </style:style>
    <style:style style:family="text" style:name="T2733">
      <style:text-properties fo:language="es" fo:country="ES"/>
    </style:style>
    <style:style style:family="text" style:name="T2734">
      <style:text-properties fo:font-size="9pt" fo:language="es" fo:country="ES"/>
    </style:style>
    <style:style style:family="text" style:name="T2735">
      <style:text-properties fo:language="es" fo:country="ES"/>
    </style:style>
    <style:style style:family="paragraph" style:name="P116">
      <style:text-properties/>
      <style:paragraph-properties fo:text-align="center" fo:margin-left="0cm" fo:text-indent="0cm"/>
    </style:style>
    <style:style style:family="text" style:name="T2736">
      <style:text-properties fo:font-size="9pt" fo:language="es" fo:country="ES"/>
    </style:style>
    <style:style style:family="text" style:name="T2737">
      <style:text-properties fo:font-size="9pt" fo:language="es" fo:country="ES"/>
    </style:style>
    <style:style style:parent-style-name="1342" style:list-style-name="WWNum3" style:family="paragraph" style:name="P117">
      <style:text-properties/>
      <style:paragraph-properties fo:text-align="left"/>
    </style:style>
    <style:style style:family="text" style:name="T2738">
      <style:text-properties fo:font-size="11pt" fo:language="es" fo:country="ES" fo:font-weight="bold"/>
    </style:style>
    <style:style style:family="text" style:name="T2739">
      <style:text-properties fo:font-size="9pt" fo:language="es" fo:country="ES" fo:font-weight="bold"/>
    </style:style>
    <style:style style:family="text" style:name="T2740">
      <style:text-properties fo:font-size="8pt" fo:language="es" fo:country="ES"/>
    </style:style>
    <style:style style:family="text" style:name="T2741">
      <style:text-properties fo:language="es" fo:country="ES"/>
    </style:style>
    <style:style style:family="text" style:name="T2742">
      <style:text-properties fo:font-size="9pt" fo:language="es" fo:country="ES"/>
    </style:style>
    <style:style style:family="text" style:name="T2743">
      <style:text-properties fo:font-size="9pt" fo:language="es" fo:country="ES"/>
    </style:style>
    <style:style style:parent-style-name="1342" style:list-style-name="WWNum3" style:family="paragraph" style:name="P118">
      <style:text-properties/>
      <style:paragraph-properties fo:text-align="left"/>
    </style:style>
    <style:style style:family="text" style:name="T2744">
      <style:text-properties fo:font-size="11pt" fo:language="es" fo:country="ES" fo:font-weight="bold"/>
    </style:style>
    <style:style style:family="text" style:name="T2745">
      <style:text-properties fo:font-size="8pt" fo:language="es" fo:country="ES"/>
    </style:style>
    <style:style style:family="text" style:name="T2746">
      <style:text-properties fo:language="es" fo:country="ES"/>
    </style:style>
    <style:style style:family="text" style:name="T2747">
      <style:text-properties fo:font-size="9pt" fo:language="es" fo:country="ES"/>
    </style:style>
    <style:style style:family="text" style:name="T2748">
      <style:text-properties fo:font-size="9pt" fo:language="es" fo:country="ES"/>
    </style:style>
    <style:style style:parent-style-name="1342" style:list-style-name="WWNum3" style:family="paragraph" style:name="P119">
      <style:text-properties/>
      <style:paragraph-properties fo:text-align="left"/>
    </style:style>
    <style:style style:family="text" style:name="T2749">
      <style:text-properties fo:font-size="11pt" fo:language="es" fo:country="ES" fo:font-weight="bold"/>
    </style:style>
    <style:style style:family="text" style:name="T2750">
      <style:text-properties fo:font-size="8pt" fo:language="es" fo:country="ES"/>
    </style:style>
    <style:style style:family="text" style:name="T2751">
      <style:text-properties fo:language="es" fo:country="ES"/>
    </style:style>
    <style:style style:family="text" style:name="T2752">
      <style:text-properties fo:font-size="9pt" fo:language="es" fo:country="ES"/>
    </style:style>
    <style:style style:family="text" style:name="T2753">
      <style:text-properties fo:font-size="9pt" fo:language="es" fo:country="ES"/>
    </style:style>
    <style:style style:parent-style-name="1342" style:list-style-name="WWNum3" style:family="paragraph" style:name="P120">
      <style:text-properties/>
      <style:paragraph-properties fo:text-align="left"/>
    </style:style>
    <style:style style:family="text" style:name="T2754">
      <style:text-properties fo:font-size="11pt" fo:language="es" fo:country="ES" fo:font-weight="bold"/>
    </style:style>
    <style:style style:family="text" style:name="T2755">
      <style:text-properties fo:font-size="9pt" fo:language="es" fo:country="ES"/>
    </style:style>
    <style:style style:family="text" style:name="T2756">
      <style:text-properties fo:font-size="9pt" fo:language="es" fo:country="ES"/>
    </style:style>
    <style:style style:parent-style-name="1342" style:list-style-name="WWNum158" style:family="paragraph" style:name="P121">
      <style:text-properties/>
      <style:paragraph-properties fo:text-align="left"/>
    </style:style>
    <style:style style:family="text" style:name="T2757">
      <style:text-properties fo:font-size="11pt" fo:language="es" fo:country="ES" fo:font-weight="bold"/>
    </style:style>
    <style:style style:family="text" style:name="T2758">
      <style:text-properties fo:font-size="9pt" fo:language="es" fo:country="ES" fo:font-weight="bold"/>
    </style:style>
    <style:style style:family="text" style:name="T2759">
      <style:text-properties fo:font-size="8pt" fo:language="es" fo:country="ES"/>
    </style:style>
    <style:style style:family="text" style:name="T2760">
      <style:text-properties fo:language="es" fo:country="ES"/>
    </style:style>
    <style:style style:family="text" style:name="T2761">
      <style:text-properties fo:font-size="9pt" fo:language="es" fo:country="ES"/>
    </style:style>
    <style:style style:family="text" style:name="T2762">
      <style:text-properties fo:font-size="9pt" fo:language="es" fo:country="ES"/>
    </style:style>
    <style:style style:parent-style-name="1342" style:list-style-name="WWNum156" style:family="paragraph" style:name="P122">
      <style:text-properties/>
      <style:paragraph-properties fo:text-align="left"/>
    </style:style>
    <style:style style:family="text" style:name="T2763">
      <style:text-properties fo:language="es" fo:country="ES"/>
    </style:style>
    <style:style style:family="text" style:name="T2764">
      <style:text-properties fo:font-size="11pt" fo:language="es" fo:country="ES" fo:font-weight="bold"/>
    </style:style>
    <style:style style:family="text" style:name="T2765">
      <style:text-properties fo:font-size="11pt" fo:language="es" fo:country="ES"/>
    </style:style>
    <style:style style:family="text" style:name="T2766">
      <style:text-properties fo:font-size="8pt" fo:language="es" fo:country="ES"/>
    </style:style>
    <style:style style:family="text" style:name="T2767">
      <style:text-properties fo:language="es" fo:country="ES"/>
    </style:style>
    <style:style style:family="text" style:name="T2768">
      <style:text-properties fo:font-size="9pt" fo:language="es" fo:country="ES"/>
    </style:style>
    <style:style style:family="text" style:name="T2769">
      <style:text-properties fo:language="es" fo:country="ES"/>
    </style:style>
    <style:style style:parent-style-name="1342" style:list-style-name="WWNum157" style:family="paragraph" style:name="P123">
      <style:text-properties/>
      <style:paragraph-properties fo:text-align="left"/>
    </style:style>
    <style:style style:family="text" style:name="T2770">
      <style:text-properties fo:language="es" fo:country="ES"/>
    </style:style>
    <style:style style:family="text" style:name="T2771">
      <style:text-properties fo:font-size="11pt" fo:language="es" fo:country="ES" fo:font-weight="bold"/>
    </style:style>
    <style:style style:family="text" style:name="T2772">
      <style:text-properties fo:font-size="11pt" fo:language="es" fo:country="ES"/>
    </style:style>
    <style:style style:family="text" style:name="T2773">
      <style:text-properties fo:font-size="8pt" fo:language="es" fo:country="ES"/>
    </style:style>
    <style:style style:family="text" style:name="T2774">
      <style:text-properties fo:language="es" fo:country="ES"/>
    </style:style>
    <style:style style:family="text" style:name="T2775">
      <style:text-properties fo:font-size="9pt" fo:language="es" fo:country="ES"/>
    </style:style>
    <style:style style:family="text" style:name="T2776">
      <style:text-properties fo:language="es" fo:country="ES"/>
    </style:style>
    <style:style style:parent-style-name="1342" style:list-style-name="WWNum129" style:family="paragraph" style:name="P124">
      <style:text-properties/>
      <style:paragraph-properties fo:text-align="left"/>
    </style:style>
    <style:style style:family="text" style:name="T2777">
      <style:text-properties fo:language="es" fo:country="ES" fo:font-weight="bold"/>
    </style:style>
    <style:style style:family="text" style:name="T2778">
      <style:text-properties fo:font-size="9pt" fo:language="es" fo:country="ES" fo:font-weight="bold"/>
    </style:style>
    <style:style style:family="text" style:name="T2779">
      <style:text-properties fo:font-size="8pt" fo:language="es" fo:country="ES"/>
    </style:style>
    <style:style style:family="text" style:name="T2780">
      <style:text-properties fo:language="es" fo:country="ES"/>
    </style:style>
    <style:style style:family="text" style:name="T2781">
      <style:text-properties fo:font-size="9pt" fo:language="es" fo:country="ES"/>
    </style:style>
    <style:style style:family="text" style:name="T2782">
      <style:text-properties fo:language="es" fo:country="ES"/>
    </style:style>
    <style:style style:parent-style-name="1342" style:list-style-name="WWNum129" style:family="paragraph" style:name="P125">
      <style:text-properties/>
      <style:paragraph-properties fo:text-align="left"/>
    </style:style>
    <style:style style:family="text" style:name="T2783">
      <style:text-properties fo:language="es" fo:country="ES" fo:font-weight="bold"/>
    </style:style>
    <style:style style:family="text" style:name="T2784">
      <style:text-properties fo:font-size="9pt" fo:language="es" fo:country="ES" fo:font-weight="bold"/>
    </style:style>
    <style:style style:family="text" style:name="T2785">
      <style:text-properties fo:font-size="8pt" fo:language="es" fo:country="ES"/>
    </style:style>
    <style:style style:family="text" style:name="T2786">
      <style:text-properties fo:language="es" fo:country="ES"/>
    </style:style>
    <style:style style:family="text" style:name="T2787">
      <style:text-properties fo:font-size="9pt" fo:language="es" fo:country="ES"/>
    </style:style>
    <style:style style:family="text" style:name="T2788">
      <style:text-properties fo:language="es" fo:country="ES"/>
    </style:style>
    <style:style style:parent-style-name="1342" style:list-style-name="WWNum146" style:family="paragraph" style:name="P126">
      <style:text-properties/>
      <style:paragraph-properties fo:text-align="left"/>
    </style:style>
    <style:style style:family="text" style:name="T2789">
      <style:text-properties fo:font-size="11pt" fo:language="es" fo:country="ES" fo:font-weight="bold"/>
    </style:style>
    <style:style style:family="text" style:name="T2790">
      <style:text-properties fo:font-size="9pt" fo:language="es" fo:country="ES"/>
    </style:style>
    <style:style style:family="text" style:name="T2791">
      <style:text-properties fo:font-size="8pt" fo:language="es" fo:country="ES"/>
    </style:style>
    <style:style style:family="text" style:name="T2792">
      <style:text-properties fo:language="es" fo:country="ES"/>
    </style:style>
    <style:style style:family="text" style:name="T2793">
      <style:text-properties fo:font-size="9pt" fo:language="es" fo:country="ES"/>
    </style:style>
    <style:style style:family="text" style:name="T2794">
      <style:text-properties fo:font-size="9pt" fo:language="es" fo:country="ES"/>
    </style:style>
    <style:style style:parent-style-name="1342" style:list-style-name="WWNum147" style:family="paragraph" style:name="P127">
      <style:text-properties/>
      <style:paragraph-properties fo:text-align="left"/>
    </style:style>
    <style:style style:family="text" style:name="T2795">
      <style:text-properties fo:font-size="11pt" fo:language="es" fo:country="ES" fo:font-weight="bold"/>
    </style:style>
    <style:style style:family="text" style:name="T2796">
      <style:text-properties fo:font-size="9pt" fo:language="es" fo:country="ES"/>
    </style:style>
    <style:style style:family="text" style:name="T2797">
      <style:text-properties fo:font-size="8pt" fo:language="es" fo:country="ES"/>
    </style:style>
    <style:style style:family="text" style:name="T2798">
      <style:text-properties fo:language="es" fo:country="ES"/>
    </style:style>
    <style:style style:family="text" style:name="T2799">
      <style:text-properties fo:font-size="9pt" fo:language="es" fo:country="ES"/>
    </style:style>
    <style:style style:family="text" style:name="T2800">
      <style:text-properties fo:font-size="9pt" fo:language="es" fo:country="ES"/>
    </style:style>
    <style:style style:family="paragraph" style:name="P128">
      <style:text-properties/>
      <style:paragraph-properties fo:text-align="left" fo:margin-left="0cm" fo:text-indent="0cm"/>
    </style:style>
    <style:style style:family="text" style:name="T2801">
      <style:text-properties fo:font-size="9pt" fo:language="es" fo:country="ES"/>
    </style:style>
    <style:style style:family="text" style:name="T2802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61" style:family="paragraph" style:name="P129">
      <style:text-properties/>
      <style:paragraph-properties fo:text-align="left"/>
    </style:style>
    <style:style style:family="text" style:name="T2803">
      <style:text-properties fo:font-size="11pt" fo:language="es" fo:country="ES" fo:font-weight="bold"/>
    </style:style>
    <style:style style:family="text" style:name="T2804">
      <style:text-properties fo:font-size="9pt" fo:language="es" fo:country="ES" fo:font-weight="bold"/>
    </style:style>
    <style:style style:family="text" style:name="T2805">
      <style:text-properties fo:font-size="8pt" fo:language="es" fo:country="ES"/>
    </style:style>
    <style:style style:family="text" style:name="T2806">
      <style:text-properties fo:language="es" fo:country="ES"/>
    </style:style>
    <style:style style:family="text" style:name="T2807">
      <style:text-properties fo:font-size="9pt" fo:language="es" fo:country="ES"/>
    </style:style>
    <style:style style:family="text" style:name="T2808">
      <style:text-properties fo:font-size="9pt" fo:language="es" fo:country="ES"/>
    </style:style>
    <style:style style:parent-style-name="1342" style:list-style-name="WWNum159" style:family="paragraph" style:name="P130">
      <style:text-properties/>
      <style:paragraph-properties fo:text-align="left"/>
    </style:style>
    <style:style style:family="text" style:name="T2809">
      <style:text-properties fo:language="es" fo:country="ES" fo:font-weight="bold"/>
    </style:style>
    <style:style style:family="text" style:name="T2810">
      <style:text-properties fo:font-size="8pt" fo:language="es" fo:country="ES"/>
    </style:style>
    <style:style style:family="text" style:name="T2811">
      <style:text-properties fo:font-size="9pt" fo:language="es" fo:country="ES"/>
    </style:style>
    <style:style style:family="text" style:name="T2812">
      <style:text-properties fo:font-size="9pt" fo:language="es" fo:country="ES"/>
    </style:style>
    <style:style style:parent-style-name="1342" style:list-style-name="WWNum160" style:family="paragraph" style:name="P131">
      <style:text-properties/>
      <style:paragraph-properties fo:text-align="left"/>
    </style:style>
    <style:style style:family="text" style:name="T2813">
      <style:text-properties fo:language="es" fo:country="ES" fo:font-weight="bold"/>
    </style:style>
    <style:style style:family="text" style:name="T2814">
      <style:text-properties fo:language="es" fo:country="ES"/>
    </style:style>
    <style:style style:family="text" style:name="T2815">
      <style:text-properties fo:font-size="8pt" fo:language="es" fo:country="ES"/>
    </style:style>
    <style:style style:family="text" style:name="T2816">
      <style:text-properties fo:font-size="9pt" fo:language="es" fo:country="ES"/>
    </style:style>
    <style:style style:family="text" style:name="T2817">
      <style:text-properties fo:font-size="9pt" fo:language="es" fo:country="ES"/>
    </style:style>
    <style:style style:parent-style-name="1342" style:list-style-name="WWNum160" style:family="paragraph" style:name="P132">
      <style:text-properties/>
      <style:paragraph-properties fo:text-align="left"/>
    </style:style>
    <style:style style:family="text" style:name="T2818">
      <style:text-properties fo:font-size="9pt" fo:language="es" fo:country="ES"/>
    </style:style>
    <style:style style:family="text" style:name="T2819">
      <style:text-properties fo:font-size="11pt" fo:language="es" fo:country="ES"/>
    </style:style>
    <style:style style:family="text" style:name="T2820">
      <style:text-properties fo:font-size="11pt" fo:language="es" fo:country="ES" fo:font-weight="bold"/>
    </style:style>
    <style:style style:family="text" style:name="T2821">
      <style:text-properties fo:font-size="11pt" fo:language="es" fo:country="ES"/>
    </style:style>
    <style:style style:family="text" style:name="T2822">
      <style:text-properties fo:font-size="8pt" fo:language="es" fo:country="ES"/>
    </style:style>
    <style:style style:family="text" style:name="T2823">
      <style:text-properties fo:language="es" fo:country="ES"/>
    </style:style>
    <style:style style:family="text" style:name="T2824">
      <style:text-properties fo:font-size="9pt" fo:language="es" fo:country="ES"/>
    </style:style>
    <style:style style:family="text" style:name="T2825">
      <style:text-properties fo:font-size="9pt" fo:language="es" fo:country="ES"/>
    </style:style>
    <style:style style:parent-style-name="1342" style:list-style-name="WWNum148" style:family="paragraph" style:name="P133">
      <style:text-properties/>
      <style:paragraph-properties fo:text-align="left"/>
    </style:style>
    <style:style style:family="text" style:name="T2826">
      <style:text-properties fo:language="es" fo:country="ES" fo:font-weight="bold"/>
    </style:style>
    <style:style style:family="text" style:name="T2827">
      <style:text-properties fo:font-size="9pt" fo:language="es" fo:country="ES" fo:font-weight="bold"/>
    </style:style>
    <style:style style:family="text" style:name="T2828">
      <style:text-properties fo:font-size="8pt" fo:language="es" fo:country="ES"/>
    </style:style>
    <style:style style:family="text" style:name="T2829">
      <style:text-properties fo:language="es" fo:country="ES"/>
    </style:style>
    <style:style style:family="text" style:name="T2830">
      <style:text-properties fo:font-size="9pt" fo:language="es" fo:country="ES"/>
    </style:style>
    <style:style style:family="text" style:name="T2831">
      <style:text-properties fo:language="es" fo:country="ES"/>
    </style:style>
    <style:style style:parent-style-name="1342" style:list-style-name="WWNum136" style:family="paragraph" style:name="P134">
      <style:text-properties/>
      <style:paragraph-properties fo:text-align="left"/>
    </style:style>
    <style:style style:family="text" style:name="T2832">
      <style:text-properties fo:language="es" fo:country="ES" fo:font-weight="bold"/>
    </style:style>
    <style:style style:family="text" style:name="T2833">
      <style:text-properties fo:font-size="9pt" fo:language="es" fo:country="ES" fo:font-weight="bold"/>
    </style:style>
    <style:style style:family="text" style:name="T2834">
      <style:text-properties fo:font-size="8pt" fo:language="es" fo:country="ES"/>
    </style:style>
    <style:style style:family="text" style:name="T2835">
      <style:text-properties fo:language="es" fo:country="ES"/>
    </style:style>
    <style:style style:family="text" style:name="T2836">
      <style:text-properties fo:font-size="9pt" fo:language="es" fo:country="ES"/>
    </style:style>
    <style:style style:family="text" style:name="T2837">
      <style:text-properties fo:font-size="9pt" fo:language="es" fo:country="ES"/>
    </style:style>
    <style:style style:family="text" style:name="T2838">
      <style:text-properties fo:language="es" fo:country="ES"/>
    </style:style>
    <style:style style:family="paragraph" style:name="P135">
      <style:text-properties/>
      <style:paragraph-properties fo:text-align="center" fo:margin-left="0cm" fo:text-indent="0cm"/>
    </style:style>
    <style:style style:family="text" style:name="T2839">
      <style:text-properties fo:font-size="9pt" fo:language="es" fo:country="ES"/>
    </style:style>
    <style:style style:family="text" style:name="T2840">
      <style:text-properties fo:font-size="9pt" fo:language="es" fo:country="ES"/>
    </style:style>
    <style:style style:parent-style-name="1342" style:list-style-name="WWNum3" style:family="paragraph" style:name="P136">
      <style:text-properties/>
      <style:paragraph-properties fo:text-align="left"/>
    </style:style>
    <style:style style:family="text" style:name="T2841">
      <style:text-properties fo:font-size="11pt" fo:language="es" fo:country="ES"/>
    </style:style>
    <style:style style:family="text" style:name="T2842">
      <style:text-properties fo:font-size="11pt" fo:language="es" fo:country="ES" fo:font-weight="bold"/>
    </style:style>
    <style:style style:family="text" style:name="T2843">
      <style:text-properties fo:font-size="11pt" fo:language="es" fo:country="ES"/>
    </style:style>
    <style:style style:family="text" style:name="T2844">
      <style:text-properties fo:font-size="8pt" fo:language="es" fo:country="ES"/>
    </style:style>
    <style:style style:family="text" style:name="T2845">
      <style:text-properties fo:language="es" fo:country="ES"/>
    </style:style>
    <style:style style:family="text" style:name="T2846">
      <style:text-properties fo:font-size="9pt" fo:language="es" fo:country="ES"/>
    </style:style>
    <style:style style:family="text" style:name="T2847">
      <style:text-properties fo:language="es" fo:country="ES"/>
    </style:style>
    <style:style style:parent-style-name="1342" style:list-style-name="WWNum112" style:family="paragraph" style:name="P137">
      <style:text-properties/>
      <style:paragraph-properties fo:text-align="left"/>
    </style:style>
    <style:style style:family="text" style:name="T2848">
      <style:text-properties fo:language="es" fo:country="ES" fo:font-weight="bold"/>
    </style:style>
    <style:style style:family="text" style:name="T2849">
      <style:text-properties fo:font-size="9pt" fo:language="es" fo:country="ES" fo:font-weight="bold"/>
    </style:style>
    <style:style style:family="text" style:name="T2850">
      <style:text-properties fo:font-size="8pt" fo:language="es" fo:country="ES"/>
    </style:style>
    <style:style style:family="text" style:name="T2851">
      <style:text-properties fo:language="es" fo:country="ES"/>
    </style:style>
    <style:style style:family="text" style:name="T2852">
      <style:text-properties fo:font-size="9pt" fo:language="es" fo:country="ES"/>
    </style:style>
    <style:style style:family="text" style:name="T2853">
      <style:text-properties fo:font-size="9pt" fo:language="es" fo:country="ES"/>
    </style:style>
    <style:style style:parent-style-name="1342" style:list-style-name="WWNum114" style:family="paragraph" style:name="P138">
      <style:text-properties/>
      <style:paragraph-properties fo:text-align="left"/>
    </style:style>
    <style:style style:family="text" style:name="T2854">
      <style:text-properties fo:font-size="9pt" fo:language="es" fo:country="ES"/>
    </style:style>
    <style:style style:family="text" style:name="T2855">
      <style:text-properties fo:language="es" fo:country="ES" fo:font-weight="bold"/>
    </style:style>
    <style:style style:family="text" style:name="T2856">
      <style:text-properties fo:font-size="9pt" fo:language="es" fo:country="ES" fo:font-weight="bold"/>
    </style:style>
    <style:style style:family="text" style:name="T2857">
      <style:text-properties fo:font-size="8pt" fo:language="es" fo:country="ES"/>
    </style:style>
    <style:style style:family="text" style:name="T2858">
      <style:text-properties fo:language="es" fo:country="ES"/>
    </style:style>
    <style:style style:family="text" style:name="T2859">
      <style:text-properties fo:font-size="9pt" fo:language="es" fo:country="ES"/>
    </style:style>
    <style:style style:parent-style-name="1342" style:list-style-name="WWNum114" style:family="paragraph" style:name="P139">
      <style:text-properties/>
      <style:paragraph-properties fo:text-align="left"/>
    </style:style>
    <style:style style:family="text" style:name="T2860">
      <style:text-properties fo:font-size="11pt" fo:language="es" fo:country="ES" fo:font-weight="bold"/>
    </style:style>
    <style:style style:family="text" style:name="T2861">
      <style:text-properties fo:font-size="9pt" fo:language="es" fo:country="ES"/>
    </style:style>
    <style:style style:family="text" style:name="T2862">
      <style:text-properties fo:font-size="8pt" fo:language="es" fo:country="ES"/>
    </style:style>
    <style:style style:family="text" style:name="T2863">
      <style:text-properties fo:language="es" fo:country="ES"/>
    </style:style>
    <style:style style:family="text" style:name="T2864">
      <style:text-properties fo:font-size="9pt" fo:language="es" fo:country="ES"/>
    </style:style>
    <style:style style:family="text" style:name="T2865">
      <style:text-properties fo:font-size="9pt" fo:language="es" fo:country="ES"/>
    </style:style>
    <style:style style:parent-style-name="1342" style:list-style-name="WWNum114" style:family="paragraph" style:name="P140">
      <style:text-properties/>
      <style:paragraph-properties fo:text-align="left"/>
    </style:style>
    <style:style style:family="text" style:name="T2866">
      <style:text-properties fo:language="es" fo:country="ES" fo:font-weight="bold"/>
    </style:style>
    <style:style style:family="text" style:name="T2867">
      <style:text-properties fo:font-size="9pt" fo:language="es" fo:country="ES" fo:font-weight="bold"/>
    </style:style>
    <style:style style:family="text" style:name="T2868">
      <style:text-properties fo:font-size="8pt" fo:language="es" fo:country="ES"/>
    </style:style>
    <style:style style:family="text" style:name="T2869">
      <style:text-properties fo:language="es" fo:country="ES"/>
    </style:style>
    <style:style style:family="text" style:name="T2870">
      <style:text-properties fo:font-size="9pt" fo:language="es" fo:country="ES"/>
    </style:style>
    <style:style style:family="text" style:name="T2871">
      <style:text-properties fo:language="es" fo:country="ES"/>
    </style:style>
    <style:style style:parent-style-name="1342" style:list-style-name="WWNum114" style:family="paragraph" style:name="P141">
      <style:text-properties/>
      <style:paragraph-properties fo:text-align="left"/>
    </style:style>
    <style:style style:family="text" style:name="T2872">
      <style:text-properties fo:language="es" fo:country="ES" fo:font-weight="bold"/>
    </style:style>
    <style:style style:family="text" style:name="T2873">
      <style:text-properties fo:font-size="9pt" fo:language="es" fo:country="ES" fo:font-weight="bold"/>
    </style:style>
    <style:style style:family="text" style:name="T2874">
      <style:text-properties fo:font-size="8pt" fo:language="es" fo:country="ES"/>
    </style:style>
    <style:style style:family="text" style:name="T2875">
      <style:text-properties fo:language="es" fo:country="ES"/>
    </style:style>
    <style:style style:family="text" style:name="T2876">
      <style:text-properties fo:font-size="9pt" fo:language="es" fo:country="ES"/>
    </style:style>
    <style:style style:family="text" style:name="T2877">
      <style:text-properties fo:font-size="9pt" fo:language="es" fo:country="ES"/>
    </style:style>
    <style:style style:parent-style-name="1342" style:family="paragraph" style:name="P142">
      <style:text-properties/>
      <style:paragraph-properties fo:text-align="left"/>
    </style:style>
    <style:style style:family="text" style:name="T2878">
      <style:text-properties fo:language="es" fo:country="ES" fo:font-weight="bold"/>
    </style:style>
    <style:style style:family="text" style:name="T2879">
      <style:text-properties fo:language="es" fo:country="ES"/>
    </style:style>
    <style:style style:family="text" style:name="T2880">
      <style:text-properties fo:font-size="8pt" fo:language="es" fo:country="ES"/>
    </style:style>
    <style:style style:family="text" style:name="T2881">
      <style:text-properties fo:font-size="9pt" fo:language="es" fo:country="ES"/>
    </style:style>
    <style:style style:family="text" style:name="T2882">
      <style:text-properties fo:font-size="9pt"/>
    </style:style>
    <style:style style:parent-style-name="1342" style:list-style-name="WWNum114" style:family="paragraph" style:name="P143">
      <style:text-properties/>
      <style:paragraph-properties fo:text-align="left"/>
    </style:style>
    <style:style style:family="text" style:name="T2883">
      <style:text-properties fo:language="es" fo:country="ES" fo:font-weight="bold"/>
    </style:style>
    <style:style style:family="text" style:name="T2884">
      <style:text-properties fo:language="es" fo:country="ES"/>
    </style:style>
    <style:style style:family="text" style:name="T2885">
      <style:text-properties fo:font-size="8pt" fo:language="es" fo:country="ES"/>
    </style:style>
    <style:style style:family="text" style:name="T2886">
      <style:text-properties fo:font-size="9pt" fo:language="es" fo:country="ES"/>
    </style:style>
    <style:style style:family="text" style:name="T2887">
      <style:text-properties fo:font-size="9pt" fo:language="es" fo:country="ES"/>
    </style:style>
    <style:style style:family="paragraph" style:name="P144">
      <style:text-properties/>
      <style:paragraph-properties fo:text-align="left" fo:margin-left="0cm" fo:text-indent="0cm"/>
    </style:style>
    <style:style style:family="text" style:name="T2888">
      <style:text-properties fo:font-size="9pt" fo:language="es" fo:country="ES"/>
    </style:style>
    <style:style style:family="text" style:name="T2889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38" style:family="paragraph" style:name="P145">
      <style:text-properties/>
      <style:paragraph-properties fo:text-align="left"/>
    </style:style>
    <style:style style:family="text" style:name="T2890">
      <style:text-properties fo:language="es" fo:country="ES" fo:font-weight="bold"/>
    </style:style>
    <style:style style:family="text" style:name="T2891">
      <style:text-properties fo:font-size="9pt" fo:language="es" fo:country="ES"/>
    </style:style>
    <style:style style:family="text" style:name="T2892">
      <style:text-properties fo:font-size="8pt" fo:language="es" fo:country="ES"/>
    </style:style>
    <style:style style:family="text" style:name="T2893">
      <style:text-properties fo:language="es" fo:country="ES"/>
    </style:style>
    <style:style style:family="text" style:name="T2894">
      <style:text-properties fo:font-size="9pt" fo:language="es" fo:country="ES"/>
    </style:style>
    <style:style style:family="text" style:name="T2895">
      <style:text-properties fo:language="es" fo:country="ES"/>
    </style:style>
    <style:style style:parent-style-name="1342" style:list-style-name="WWNum138" style:family="paragraph" style:name="P146">
      <style:text-properties/>
      <style:paragraph-properties fo:text-align="left"/>
    </style:style>
    <style:style style:family="text" style:name="T2896">
      <style:text-properties fo:language="es" fo:country="ES"/>
    </style:style>
    <style:style style:family="text" style:name="T2897">
      <style:text-properties fo:language="es" fo:country="ES" fo:font-weight="bold"/>
    </style:style>
    <style:style style:family="text" style:name="T2898">
      <style:text-properties fo:language="es" fo:country="ES" fo:font-weight="bold"/>
    </style:style>
    <style:style style:family="text" style:name="T2899">
      <style:text-properties fo:font-size="9pt" fo:language="es" fo:country="ES"/>
    </style:style>
    <style:style style:family="text" style:name="T2900">
      <style:text-properties fo:font-size="8pt" fo:language="es" fo:country="ES"/>
    </style:style>
    <style:style style:family="text" style:name="T2901">
      <style:text-properties fo:language="es" fo:country="ES"/>
    </style:style>
    <style:style style:family="text" style:name="T2902">
      <style:text-properties fo:font-size="9pt" fo:language="es" fo:country="ES"/>
    </style:style>
    <style:style style:family="text" style:name="T2903">
      <style:text-properties fo:language="es" fo:country="ES"/>
    </style:style>
    <style:style style:parent-style-name="1342" style:list-style-name="WWNum138" style:family="paragraph" style:name="P147">
      <style:text-properties/>
      <style:paragraph-properties fo:text-align="left"/>
    </style:style>
    <style:style style:family="text" style:name="T2904">
      <style:text-properties fo:language="es" fo:country="ES" fo:font-weight="bold"/>
    </style:style>
    <style:style style:family="text" style:name="T2905">
      <style:text-properties fo:font-size="9pt" fo:language="es" fo:country="ES"/>
    </style:style>
    <style:style style:family="text" style:name="T2906">
      <style:text-properties fo:font-size="8pt" fo:language="es" fo:country="ES"/>
    </style:style>
    <style:style style:family="text" style:name="T2907">
      <style:text-properties fo:language="es" fo:country="ES"/>
    </style:style>
    <style:style style:family="text" style:name="T2908">
      <style:text-properties fo:font-size="9pt" fo:language="es" fo:country="ES"/>
    </style:style>
    <style:style style:family="text" style:name="T2909">
      <style:text-properties fo:language="es" fo:country="ES"/>
    </style:style>
    <style:style style:family="paragraph" style:name="P148">
      <style:text-properties/>
      <style:paragraph-properties fo:text-align="center" fo:margin-left="0cm" fo:text-indent="0cm"/>
    </style:style>
    <style:style style:family="text" style:name="T2910">
      <style:text-properties fo:font-size="9pt" fo:language="es" fo:country="ES"/>
    </style:style>
    <style:style style:family="text" style:name="T2911">
      <style:text-properties fo:font-size="9pt" fo:language="es" fo:country="ES"/>
    </style:style>
    <style:style style:parent-style-name="1342" style:list-style-name="WWNum3" style:family="paragraph" style:name="P149">
      <style:text-properties/>
      <style:paragraph-properties fo:text-align="left"/>
    </style:style>
    <style:style style:family="text" style:name="T291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1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14">
      <style:text-properties fo:font-size="9pt" fo:language="es" fo:country="ES" style:text-underline-type="none" style:text-underline-width="auto"/>
    </style:style>
    <style:style style:family="text" style:name="T2915">
      <style:text-properties fo:language="es" fo:country="ES"/>
    </style:style>
    <style:style style:parent-style-name="1342" style:family="paragraph" style:name="P150">
      <style:text-properties/>
      <style:paragraph-properties fo:text-align="left" fo:margin-left="0cm"/>
    </style:style>
    <style:style style:family="text" style:name="T2916">
      <style:text-properties fo:font-size="9pt" fo:language="es" fo:country="ES"/>
    </style:style>
    <style:style style:family="text" style:name="T2917">
      <style:text-properties fo:font-size="9pt" fo:language="es" fo:country="ES" fo:font-weight="bold"/>
    </style:style>
    <style:style style:family="text" style:name="T2918">
      <style:text-properties fo:language="es" fo:country="ES" fo:font-weight="bold"/>
    </style:style>
    <style:style style:family="text" style:name="T2919">
      <style:text-properties fo:font-size="9pt" fo:language="es" fo:country="ES"/>
    </style:style>
    <style:style style:family="text" style:name="T2920">
      <style:text-properties fo:font-size="8pt" fo:language="es" fo:country="ES"/>
    </style:style>
    <style:style style:family="text" style:name="T2921">
      <style:text-properties fo:font-size="9pt" fo:language="es" fo:country="ES"/>
    </style:style>
    <style:style style:family="text" style:name="T2922">
      <style:text-properties fo:font-size="9pt" fo:language="es" fo:country="ES" fo:font-weight="bold"/>
    </style:style>
    <style:style style:family="text" style:name="T2923">
      <style:text-properties fo:font-size="9pt" fo:language="es" fo:country="ES" fo:font-weight="bold"/>
    </style:style>
    <style:style style:family="text" style:name="T2924">
      <style:text-properties fo:font-size="9pt" fo:language="es" fo:country="ES" fo:font-weight="bold"/>
    </style:style>
    <style:style style:family="text" style:name="T2925">
      <style:text-properties fo:language="es" fo:country="ES"/>
    </style:style>
    <style:style style:parent-style-name="1342" style:family="paragraph" style:name="P151">
      <style:text-properties/>
      <style:paragraph-properties fo:text-align="left" fo:margin-left="0cm"/>
    </style:style>
    <style:style style:family="text" style:name="T2926">
      <style:text-properties fo:font-size="9pt" fo:language="es" fo:country="ES"/>
    </style:style>
    <style:style style:family="text" style:name="T2927">
      <style:text-properties fo:font-size="9pt" fo:language="es" fo:country="ES"/>
    </style:style>
    <style:style style:family="text" style:name="T2928">
      <style:text-properties fo:font-size="9pt" fo:language="es" fo:country="ES"/>
    </style:style>
    <style:style style:family="text" style:name="T2929">
      <style:text-properties fo:font-size="9pt" fo:language="es" fo:country="ES"/>
    </style:style>
    <style:style style:family="text" style:name="T2930">
      <style:text-properties fo:font-size="9pt" fo:language="es" fo:country="ES" fo:font-weight="bold"/>
    </style:style>
    <style:style style:family="text" style:name="T2931">
      <style:text-properties fo:font-size="9pt" fo:language="es" fo:country="ES" fo:font-weight="bold"/>
    </style:style>
    <style:style style:family="text" style:name="T2932">
      <style:text-properties fo:font-size="9pt" fo:language="es" fo:country="ES" fo:font-weight="bold"/>
    </style:style>
    <style:style style:family="text" style:name="T2933">
      <style:text-properties fo:language="es" fo:country="ES" fo:font-weight="bold"/>
    </style:style>
    <style:style style:family="text" style:name="T2934">
      <style:text-properties fo:font-size="9pt" fo:language="es" fo:country="ES"/>
    </style:style>
    <style:style style:family="text" style:name="T2935">
      <style:text-properties fo:font-size="8pt" fo:language="es" fo:country="ES"/>
    </style:style>
    <style:style style:family="text" style:name="T2936">
      <style:text-properties fo:font-size="9pt" fo:language="es" fo:country="ES"/>
    </style:style>
    <style:style style:family="text" style:name="T2937">
      <style:text-properties fo:font-size="9pt" fo:language="es" fo:country="ES" fo:font-weight="bold"/>
    </style:style>
    <style:style style:family="text" style:name="T2938">
      <style:text-properties fo:font-size="9pt" fo:language="es" fo:country="ES" fo:font-weight="bold"/>
    </style:style>
    <style:style style:family="text" style:name="T2939">
      <style:text-properties fo:font-size="9pt" fo:language="es" fo:country="ES" fo:font-weight="bold"/>
    </style:style>
    <style:style style:family="text" style:name="T2940">
      <style:text-properties fo:language="es" fo:country="ES"/>
    </style:style>
    <style:style style:parent-style-name="1342" style:family="paragraph" style:name="P152">
      <style:text-properties/>
      <style:paragraph-properties fo:text-align="left" fo:margin-left="0cm"/>
    </style:style>
    <style:style style:family="text" style:name="T2941">
      <style:text-properties fo:font-size="9pt" fo:language="es" fo:country="ES"/>
    </style:style>
    <style:style style:family="text" style:name="T2942">
      <style:text-properties fo:font-size="9pt" fo:language="es" fo:country="ES"/>
    </style:style>
    <style:style style:family="text" style:name="T2943">
      <style:text-properties fo:font-size="9pt" fo:language="es" fo:country="ES"/>
    </style:style>
    <style:style style:family="text" style:name="T2944">
      <style:text-properties fo:font-size="9pt" fo:language="es" fo:country="ES"/>
    </style:style>
    <style:style style:family="text" style:name="T2945">
      <style:text-properties fo:font-size="9pt" fo:language="es" fo:country="ES" fo:font-weight="bold"/>
    </style:style>
    <style:style style:family="text" style:name="T2946">
      <style:text-properties fo:font-size="9pt" fo:language="es" fo:country="ES" fo:font-weight="bold"/>
    </style:style>
    <style:style style:family="text" style:name="T2947">
      <style:text-properties fo:font-size="9pt" fo:language="es" fo:country="ES" fo:font-weight="bold"/>
    </style:style>
    <style:style style:family="text" style:name="T2948">
      <style:text-properties fo:language="es" fo:country="ES" fo:font-weight="bold"/>
    </style:style>
    <style:style style:family="text" style:name="T2949">
      <style:text-properties fo:font-size="9pt" fo:language="es" fo:country="ES"/>
    </style:style>
    <style:style style:family="text" style:name="T2950">
      <style:text-properties fo:font-size="8pt" fo:language="es" fo:country="ES"/>
    </style:style>
    <style:style style:family="text" style:name="T2951">
      <style:text-properties fo:font-size="9pt" fo:language="es" fo:country="ES"/>
    </style:style>
    <style:style style:family="text" style:name="T2952">
      <style:text-properties fo:font-size="9pt" fo:language="es" fo:country="ES" fo:font-weight="bold"/>
    </style:style>
    <style:style style:family="text" style:name="T2953">
      <style:text-properties fo:font-size="9pt" fo:language="es" fo:country="ES" fo:font-weight="bold"/>
    </style:style>
    <style:style style:family="text" style:name="T2954">
      <style:text-properties fo:font-size="9pt" fo:language="es" fo:country="ES" fo:font-weight="bold"/>
    </style:style>
    <style:style style:family="text" style:name="T2955">
      <style:text-properties fo:language="es" fo:country="ES"/>
    </style:style>
    <style:style style:parent-style-name="1342" style:family="paragraph" style:name="P153">
      <style:text-properties/>
      <style:paragraph-properties fo:text-align="left" fo:margin-left="0cm"/>
    </style:style>
    <style:style style:family="text" style:name="T2956">
      <style:text-properties fo:font-size="9pt" fo:language="es" fo:country="ES"/>
    </style:style>
    <style:style style:family="text" style:name="T2957">
      <style:text-properties fo:font-size="9pt" fo:language="es" fo:country="ES"/>
    </style:style>
    <style:style style:family="text" style:name="T2958">
      <style:text-properties fo:font-size="9pt" fo:language="es" fo:country="ES"/>
    </style:style>
    <style:style style:family="text" style:name="T2959">
      <style:text-properties fo:font-size="9pt" fo:language="es" fo:country="ES"/>
    </style:style>
    <style:style style:family="text" style:name="T2960">
      <style:text-properties fo:font-size="9pt" fo:language="es" fo:country="ES" fo:font-weight="bold"/>
    </style:style>
    <style:style style:family="text" style:name="T2961">
      <style:text-properties fo:font-size="9pt" fo:language="es" fo:country="ES" fo:font-weight="bold"/>
    </style:style>
    <style:style style:family="text" style:name="T2962">
      <style:text-properties fo:font-size="9pt" fo:language="es" fo:country="ES" fo:font-weight="bold"/>
    </style:style>
    <style:style style:family="text" style:name="T2963">
      <style:text-properties fo:language="es" fo:country="ES" fo:font-weight="bold"/>
    </style:style>
    <style:style style:family="text" style:name="T2964">
      <style:text-properties fo:font-size="9pt" fo:language="es" fo:country="ES"/>
    </style:style>
    <style:style style:family="text" style:name="T2965">
      <style:text-properties fo:font-size="8pt" fo:language="es" fo:country="ES"/>
    </style:style>
    <style:style style:family="text" style:name="T2966">
      <style:text-properties fo:font-size="9pt" fo:language="es" fo:country="ES"/>
    </style:style>
    <style:style style:family="text" style:name="T2967">
      <style:text-properties fo:font-size="9pt" fo:language="es" fo:country="ES" fo:font-weight="bold"/>
    </style:style>
    <style:style style:family="text" style:name="T2968">
      <style:text-properties fo:font-size="9pt" fo:language="es" fo:country="ES" fo:font-weight="bold"/>
    </style:style>
    <style:style style:family="text" style:name="T2969">
      <style:text-properties fo:font-size="9pt" fo:language="es" fo:country="ES" fo:font-weight="bold"/>
    </style:style>
    <style:style style:family="text" style:name="T2970">
      <style:text-properties fo:language="es" fo:country="ES"/>
    </style:style>
    <style:style style:family="paragraph" style:name="P154">
      <style:text-properties/>
      <style:paragraph-properties fo:text-align="left" fo:margin-left="0cm" fo:text-indent="0cm"/>
    </style:style>
    <style:style style:family="text" style:name="T2971">
      <style:text-properties fo:font-size="9pt" fo:language="es" fo:country="ES"/>
    </style:style>
    <style:style style:family="text" style:name="T2972">
      <style:text-properties fo:language="es" fo:country="ES"/>
    </style:style>
    <style:style style:parent-style-name="1342" style:list-style-name="WWNum93" style:family="paragraph" style:name="P155">
      <style:text-properties/>
      <style:paragraph-properties fo:text-align="left"/>
    </style:style>
    <style:style style:family="text" style:name="T297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74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75">
      <style:text-properties fo:font-size="9pt" fo:language="es" fo:country="ES"/>
    </style:style>
    <style:style style:family="text" style:name="T2976">
      <style:text-properties fo:language="es" fo:country="ES"/>
    </style:style>
    <style:style style:parent-style-name="1342" style:family="paragraph" style:name="P156">
      <style:text-properties/>
      <style:paragraph-properties fo:text-align="left" fo:margin-left="0cm"/>
    </style:style>
    <style:style style:family="text" style:name="T2977">
      <style:text-properties fo:font-size="9pt" fo:language="es" fo:country="ES"/>
    </style:style>
    <style:style style:family="text" style:name="T2978">
      <style:text-properties fo:font-size="9pt" fo:language="es" fo:country="ES"/>
    </style:style>
    <style:style style:family="text" style:name="T2979">
      <style:text-properties fo:font-size="9pt" fo:language="es" fo:country="ES"/>
    </style:style>
    <style:style style:family="text" style:name="T2980">
      <style:text-properties fo:font-size="9pt" fo:language="es" fo:country="ES"/>
    </style:style>
    <style:style style:family="text" style:name="T2981">
      <style:text-properties fo:font-size="9pt" fo:language="es" fo:country="ES" fo:font-weight="bold"/>
    </style:style>
    <style:style style:family="text" style:name="T2982">
      <style:text-properties fo:font-size="9pt" fo:language="es" fo:country="ES" fo:font-weight="bold"/>
    </style:style>
    <style:style style:family="text" style:name="T2983">
      <style:text-properties fo:font-size="9pt" fo:language="es" fo:country="ES" fo:font-weight="bold"/>
    </style:style>
    <style:style style:family="text" style:name="T2984">
      <style:text-properties fo:language="es" fo:country="ES" fo:font-weight="bold"/>
    </style:style>
    <style:style style:family="text" style:name="T2985">
      <style:text-properties fo:font-size="9pt" fo:language="es" fo:country="ES" fo:font-weight="bold"/>
    </style:style>
    <style:style style:family="text" style:name="T2986">
      <style:text-properties fo:font-size="8pt" fo:language="es" fo:country="ES"/>
    </style:style>
    <style:style style:family="text" style:name="T2987">
      <style:text-properties fo:font-size="9pt" fo:language="es" fo:country="ES"/>
    </style:style>
    <style:style style:family="text" style:name="T2988">
      <style:text-properties fo:font-size="9pt" fo:language="es" fo:country="ES" fo:font-weight="bold"/>
    </style:style>
    <style:style style:family="text" style:name="T2989">
      <style:text-properties fo:font-size="9pt" fo:language="es" fo:country="ES" fo:font-weight="bold"/>
    </style:style>
    <style:style style:family="text" style:name="T2990">
      <style:text-properties fo:font-size="9pt" fo:language="es" fo:country="ES" fo:font-weight="bold"/>
    </style:style>
    <style:style style:family="text" style:name="T2991">
      <style:text-properties fo:language="es" fo:country="ES"/>
    </style:style>
    <style:style style:parent-style-name="1342" style:family="paragraph" style:name="P157">
      <style:text-properties/>
      <style:paragraph-properties fo:text-align="left" fo:margin-left="0cm"/>
    </style:style>
    <style:style style:family="text" style:name="T2992">
      <style:text-properties fo:font-size="9pt" fo:language="es" fo:country="ES"/>
    </style:style>
    <style:style style:family="text" style:name="T2993">
      <style:text-properties fo:font-size="9pt" fo:language="es" fo:country="ES"/>
    </style:style>
    <style:style style:family="text" style:name="T2994">
      <style:text-properties fo:font-size="9pt" fo:language="es" fo:country="ES"/>
    </style:style>
    <style:style style:family="text" style:name="T2995">
      <style:text-properties fo:font-size="9pt" fo:language="es" fo:country="ES"/>
    </style:style>
    <style:style style:family="text" style:name="T2996">
      <style:text-properties fo:font-size="9pt" fo:language="es" fo:country="ES" fo:font-weight="bold"/>
    </style:style>
    <style:style style:family="text" style:name="T2997">
      <style:text-properties fo:font-size="9pt" fo:language="es" fo:country="ES" fo:font-weight="bold"/>
    </style:style>
    <style:style style:family="text" style:name="T2998">
      <style:text-properties fo:font-size="9pt" fo:language="es" fo:country="ES" fo:font-weight="bold"/>
    </style:style>
    <style:style style:family="text" style:name="T2999">
      <style:text-properties fo:language="es" fo:country="ES" fo:font-weight="bold"/>
    </style:style>
    <style:style style:family="text" style:name="T3000">
      <style:text-properties fo:font-size="9pt" fo:language="es" fo:country="ES"/>
    </style:style>
    <style:style style:family="text" style:name="T3001">
      <style:text-properties fo:font-size="8pt" fo:language="es" fo:country="ES"/>
    </style:style>
    <style:style style:family="text" style:name="T3002">
      <style:text-properties fo:font-size="9pt" fo:language="es" fo:country="ES"/>
    </style:style>
    <style:style style:family="text" style:name="T3003">
      <style:text-properties fo:font-size="9pt" fo:language="es" fo:country="ES" fo:font-weight="bold"/>
    </style:style>
    <style:style style:family="text" style:name="T3004">
      <style:text-properties fo:font-size="9pt" fo:language="es" fo:country="ES" fo:font-weight="bold"/>
    </style:style>
    <style:style style:family="text" style:name="T3005">
      <style:text-properties fo:font-size="9pt" fo:language="es" fo:country="ES" fo:font-weight="bold"/>
    </style:style>
    <style:style style:family="text" style:name="T3006">
      <style:text-properties fo:language="es" fo:country="ES"/>
    </style:style>
    <style:style style:parent-style-name="1342" style:family="paragraph" style:name="P158">
      <style:text-properties/>
      <style:paragraph-properties fo:text-align="left" fo:margin-left="0cm"/>
    </style:style>
    <style:style style:family="text" style:name="T3007">
      <style:text-properties fo:font-size="9pt" fo:language="es" fo:country="ES"/>
    </style:style>
    <style:style style:family="text" style:name="T3008">
      <style:text-properties fo:font-size="9pt" fo:language="es" fo:country="ES"/>
    </style:style>
    <style:style style:family="text" style:name="T3009">
      <style:text-properties fo:font-size="9pt" fo:language="es" fo:country="ES"/>
    </style:style>
    <style:style style:family="text" style:name="T3010">
      <style:text-properties fo:font-size="9pt" fo:language="es" fo:country="ES"/>
    </style:style>
    <style:style style:family="text" style:name="T3011">
      <style:text-properties fo:font-size="9pt" fo:language="es" fo:country="ES" fo:font-weight="bold"/>
    </style:style>
    <style:style style:family="text" style:name="T3012">
      <style:text-properties fo:font-size="9pt" fo:language="es" fo:country="ES" fo:font-weight="bold"/>
    </style:style>
    <style:style style:family="text" style:name="T3013">
      <style:text-properties fo:font-size="9pt" fo:language="es" fo:country="ES" fo:font-weight="bold"/>
    </style:style>
    <style:style style:family="text" style:name="T3014">
      <style:text-properties fo:language="es" fo:country="ES" fo:font-weight="bold"/>
    </style:style>
    <style:style style:family="text" style:name="T3015">
      <style:text-properties fo:font-size="9pt" fo:language="es" fo:country="ES"/>
    </style:style>
    <style:style style:family="text" style:name="T3016">
      <style:text-properties fo:font-size="8pt" fo:language="es" fo:country="ES"/>
    </style:style>
    <style:style style:family="text" style:name="T3017">
      <style:text-properties fo:font-size="9pt" fo:language="es" fo:country="ES"/>
    </style:style>
    <style:style style:family="text" style:name="T3018">
      <style:text-properties fo:font-size="9pt" fo:language="es" fo:country="ES" fo:font-weight="bold"/>
    </style:style>
    <style:style style:family="text" style:name="T3019">
      <style:text-properties fo:font-size="9pt" fo:language="es" fo:country="ES" fo:font-weight="bold"/>
    </style:style>
    <style:style style:family="text" style:name="T3020">
      <style:text-properties fo:font-size="9pt" fo:language="es" fo:country="ES" fo:font-weight="bold"/>
    </style:style>
    <style:style style:family="text" style:name="T3021">
      <style:text-properties fo:language="es" fo:country="ES"/>
    </style:style>
    <style:style style:family="paragraph" style:name="P159">
      <style:text-properties/>
      <style:paragraph-properties fo:text-align="left" fo:margin-left="0cm" fo:text-indent="0cm"/>
    </style:style>
    <style:style style:family="text" style:name="T3022">
      <style:text-properties fo:font-size="9pt" fo:language="es" fo:country="ES"/>
    </style:style>
    <style:style style:family="text" style:name="T3023">
      <style:text-properties fo:font-size="9pt" fo:language="es" fo:country="ES"/>
    </style:style>
    <style:style style:family="text" style:name="T3024">
      <style:text-properties fo:font-size="9pt" fo:language="es" fo:country="ES"/>
    </style:style>
    <style:style style:family="text" style:name="T3025">
      <style:text-properties fo:font-size="9pt" fo:language="es" fo:country="ES"/>
    </style:style>
    <style:style style:family="text" style:name="T3026">
      <style:text-properties fo:font-size="9pt" fo:language="es" fo:country="ES" fo:font-weight="bold"/>
    </style:style>
    <style:style style:family="text" style:name="T3027">
      <style:text-properties fo:font-size="9pt" fo:language="es" fo:country="ES" fo:font-weight="bold"/>
    </style:style>
    <style:style style:family="text" style:name="T3028">
      <style:text-properties fo:font-size="9pt" fo:language="es" fo:country="ES" fo:font-weight="bold"/>
    </style:style>
    <style:style style:family="text" style:name="T3029">
      <style:text-properties fo:language="es" fo:country="ES" fo:font-weight="bold"/>
    </style:style>
    <style:style style:family="text" style:name="T3030">
      <style:text-properties fo:font-size="9pt" fo:language="es" fo:country="ES"/>
    </style:style>
    <style:style style:family="text" style:name="T3031">
      <style:text-properties fo:font-size="8pt" fo:language="es" fo:country="ES"/>
    </style:style>
    <style:style style:family="text" style:name="T3032">
      <style:text-properties fo:font-size="9pt" fo:language="es" fo:country="ES"/>
    </style:style>
    <style:style style:family="text" style:name="T3033">
      <style:text-properties fo:font-size="9pt" fo:language="es" fo:country="ES" fo:font-weight="bold"/>
    </style:style>
    <style:style style:family="text" style:name="T3034">
      <style:text-properties fo:font-size="9pt" fo:language="es" fo:country="ES" fo:font-weight="bold"/>
    </style:style>
    <style:style style:family="text" style:name="T3035">
      <style:text-properties fo:font-size="9pt" fo:language="es" fo:country="ES" fo:font-weight="bold"/>
    </style:style>
    <style:style style:family="text" style:name="T3036">
      <style:text-properties fo:language="es" fo:country="ES"/>
    </style:style>
    <style:style style:family="paragraph" style:name="P160">
      <style:text-properties/>
      <style:paragraph-properties fo:text-align="center" fo:margin-left="0cm" fo:text-indent="0cm"/>
    </style:style>
    <style:style style:family="text" style:name="T3037">
      <style:text-properties fo:font-size="9pt" fo:language="es" fo:country="ES"/>
    </style:style>
    <style:style style:family="text" style:name="T3038">
      <style:text-properties fo:font-size="9pt" fo:language="es" fo:country="ES"/>
    </style:style>
    <style:style style:parent-style-name="1342" style:list-style-name="WWNum207" style:family="paragraph" style:name="P161">
      <style:text-properties/>
      <style:paragraph-properties fo:text-align="left"/>
    </style:style>
    <style:style style:family="text" style:name="T3039">
      <style:text-properties fo:font-size="9pt" fo:language="es" fo:country="ES"/>
    </style:style>
    <style:style style:family="text" style:name="T3040">
      <style:text-properties fo:font-size="11pt" fo:language="es" fo:country="ES" fo:font-weight="bold"/>
    </style:style>
    <style:style style:family="text" style:name="T3041">
      <style:text-properties fo:font-size="9pt" fo:language="es" fo:country="ES" fo:font-weight="bold"/>
    </style:style>
    <style:style style:family="text" style:name="T3042">
      <style:text-properties fo:font-size="8pt" fo:language="es" fo:country="ES"/>
    </style:style>
    <style:style style:family="text" style:name="T3043">
      <style:text-properties fo:language="es" fo:country="ES"/>
    </style:style>
    <style:style style:family="text" style:name="T3044">
      <style:text-properties fo:font-size="9pt" fo:language="es" fo:country="ES"/>
    </style:style>
    <style:style style:family="text" style:name="T3045">
      <style:text-properties fo:language="es" fo:country="ES"/>
    </style:style>
    <style:style style:parent-style-name="1342" style:list-style-name="WWNum208" style:family="paragraph" style:name="P162">
      <style:text-properties/>
      <style:paragraph-properties fo:text-align="left"/>
    </style:style>
    <style:style style:family="text" style:name="T3046">
      <style:text-properties fo:font-size="9pt" fo:language="es" fo:country="ES"/>
    </style:style>
    <style:style style:family="text" style:name="T3047">
      <style:text-properties fo:font-size="11pt" fo:language="es" fo:country="ES" fo:font-weight="bold"/>
    </style:style>
    <style:style style:family="text" style:name="T3048">
      <style:text-properties fo:font-size="9pt" fo:language="es" fo:country="ES" fo:font-weight="bold"/>
    </style:style>
    <style:style style:family="text" style:name="T3049">
      <style:text-properties fo:font-size="8pt" fo:language="es" fo:country="ES"/>
    </style:style>
    <style:style style:family="text" style:name="T3050">
      <style:text-properties fo:language="es" fo:country="ES"/>
    </style:style>
    <style:style style:family="text" style:name="T3051">
      <style:text-properties fo:font-size="9pt" fo:language="es" fo:country="ES"/>
    </style:style>
    <style:style style:family="text" style:name="T3052">
      <style:text-properties fo:font-size="9pt" fo:language="es" fo:country="ES"/>
    </style:style>
    <style:style style:parent-style-name="1342" style:list-style-name="WWNum208" style:family="paragraph" style:name="P163">
      <style:text-properties/>
      <style:paragraph-properties fo:text-align="left"/>
    </style:style>
    <style:style style:family="text" style:name="T3053">
      <style:text-properties fo:font-size="11pt" fo:language="es" fo:country="ES" fo:font-weight="bold"/>
    </style:style>
    <style:style style:family="text" style:name="T3054">
      <style:text-properties fo:font-size="9pt" fo:language="es" fo:country="ES" fo:font-weight="bold"/>
    </style:style>
    <style:style style:family="text" style:name="T3055">
      <style:text-properties fo:font-size="8pt" fo:language="es" fo:country="ES"/>
    </style:style>
    <style:style style:family="text" style:name="T3056">
      <style:text-properties fo:language="es" fo:country="ES"/>
    </style:style>
    <style:style style:family="text" style:name="T3057">
      <style:text-properties fo:font-size="9pt" fo:language="es" fo:country="ES"/>
    </style:style>
    <style:style style:family="text" style:name="T3058">
      <style:text-properties fo:language="es" fo:country="ES"/>
    </style:style>
    <style:style style:family="paragraph" style:name="P164">
      <style:text-properties/>
      <style:paragraph-properties fo:text-align="center" fo:margin-left="0cm" fo:text-indent="0cm"/>
    </style:style>
    <style:style style:family="text" style:name="T3059">
      <style:text-properties fo:font-size="9pt" fo:language="es" fo:country="ES"/>
    </style:style>
    <style:style style:family="text" style:name="T3060">
      <style:text-properties fo:font-size="9pt" fo:language="es" fo:country="ES"/>
    </style:style>
    <style:style style:family="paragraph" style:name="P165">
      <style:text-properties/>
      <style:paragraph-properties/>
    </style:style>
    <style:style style:family="text" style:name="T3061">
      <style:text-properties fo:font-size="1pt" fo:language="es" fo:country="ES"/>
    </style:style>
    <style:style style:family="text" style:name="T3062">
      <style:text-properties fo:font-size="1pt" fo:language="es" fo:country="ES"/>
    </style:style>
    <style:style style:family="paragraph" style:name="P166">
      <style:text-properties/>
      <style:paragraph-properties/>
    </style:style>
    <style:style style:family="text" style:name="T3063">
      <style:text-properties fo:font-size="1pt" fo:language="es" fo:country="ES"/>
    </style:style>
    <style:style style:family="text" style:name="T3064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76" style:family="paragraph" style:name="P167">
      <style:text-properties/>
      <style:paragraph-properties fo:text-align="left"/>
    </style:style>
    <style:style style:family="text" style:name="T3065">
      <style:text-properties fo:font-size="11pt" fo:language="es" fo:country="ES" fo:font-weight="bold"/>
    </style:style>
    <style:style style:family="text" style:name="T3066">
      <style:text-properties fo:font-size="11pt" fo:language="es" fo:country="ES" fo:font-weight="bold"/>
    </style:style>
    <style:style style:family="text" style:name="T3067">
      <style:text-properties fo:font-size="8pt" fo:language="es" fo:country="ES"/>
    </style:style>
    <style:style style:family="text" style:name="T3068">
      <style:text-properties fo:font-size="11pt" fo:language="es" fo:country="ES" fo:font-weight="bold"/>
    </style:style>
    <style:style style:family="text" style:name="T3069">
      <style:text-properties fo:font-size="9pt" fo:language="es" fo:country="ES" fo:font-weight="normal"/>
    </style:style>
    <style:style style:family="text" style:name="T3070">
      <style:text-properties fo:font-size="8pt" fo:language="es" fo:country="ES"/>
    </style:style>
    <style:style style:family="text" style:name="T3071">
      <style:text-properties fo:language="es" fo:country="ES"/>
    </style:style>
    <style:style style:family="text" style:name="T3072">
      <style:text-properties fo:font-size="9pt" fo:language="es" fo:country="ES"/>
    </style:style>
    <style:style style:family="text" style:name="T3073">
      <style:text-properties fo:font-size="9pt" fo:language="es" fo:country="ES" fo:font-weight="normal"/>
    </style:style>
    <style:style style:family="text" style:name="T3074">
      <style:text-properties fo:font-size="9pt" fo:language="es" fo:country="ES" fo:font-weight="normal"/>
    </style:style>
    <style:style style:parent-style-name="1342" style:list-style-name="WWNum212" style:family="paragraph" style:name="P168">
      <style:text-properties/>
      <style:paragraph-properties fo:text-align="left"/>
    </style:style>
    <style:style style:family="text" style:name="T3075">
      <style:text-properties fo:font-size="11pt" fo:language="es" fo:country="ES" fo:font-weight="bold"/>
    </style:style>
    <style:style style:family="text" style:name="T3076">
      <style:text-properties fo:font-size="11pt" fo:language="es" fo:country="ES" fo:font-weight="bold"/>
    </style:style>
    <style:style style:family="text" style:name="T3077">
      <style:text-properties fo:font-size="11pt" fo:language="es" fo:country="ES" fo:font-weight="bold"/>
    </style:style>
    <style:style style:family="text" style:name="T3078">
      <style:text-properties fo:font-size="8pt" fo:language="es" fo:country="ES"/>
    </style:style>
    <style:style style:family="text" style:name="T3079">
      <style:text-properties fo:font-size="11pt" fo:language="es" fo:country="ES" fo:font-weight="bold"/>
    </style:style>
    <style:style style:family="text" style:name="T3080">
      <style:text-properties fo:font-size="9pt" fo:language="es" fo:country="ES" fo:font-weight="normal"/>
    </style:style>
    <style:style style:family="text" style:name="T3081">
      <style:text-properties fo:font-size="8pt" fo:language="es" fo:country="ES"/>
    </style:style>
    <style:style style:family="text" style:name="T3082">
      <style:text-properties fo:font-size="9pt" fo:language="es" fo:country="ES"/>
    </style:style>
    <style:style style:family="text" style:name="T3083">
      <style:text-properties fo:font-size="9pt" fo:language="es" fo:country="ES" fo:font-weight="normal"/>
    </style:style>
    <style:style style:family="text" style:name="T3084">
      <style:text-properties fo:font-size="9pt" fo:language="es" fo:country="ES" fo:font-weight="normal"/>
    </style:style>
    <style:style style:parent-style-name="1342" style:list-style-name="WWNum212" style:family="paragraph" style:name="P169">
      <style:text-properties/>
      <style:paragraph-properties fo:text-align="left"/>
    </style:style>
    <style:style style:family="text" style:name="T3085">
      <style:text-properties fo:font-size="11pt" fo:language="es" fo:country="ES" fo:font-weight="bold"/>
    </style:style>
    <style:style style:family="text" style:name="T3086">
      <style:text-properties fo:font-size="9pt" fo:language="es" fo:country="ES" fo:font-weight="normal"/>
    </style:style>
    <style:style style:family="text" style:name="T3087">
      <style:text-properties fo:language="es" fo:country="ES"/>
    </style:style>
    <style:style style:parent-style-name="1342" style:list-style-name="WWNum176" style:family="paragraph" style:name="P170">
      <style:text-properties/>
      <style:paragraph-properties fo:text-align="left"/>
    </style:style>
    <style:style style:family="text" style:name="T3088">
      <style:text-properties fo:font-size="11pt" fo:language="es" fo:country="ES" fo:font-weight="bold"/>
    </style:style>
    <style:style style:family="text" style:name="T3089">
      <style:text-properties fo:font-size="11pt" fo:language="es" fo:country="ES" fo:font-weight="normal"/>
    </style:style>
    <style:style style:family="text" style:name="T3090">
      <style:text-properties fo:font-size="8pt" fo:language="es" fo:country="ES"/>
    </style:style>
    <style:style style:family="text" style:name="T3091">
      <style:text-properties fo:language="es" fo:country="ES"/>
    </style:style>
    <style:style style:family="text" style:name="T3092">
      <style:text-properties fo:font-size="9pt" fo:language="es" fo:country="ES" fo:font-weight="normal"/>
    </style:style>
    <style:style style:family="text" style:name="T3093">
      <style:text-properties fo:font-size="11pt" fo:language="es" fo:country="ES" fo:font-weight="bold"/>
    </style:style>
    <style:style style:family="text" style:name="T3094">
      <style:text-properties fo:font-size="9pt" fo:language="es" fo:country="ES" fo:font-weight="normal"/>
    </style:style>
    <style:style style:family="text" style:name="T3095">
      <style:text-properties fo:font-size="8pt" fo:language="es" fo:country="ES"/>
    </style:style>
    <style:style style:family="text" style:name="T3096">
      <style:text-properties fo:language="es" fo:country="ES"/>
    </style:style>
    <style:style style:family="text" style:name="T3097">
      <style:text-properties fo:font-size="9pt" fo:language="es" fo:country="ES" fo:font-weight="normal"/>
    </style:style>
    <style:style style:family="text" style:name="T3098">
      <style:text-properties fo:font-size="9pt" fo:language="es" fo:country="ES" fo:font-weight="normal"/>
    </style:style>
    <style:style style:parent-style-name="1342" style:list-style-name="WWNum176" style:family="paragraph" style:name="P171">
      <style:text-properties/>
      <style:paragraph-properties fo:text-align="left"/>
    </style:style>
    <style:style style:family="text" style:name="T3099">
      <style:text-properties fo:font-size="11pt" fo:language="es" fo:country="ES" fo:font-weight="bold"/>
    </style:style>
    <style:style style:family="text" style:name="T3100">
      <style:text-properties fo:font-size="9pt" fo:language="es" fo:country="ES" fo:font-weight="normal"/>
    </style:style>
    <style:style style:family="text" style:name="T3101">
      <style:text-properties fo:font-size="8pt" fo:language="es" fo:country="ES"/>
    </style:style>
    <style:style style:family="text" style:name="T3102">
      <style:text-properties fo:font-size="9pt" fo:language="es" fo:country="ES"/>
    </style:style>
    <style:style style:family="text" style:name="T3103">
      <style:text-properties fo:font-size="9pt" fo:language="es" fo:country="ES" fo:font-weight="normal"/>
    </style:style>
    <style:style style:parent-style-name="1342" style:list-style-name="WWNum176" style:family="paragraph" style:name="P172">
      <style:text-properties/>
      <style:paragraph-properties fo:text-align="left"/>
    </style:style>
    <style:style style:family="text" style:name="T3104">
      <style:text-properties fo:font-size="9pt" fo:language="es" fo:country="ES" fo:font-weight="normal"/>
    </style:style>
    <style:style style:family="text" style:name="T3105">
      <style:text-properties fo:font-size="11pt" fo:language="es" fo:country="ES" fo:font-weight="bold"/>
    </style:style>
    <style:style style:family="text" style:name="T3106">
      <style:text-properties fo:font-size="11pt" fo:language="es" fo:country="ES" fo:font-weight="normal"/>
    </style:style>
    <style:style style:family="text" style:name="T3107">
      <style:text-properties fo:font-size="8pt" fo:language="es" fo:country="ES"/>
    </style:style>
    <style:style style:family="text" style:name="T3108">
      <style:text-properties fo:language="es" fo:country="ES"/>
    </style:style>
    <style:style style:family="text" style:name="T3109">
      <style:text-properties fo:font-size="9pt" fo:language="es" fo:country="ES" fo:font-weight="normal"/>
    </style:style>
    <style:style style:family="text" style:name="T3110">
      <style:text-properties fo:font-size="9pt" fo:language="es" fo:country="ES" fo:font-weight="normal"/>
    </style:style>
    <style:style style:parent-style-name="1342" style:list-style-name="WWNum237" style:family="paragraph" style:name="P173">
      <style:text-properties/>
      <style:paragraph-properties fo:text-align="left"/>
    </style:style>
    <style:style style:family="text" style:name="T3111">
      <style:text-properties fo:font-size="9pt" fo:language="es" fo:country="ES" fo:font-weight="normal"/>
    </style:style>
    <style:style style:family="text" style:name="T3112">
      <style:text-properties fo:font-size="11pt" fo:language="es" fo:country="ES" fo:font-weight="bold"/>
    </style:style>
    <style:style style:family="text" style:name="T3113">
      <style:text-properties fo:font-size="11pt" fo:language="es" fo:country="ES" fo:font-weight="normal"/>
    </style:style>
    <style:style style:family="text" style:name="T3114">
      <style:text-properties fo:font-size="8pt" fo:language="es" fo:country="ES"/>
    </style:style>
    <style:style style:family="text" style:name="T3115">
      <style:text-properties fo:language="es" fo:country="ES"/>
    </style:style>
    <style:style style:family="text" style:name="T3116">
      <style:text-properties fo:font-size="9pt" fo:language="es" fo:country="ES" fo:font-weight="normal"/>
    </style:style>
    <style:style style:family="text" style:name="T3117">
      <style:text-properties fo:font-size="9pt" fo:language="es" fo:country="ES" fo:font-weight="normal"/>
    </style:style>
    <style:style style:parent-style-name="1342" style:list-style-name="WWNum176" style:family="paragraph" style:name="P174">
      <style:paragraph-properties fo:text-align="left"/>
    </style:style>
    <style:style style:family="text" style:name="T3118">
      <style:text-properties fo:font-size="11pt" fo:language="es" fo:country="ES" fo:font-weight="bold"/>
    </style:style>
    <style:style style:family="text" style:name="T3119">
      <style:text-properties fo:font-size="8pt" fo:language="es" fo:country="ES"/>
    </style:style>
    <style:style style:family="text" style:name="T3120">
      <style:text-properties fo:language="es" fo:country="ES"/>
    </style:style>
    <style:style style:family="text" style:name="T3121">
      <style:text-properties fo:font-size="9pt" fo:language="es" fo:country="ES" fo:font-weight="normal"/>
    </style:style>
    <style:style style:parent-style-name="1342" style:list-style-name="WWNum176" style:family="paragraph" style:name="P175">
      <style:text-properties/>
      <style:paragraph-properties fo:text-align="left"/>
    </style:style>
    <style:style style:family="text" style:name="T3122">
      <style:text-properties fo:font-size="11pt" fo:language="es" fo:country="ES" fo:font-weight="bold"/>
    </style:style>
    <style:style style:family="text" style:name="T3123">
      <style:text-properties fo:font-size="9pt" fo:language="es" fo:country="ES" fo:font-weight="normal"/>
    </style:style>
    <style:style style:family="text" style:name="T3124">
      <style:text-properties fo:font-size="8pt" fo:language="es" fo:country="ES"/>
    </style:style>
    <style:style style:family="text" style:name="T3125">
      <style:text-properties fo:language="es" fo:country="ES"/>
    </style:style>
    <style:style style:family="text" style:name="T3126">
      <style:text-properties fo:font-size="9pt" fo:language="es" fo:country="ES" fo:font-weight="normal"/>
    </style:style>
    <style:style style:family="text" style:name="T3127">
      <style:text-properties fo:font-size="9pt" fo:language="es" fo:country="ES" fo:font-weight="normal"/>
    </style:style>
    <style:style style:parent-style-name="1342" style:list-style-name="WWNum176" style:family="paragraph" style:name="P176">
      <style:paragraph-properties fo:text-align="left"/>
    </style:style>
    <style:style style:family="text" style:name="T3128">
      <style:text-properties fo:font-size="11pt" fo:language="es" fo:country="ES" fo:font-weight="bold"/>
    </style:style>
    <style:style style:family="text" style:name="T3129">
      <style:text-properties fo:font-size="9pt" fo:language="es" fo:country="ES" fo:font-weight="normal"/>
    </style:style>
    <style:style style:family="text" style:name="T3130">
      <style:text-properties fo:font-size="8pt" fo:language="es" fo:country="ES"/>
    </style:style>
    <style:style style:family="text" style:name="T3131">
      <style:text-properties fo:language="es" fo:country="ES"/>
    </style:style>
    <style:style style:family="text" style:name="T3132">
      <style:text-properties fo:font-size="9pt" fo:language="es" fo:country="ES" fo:font-weight="normal"/>
    </style:style>
    <style:style style:family="text" style:name="T3133">
      <style:text-properties fo:language="es" fo:country="ES"/>
    </style:style>
    <style:style style:parent-style-name="1342" style:list-style-name="WWNum176" style:family="paragraph" style:name="P177">
      <style:text-properties/>
      <style:paragraph-properties fo:text-align="left"/>
    </style:style>
    <style:style style:family="text" style:name="T3134">
      <style:text-properties fo:font-size="9pt" fo:language="es" fo:country="ES" fo:font-weight="normal"/>
    </style:style>
    <style:style style:family="text" style:name="T3135">
      <style:text-properties fo:font-size="11pt" fo:language="es" fo:country="ES" fo:font-weight="bold"/>
    </style:style>
    <style:style style:family="text" style:name="T3136">
      <style:text-properties fo:font-size="8pt" fo:language="es" fo:country="ES" fo:font-weight="normal"/>
    </style:style>
    <style:style style:family="text" style:name="T3137">
      <style:text-properties fo:font-size="9pt" fo:language="es" fo:country="ES" fo:font-weight="normal"/>
    </style:style>
    <style:style style:family="text" style:name="T3138">
      <style:text-properties fo:font-size="9pt" fo:language="es" fo:country="ES" fo:font-weight="normal"/>
    </style:style>
    <style:style style:parent-style-name="1342" style:list-style-name="WWNum209" style:family="paragraph" style:name="P178">
      <style:text-properties/>
      <style:paragraph-properties fo:text-align="left"/>
    </style:style>
    <style:style style:family="text" style:name="T3139">
      <style:text-properties fo:font-size="9pt" fo:language="es" fo:country="ES"/>
    </style:style>
    <style:style style:family="text" style:name="T3140">
      <style:text-properties fo:font-size="11pt" fo:language="es" fo:country="ES" fo:font-weight="bold"/>
    </style:style>
    <style:style style:family="text" style:name="T3141">
      <style:text-properties fo:font-size="8pt" fo:language="es" fo:country="ES"/>
    </style:style>
    <style:style style:family="text" style:name="T3142">
      <style:text-properties fo:font-size="9pt" fo:language="es" fo:country="ES"/>
    </style:style>
    <style:style style:family="text" style:name="T3143">
      <style:text-properties fo:font-size="9pt" fo:language="es" fo:country="ES"/>
    </style:style>
    <style:style style:parent-style-name="1342" style:family="paragraph" style:name="P179">
      <style:text-properties/>
      <style:paragraph-properties fo:text-align="left"/>
    </style:style>
    <style:style style:family="text" style:name="T3144">
      <style:text-properties fo:font-size="11pt" fo:language="es" fo:country="ES" fo:font-weight="bold"/>
    </style:style>
    <style:style style:family="text" style:name="T3145">
      <style:text-properties fo:font-size="9pt" fo:language="es" fo:country="ES"/>
    </style:style>
    <style:style style:family="text" style:name="T3146">
      <style:text-properties fo:font-size="8pt" fo:language="es" fo:country="ES"/>
    </style:style>
    <style:style style:family="text" style:name="T3147">
      <style:text-properties fo:font-size="9pt" fo:language="es" fo:country="ES"/>
    </style:style>
    <style:style style:family="text" style:name="T3148">
      <style:text-properties fo:font-size="9pt" fo:language="es" fo:country="ES"/>
    </style:style>
    <style:style style:family="text" style:name="T3149">
      <style:text-properties fo:font-size="9pt" fo:language="es" fo:country="ES" fo:font-weight="bold"/>
    </style:style>
    <style:style style:family="text" style:name="T3150">
      <style:text-properties fo:font-size="9pt" fo:language="es" fo:country="ES"/>
    </style:style>
    <style:style style:family="text" style:name="T3151">
      <style:text-properties fo:font-size="9pt" fo:language="es" fo:country="ES"/>
    </style:style>
    <style:style style:family="text" style:name="T3152">
      <style:text-properties fo:font-size="9pt" fo:language="es" fo:country="ES"/>
    </style:style>
    <style:style style:family="text" style:name="T3153">
      <style:text-properties fo:font-size="9pt" fo:language="es" fo:country="ES"/>
    </style:style>
    <style:style style:parent-style-name="1342" style:list-style-name="WWNum209" style:family="paragraph" style:name="P180">
      <style:text-properties/>
      <style:paragraph-properties fo:text-align="left"/>
    </style:style>
    <style:style style:family="text" style:name="T3154">
      <style:text-properties fo:font-size="11pt" fo:language="es" fo:country="ES" fo:font-weight="bold"/>
    </style:style>
    <style:style style:family="text" style:name="T3155">
      <style:text-properties fo:font-size="9pt" fo:language="es" fo:country="ES"/>
    </style:style>
    <style:style style:family="text" style:name="T3156">
      <style:text-properties fo:font-size="8pt" fo:language="es" fo:country="ES"/>
    </style:style>
    <style:style style:family="text" style:name="T3157">
      <style:text-properties fo:font-size="9pt" fo:language="es" fo:country="ES"/>
    </style:style>
    <style:style style:family="text" style:name="T3158">
      <style:text-properties fo:font-size="9pt" fo:language="es" fo:country="ES"/>
    </style:style>
    <style:style style:family="text" style:name="T3159">
      <style:text-properties fo:font-size="9pt" fo:language="es" fo:country="ES" fo:font-weight="bold"/>
    </style:style>
    <style:style style:family="text" style:name="T3160">
      <style:text-properties fo:font-size="9pt" fo:language="es" fo:country="ES"/>
    </style:style>
    <style:style style:family="text" style:name="T3161">
      <style:text-properties fo:font-size="9pt" fo:language="es" fo:country="ES"/>
    </style:style>
    <style:style style:family="text" style:name="T3162">
      <style:text-properties fo:font-size="9pt" fo:language="es" fo:country="ES" fo:font-weight="normal"/>
    </style:style>
    <style:style style:parent-style-name="1342" style:list-style-name="WWNum209" style:family="paragraph" style:name="P181">
      <style:text-properties/>
      <style:paragraph-properties fo:text-align="left"/>
    </style:style>
    <style:style style:family="text" style:name="T3163">
      <style:text-properties fo:font-size="9pt" fo:language="es" fo:country="ES"/>
    </style:style>
    <style:style style:family="text" style:name="T3164">
      <style:text-properties fo:font-size="11pt" fo:language="es" fo:country="ES" fo:font-weight="bold"/>
    </style:style>
    <style:style style:family="text" style:name="T3165">
      <style:text-properties fo:font-size="9pt" fo:language="es" fo:country="ES"/>
    </style:style>
    <style:style style:family="text" style:name="T3166">
      <style:text-properties fo:font-size="8pt" fo:language="es" fo:country="ES"/>
    </style:style>
    <style:style style:family="text" style:name="T3167">
      <style:text-properties fo:font-size="9pt" fo:language="es" fo:country="ES"/>
    </style:style>
    <style:style style:family="text" style:name="T3168">
      <style:text-properties fo:font-size="9pt" fo:language="es" fo:country="ES"/>
    </style:style>
    <style:style style:family="text" style:name="T3169">
      <style:text-properties fo:font-size="9pt" fo:language="es" fo:country="ES"/>
    </style:style>
    <style:style style:family="text" style:name="T3170">
      <style:text-properties fo:font-size="9pt" fo:language="es" fo:country="ES"/>
    </style:style>
    <style:style style:family="text" style:name="T3171">
      <style:text-properties fo:font-size="9pt" fo:language="es" fo:country="ES"/>
    </style:style>
    <style:style style:family="text" style:name="T3172">
      <style:text-properties fo:font-size="9pt" fo:language="es" fo:country="ES"/>
    </style:style>
    <style:style style:family="text" style:name="T3173">
      <style:text-properties fo:font-size="9pt" fo:language="es" fo:country="ES"/>
    </style:style>
    <style:style style:family="text" style:name="T3174">
      <style:text-properties fo:font-size="9pt" fo:language="es" fo:country="ES"/>
    </style:style>
    <style:style style:family="paragraph" style:name="P182">
      <style:text-properties/>
      <style:paragraph-properties fo:text-align="left" fo:margin-left="0cm" fo:text-indent="0cm"/>
    </style:style>
    <style:style style:family="text" style:name="T3175">
      <style:text-properties fo:font-size="9pt" fo:language="es" fo:country="ES" fo:font-weight="normal"/>
    </style:style>
    <style:style style:family="text" style:name="T3176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77" style:family="paragraph" style:name="P183">
      <style:text-properties/>
      <style:paragraph-properties fo:text-align="left"/>
    </style:style>
    <style:style style:family="text" style:name="T3177">
      <style:text-properties fo:font-size="11pt" fo:language="es" fo:country="ES" fo:font-weight="bold"/>
    </style:style>
    <style:style style:family="text" style:name="T3178">
      <style:text-properties fo:font-size="8pt" fo:language="es" fo:country="ES"/>
    </style:style>
    <style:style style:family="text" style:name="T3179">
      <style:text-properties fo:language="es" fo:country="ES"/>
    </style:style>
    <style:style style:family="text" style:name="T3180">
      <style:text-properties fo:font-size="9pt" fo:language="es" fo:country="ES" fo:font-weight="normal"/>
    </style:style>
    <style:style style:parent-style-name="1342" style:list-style-name="WWNum177" style:family="paragraph" style:name="P184">
      <style:text-properties/>
      <style:paragraph-properties fo:text-align="left"/>
    </style:style>
    <style:style style:family="text" style:name="T3181">
      <style:text-properties fo:font-size="9pt" fo:language="es" fo:country="ES" fo:font-weight="normal"/>
    </style:style>
    <style:style style:family="text" style:name="T3182">
      <style:text-properties fo:font-size="11pt" fo:language="es" fo:country="ES" fo:font-weight="bold"/>
    </style:style>
    <style:style style:family="text" style:name="T3183">
      <style:text-properties fo:font-size="11pt" fo:language="es" fo:country="ES" fo:font-weight="normal"/>
    </style:style>
    <style:style style:family="text" style:name="T3184">
      <style:text-properties fo:font-size="8pt" fo:language="es" fo:country="ES" fo:font-weight="normal"/>
    </style:style>
    <style:style style:family="text" style:name="T3185">
      <style:text-properties fo:font-size="9pt" fo:language="es" fo:country="ES" fo:font-weight="normal"/>
    </style:style>
    <style:style style:family="text" style:name="T3186">
      <style:text-properties fo:font-size="9pt" fo:language="es" fo:country="ES" fo:font-weight="normal"/>
    </style:style>
    <style:style style:parent-style-name="1342" style:list-style-name="WWNum177" style:family="paragraph" style:name="P185">
      <style:text-properties/>
      <style:paragraph-properties fo:text-align="left"/>
    </style:style>
    <style:style style:family="text" style:name="T3187">
      <style:text-properties fo:font-size="9pt" fo:language="es" fo:country="ES" fo:font-weight="normal"/>
    </style:style>
    <style:style style:family="text" style:name="T3188">
      <style:text-properties fo:font-size="11pt" fo:language="es" fo:country="ES" fo:font-weight="bold"/>
    </style:style>
    <style:style style:family="text" style:name="T3189">
      <style:text-properties fo:font-size="9pt" fo:language="es" fo:country="ES" fo:font-weight="normal"/>
    </style:style>
    <style:style style:family="text" style:name="T3190">
      <style:text-properties fo:font-size="8pt" fo:language="es" fo:country="ES" fo:font-weight="normal"/>
    </style:style>
    <style:style style:family="text" style:name="T3191">
      <style:text-properties fo:font-size="9pt" fo:language="es" fo:country="ES" fo:font-weight="normal"/>
    </style:style>
    <style:style style:family="text" style:name="T3192">
      <style:text-properties fo:font-size="9pt" fo:language="es" fo:country="ES" fo:font-weight="normal"/>
    </style:style>
    <style:style style:family="text" style:name="T3193">
      <style:text-properties fo:font-size="9pt" fo:language="es" fo:country="ES" fo:font-weight="normal"/>
    </style:style>
    <style:style style:parent-style-name="1342" style:list-style-name="WWNum218" style:family="paragraph" style:name="P186">
      <style:text-properties/>
      <style:paragraph-properties fo:text-align="left"/>
    </style:style>
    <style:style style:family="text" style:name="T3194">
      <style:text-properties fo:language="es" fo:country="ES" fo:font-weight="bold"/>
    </style:style>
    <style:style style:family="text" style:name="T3195">
      <style:text-properties fo:font-size="8pt" fo:language="es" fo:country="ES"/>
    </style:style>
    <style:style style:family="text" style:name="T3196">
      <style:text-properties fo:language="es" fo:country="ES"/>
    </style:style>
    <style:style style:family="text" style:name="T3197">
      <style:text-properties fo:font-size="9pt" fo:language="es" fo:country="ES" fo:font-weight="normal"/>
    </style:style>
    <style:style style:family="text" style:name="T3198">
      <style:text-properties fo:language="es" fo:country="ES"/>
    </style:style>
    <style:style style:family="paragraph" style:name="P187">
      <style:text-properties/>
      <style:paragraph-properties fo:text-align="center" fo:margin-left="0cm" fo:text-indent="0cm"/>
    </style:style>
    <style:style style:family="text" style:name="T3199">
      <style:text-properties fo:font-size="9pt" fo:language="es" fo:country="ES"/>
    </style:style>
    <style:style style:family="text" style:name="T3200">
      <style:text-properties fo:font-size="11pt" fo:language="es" fo:country="ES" fo:font-weight="bold"/>
    </style:style>
    <style:style style:parent-style-name="1342" style:list-style-name="WWNum187" style:family="paragraph" style:name="P188">
      <style:paragraph-properties fo:text-align="left"/>
    </style:style>
    <style:style style:family="text" style:name="T3201">
      <style:text-properties fo:font-size="11pt" fo:language="es" fo:country="ES" fo:font-weight="bold"/>
    </style:style>
    <style:style style:family="text" style:name="T3202">
      <style:text-properties fo:font-size="8pt" fo:language="es" fo:country="ES"/>
    </style:style>
    <style:style style:family="text" style:name="T3203">
      <style:text-properties fo:color="#000000" fo:font-size="11pt" fo:language="es" fo:country="ES" fo:font-weight="bold"/>
    </style:style>
    <style:style style:family="text" style:name="T3204">
      <style:text-properties fo:font-size="9pt" fo:language="es" fo:country="ES"/>
    </style:style>
    <style:style style:parent-style-name="1342" style:list-style-name="WWNum187" style:family="paragraph" style:name="P189">
      <style:paragraph-properties fo:text-align="left"/>
    </style:style>
    <style:style style:family="text" style:name="T3205">
      <style:text-properties fo:font-size="11pt" fo:language="es" fo:country="ES" fo:font-weight="bold"/>
    </style:style>
    <style:style style:family="text" style:name="T3206">
      <style:text-properties fo:font-size="9pt" fo:language="es" fo:country="ES"/>
    </style:style>
    <style:style style:family="text" style:name="T3207">
      <style:text-properties fo:font-size="8pt" fo:language="es" fo:country="ES"/>
    </style:style>
    <style:style style:family="text" style:name="T3208">
      <style:text-properties fo:font-size="11pt" fo:language="es" fo:country="ES" fo:font-weight="bold"/>
    </style:style>
    <style:style style:family="text" style:name="T3209">
      <style:text-properties fo:font-size="9pt" fo:language="es" fo:country="ES"/>
    </style:style>
    <style:style style:family="text" style:name="T3210">
      <style:text-properties fo:font-size="9pt" fo:language="es" fo:country="ES"/>
    </style:style>
    <style:style style:family="text" style:name="T3211">
      <style:text-properties fo:font-size="9pt" fo:language="es" fo:country="ES"/>
    </style:style>
    <style:style style:parent-style-name="1342" style:list-style-name="WWNum187" style:family="paragraph" style:name="P190">
      <style:text-properties/>
      <style:paragraph-properties fo:text-align="left"/>
    </style:style>
    <style:style style:family="text" style:name="T3212">
      <style:text-properties fo:font-size="9pt" fo:language="es" fo:country="ES"/>
    </style:style>
    <style:style style:family="text" style:name="T3213">
      <style:text-properties fo:font-size="11pt" fo:language="es" fo:country="ES" fo:font-weight="bold"/>
    </style:style>
    <style:style style:family="text" style:name="T3214">
      <style:text-properties fo:font-size="8pt" fo:language="es" fo:country="ES"/>
    </style:style>
    <style:style style:family="text" style:name="T3215">
      <style:text-properties fo:font-size="9pt" fo:language="es" fo:country="ES"/>
    </style:style>
    <style:style style:family="text" style:name="T3216">
      <style:text-properties fo:font-size="9pt" fo:language="es" fo:country="ES"/>
    </style:style>
    <style:style style:parent-style-name="1342" style:list-style-name="WWNum217" style:family="paragraph" style:name="P191">
      <style:paragraph-properties fo:text-align="left"/>
    </style:style>
    <style:style style:family="text" style:name="T3217">
      <style:text-properties fo:font-size="9pt" fo:language="es" fo:country="ES"/>
    </style:style>
    <style:style style:family="text" style:name="T3218">
      <style:text-properties fo:font-size="11pt" fo:language="es" fo:country="ES" fo:font-weight="bold"/>
    </style:style>
    <style:style style:family="text" style:name="T3219">
      <style:text-properties fo:font-size="9pt" fo:language="es" fo:country="ES" fo:font-weight="bold"/>
    </style:style>
    <style:style style:family="text" style:name="T3220">
      <style:text-properties fo:font-size="8pt" fo:language="es" fo:country="ES"/>
    </style:style>
    <style:style style:family="text" style:name="T3221">
      <style:text-properties fo:font-size="9pt" fo:language="es" fo:country="ES"/>
    </style:style>
    <style:style style:family="text" style:name="T3222">
      <style:text-properties fo:font-size="9pt" fo:language="es" fo:country="ES"/>
    </style:style>
    <style:style style:parent-style-name="1342" style:list-style-name="WWNum217" style:family="paragraph" style:name="P192">
      <style:paragraph-properties fo:text-align="left"/>
    </style:style>
    <style:style style:family="text" style:name="T3223">
      <style:text-properties fo:font-size="11pt" fo:language="es" fo:country="ES" fo:font-weight="bold"/>
    </style:style>
    <style:style style:family="text" style:name="T3224">
      <style:text-properties fo:font-size="11pt" fo:language="es" fo:country="ES" fo:font-weight="bold"/>
    </style:style>
    <style:style style:family="text" style:name="T3225">
      <style:text-properties fo:font-size="9pt" fo:language="es" fo:country="ES"/>
    </style:style>
    <style:style style:family="text" style:name="T3226">
      <style:text-properties fo:font-size="9pt" fo:language="es" fo:country="ES"/>
    </style:style>
    <style:style style:family="text" style:name="T3227">
      <style:text-properties fo:font-size="9pt" fo:language="es" fo:country="ES"/>
    </style:style>
    <style:style style:parent-style-name="1342" style:list-style-name="WWNum217" style:family="paragraph" style:name="P193">
      <style:paragraph-properties fo:text-align="left"/>
    </style:style>
    <style:style style:family="text" style:name="T3228">
      <style:text-properties fo:font-size="9pt" fo:language="es" fo:country="ES" fo:font-weight="normal"/>
    </style:style>
    <style:style style:family="text" style:name="T3229">
      <style:text-properties fo:font-size="11pt" fo:language="es" fo:country="ES" fo:font-weight="bold"/>
    </style:style>
    <style:style style:family="text" style:name="T3230">
      <style:text-properties fo:font-size="9pt" fo:language="es" fo:country="ES" fo:font-weight="normal"/>
    </style:style>
    <style:style style:family="text" style:name="T3231">
      <style:text-properties fo:font-size="8pt" fo:language="es" fo:country="ES" fo:font-weight="normal"/>
    </style:style>
    <style:style style:family="text" style:name="T3232">
      <style:text-properties fo:font-size="9pt" fo:language="es" fo:country="ES" fo:font-weight="normal"/>
    </style:style>
    <style:style style:family="text" style:name="T3233">
      <style:text-properties fo:font-size="9pt" fo:language="es" fo:country="ES"/>
    </style:style>
    <style:style style:parent-style-name="1342" style:list-style-name="WWNum217" style:family="paragraph" style:name="P194">
      <style:paragraph-properties fo:text-align="left"/>
    </style:style>
    <style:style style:family="text" style:name="T3234">
      <style:text-properties fo:font-size="11pt" fo:language="es" fo:country="ES" fo:font-weight="bold"/>
    </style:style>
    <style:style style:family="text" style:name="T3235">
      <style:text-properties fo:font-size="9pt" fo:language="es" fo:country="ES" fo:font-weight="normal"/>
    </style:style>
    <style:style style:family="text" style:name="T3236">
      <style:text-properties fo:font-size="8pt" fo:language="es" fo:country="ES"/>
    </style:style>
    <style:style style:family="text" style:name="T3237">
      <style:text-properties fo:font-size="9pt" fo:language="es" fo:country="ES" fo:font-weight="normal"/>
    </style:style>
    <style:style style:parent-style-name="1342" style:list-style-name="WWNum217" style:family="paragraph" style:name="P195">
      <style:paragraph-properties fo:text-align="left"/>
    </style:style>
    <style:style style:family="text" style:name="T3238">
      <style:text-properties fo:font-size="11pt" fo:language="es" fo:country="ES" fo:font-weight="bold"/>
    </style:style>
    <style:style style:family="text" style:name="T3239">
      <style:text-properties fo:font-size="9pt" fo:language="es" fo:country="ES" fo:font-weight="normal"/>
    </style:style>
    <style:style style:family="text" style:name="T3240">
      <style:text-properties fo:font-size="8pt" fo:language="es" fo:country="ES"/>
    </style:style>
    <style:style style:family="text" style:name="T3241">
      <style:text-properties fo:font-size="9pt" fo:language="es" fo:country="ES" fo:font-weight="normal"/>
    </style:style>
    <style:style style:parent-style-name="1342" style:list-style-name="WWNum217" style:family="paragraph" style:name="P196">
      <style:paragraph-properties fo:text-align="left"/>
    </style:style>
    <style:style style:family="text" style:name="T3242">
      <style:text-properties fo:font-size="11pt" fo:language="es" fo:country="ES" fo:font-weight="bold"/>
    </style:style>
    <style:style style:family="text" style:name="T3243">
      <style:text-properties fo:font-size="9pt" fo:language="es" fo:country="ES" fo:font-weight="normal"/>
    </style:style>
    <style:style style:family="text" style:name="T3244">
      <style:text-properties fo:font-size="8pt" fo:language="es" fo:country="ES"/>
    </style:style>
    <style:style style:family="text" style:name="T3245">
      <style:text-properties fo:font-size="9pt" fo:language="es" fo:country="ES" fo:font-weight="normal"/>
    </style:style>
    <style:style style:parent-style-name="1342" style:list-style-name="WWNum217" style:family="paragraph" style:name="P197">
      <style:paragraph-properties fo:text-align="left"/>
    </style:style>
    <style:style style:family="text" style:name="T3246">
      <style:text-properties fo:font-size="11pt" fo:language="es" fo:country="ES" fo:font-weight="bold"/>
    </style:style>
    <style:style style:family="text" style:name="T3247">
      <style:text-properties fo:font-size="9pt" fo:language="es" fo:country="ES" fo:font-weight="bold"/>
    </style:style>
    <style:style style:family="text" style:name="T3248">
      <style:text-properties fo:font-size="8pt" fo:language="es" fo:country="ES"/>
    </style:style>
    <style:style style:family="text" style:name="T3249">
      <style:text-properties fo:font-size="9pt" fo:language="es" fo:country="ES" fo:font-weight="normal"/>
    </style:style>
    <style:style style:family="text" style:name="T3250">
      <style:text-properties fo:font-size="9pt" fo:language="es" fo:country="ES" fo:font-weight="normal"/>
    </style:style>
    <style:style style:family="paragraph" style:name="P198">
      <style:text-properties/>
      <style:paragraph-properties fo:text-align="left" fo:margin-left="0cm" fo:text-indent="0cm"/>
    </style:style>
    <style:style style:family="text" style:name="T3251">
      <style:text-properties fo:font-size="9pt" fo:language="es" fo:country="ES" fo:font-weight="normal"/>
    </style:style>
    <style:style style:family="text" style:name="T3252">
      <style:text-properties fo:font-size="9pt" fo:language="es" fo:country="ES" fo:font-weight="normal"/>
    </style:style>
    <style:style style:family="paragraph" style:name="P199">
      <style:text-properties/>
      <style:paragraph-properties fo:line-height="100%"/>
    </style:style>
    <style:style style:family="text" style:name="T3253">
      <style:text-properties fo:language="es" fo:country="ES"/>
    </style:style>
    <style:style style:family="text" style:name="T3254">
      <style:text-properties fo:language="es" fo:country="ES"/>
    </style:style>
    <style:style style:family="text" style:name="T3255">
      <style:text-properties fo:language="es" fo:country="ES"/>
    </style:style>
    <style:style style:family="text" style:name="T3256">
      <style:text-properties fo:language="es" fo:country="ES"/>
    </style:style>
    <style:style style:family="text" style:name="T3257">
      <style:text-properties fo:language="es" fo:country="ES"/>
    </style:style>
    <style:style style:family="text" style:name="T3258">
      <style:text-properties fo:language="es" fo:country="ES"/>
    </style:style>
    <style:style style:family="text" style:name="T3259">
      <style:text-properties fo:language="es" fo:country="ES"/>
    </style:style>
    <style:style style:family="paragraph" style:name="P200">
      <style:text-properties/>
      <style:paragraph-properties/>
    </style:style>
    <style:style style:family="text" style:name="T3260">
      <style:text-properties fo:font-size="3pt" fo:language="es" fo:country="ES" fo:font-weight="bold"/>
    </style:style>
    <style:style style:family="text" style:name="T3261">
      <style:text-properties fo:font-size="3pt" fo:language="es" fo:country="ES" fo:font-weight="bold"/>
    </style:style>
    <style:style style:family="paragraph" style:name="P201">
      <style:text-properties/>
      <style:paragraph-properties/>
    </style:style>
    <style:style style:family="text" style:name="T3262">
      <style:text-properties fo:language="es" fo:country="ES" fo:font-weight="bold"/>
    </style:style>
    <style:style style:family="text" style:name="T3263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2" style:family="paragraph" style:name="P202">
      <style:text-properties/>
      <style:paragraph-properties fo:text-align="left"/>
    </style:style>
    <style:style style:family="text" style:name="T3264">
      <style:text-properties fo:font-size="11pt" fo:language="es" fo:country="ES" fo:font-weight="bold"/>
    </style:style>
    <style:style style:family="text" style:name="T3265">
      <style:text-properties fo:font-size="9pt" fo:language="es" fo:country="ES"/>
    </style:style>
    <style:style style:family="text" style:name="T3266">
      <style:text-properties fo:font-size="10pt" fo:language="es" fo:country="ES" fo:font-weight="normal"/>
    </style:style>
    <style:style style:family="text" style:name="T3267">
      <style:text-properties fo:font-size="11pt" fo:language="es" fo:country="ES" fo:font-weight="bold"/>
    </style:style>
    <style:style style:family="text" style:name="T3268">
      <style:text-properties fo:font-size="8pt" fo:language="es" fo:country="ES"/>
    </style:style>
    <style:style style:family="text" style:name="T3269">
      <style:text-properties fo:language="es" fo:country="ES"/>
    </style:style>
    <style:style style:family="text" style:name="T3270">
      <style:text-properties fo:font-size="9pt" fo:language="es" fo:country="ES"/>
    </style:style>
    <style:style style:family="text" style:name="T3271">
      <style:text-properties fo:language="es" fo:country="ES"/>
    </style:style>
    <style:style style:parent-style-name="1342" style:list-style-name="WWNum2" style:family="paragraph" style:name="P203">
      <style:text-properties/>
      <style:paragraph-properties fo:text-align="left"/>
    </style:style>
    <style:style style:family="text" style:name="T3272">
      <style:text-properties fo:font-size="11pt" fo:language="es" fo:country="ES" fo:font-weight="bold"/>
    </style:style>
    <style:style style:family="text" style:name="T3273">
      <style:text-properties fo:font-size="9pt" fo:language="es" fo:country="ES" fo:font-weight="bold"/>
    </style:style>
    <style:style style:family="text" style:name="T3274">
      <style:text-properties fo:font-size="8pt" fo:language="es" fo:country="ES"/>
    </style:style>
    <style:style style:family="text" style:name="T3275">
      <style:text-properties fo:language="es" fo:country="ES"/>
    </style:style>
    <style:style style:family="text" style:name="T3276">
      <style:text-properties fo:font-size="9pt" fo:language="es" fo:country="ES"/>
    </style:style>
    <style:style style:family="text" style:name="T3277">
      <style:text-properties fo:language="es" fo:country="ES"/>
    </style:style>
    <style:style style:parent-style-name="1342" style:list-style-name="WWNum155" style:family="paragraph" style:name="P204">
      <style:text-properties/>
      <style:paragraph-properties fo:text-align="left"/>
    </style:style>
    <style:style style:family="text" style:name="T3278">
      <style:text-properties fo:font-size="11pt" fo:language="es" fo:country="ES" fo:font-weight="bold"/>
    </style:style>
    <style:style style:family="text" style:name="T3279">
      <style:text-properties fo:font-size="11pt" fo:language="es" fo:country="ES"/>
    </style:style>
    <style:style style:family="text" style:name="T3280">
      <style:text-properties fo:font-size="8pt" fo:language="es" fo:country="ES"/>
    </style:style>
    <style:style style:family="text" style:name="T3281">
      <style:text-properties fo:font-size="9pt" fo:language="es" fo:country="ES"/>
    </style:style>
    <style:style style:family="text" style:name="T3282">
      <style:text-properties fo:font-size="9pt" fo:language="es" fo:country="ES"/>
    </style:style>
    <style:style style:family="text" style:name="T3283">
      <style:text-properties fo:font-size="9pt" fo:language="es" fo:country="ES"/>
    </style:style>
    <style:style style:family="paragraph" style:name="P205">
      <style:text-properties/>
      <style:paragraph-properties fo:text-align="left" fo:margin-left="0cm" fo:text-indent="0cm"/>
    </style:style>
    <style:style style:family="text" style:name="T3284">
      <style:text-properties fo:font-size="9pt" fo:language="es" fo:country="ES"/>
    </style:style>
    <style:style style:family="text" style:name="T3285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06">
      <style:text-properties/>
      <style:paragraph-properties fo:text-align="left"/>
    </style:style>
    <style:style style:family="text" style:name="T3286">
      <style:text-properties fo:language="es" fo:country="ES" fo:font-weight="bold"/>
    </style:style>
    <style:style style:family="text" style:name="T3287">
      <style:text-properties fo:font-size="9pt" fo:language="es" fo:country="ES"/>
    </style:style>
    <style:style style:family="text" style:name="T3288">
      <style:text-properties fo:font-size="8pt" fo:language="es" fo:country="ES"/>
    </style:style>
    <style:style style:family="text" style:name="T3289">
      <style:text-properties fo:language="es" fo:country="ES"/>
    </style:style>
    <style:style style:family="text" style:name="T3290">
      <style:text-properties fo:font-size="9pt" fo:language="es" fo:country="ES"/>
    </style:style>
    <style:style style:family="text" style:name="T3291">
      <style:text-properties fo:font-size="9pt"/>
    </style:style>
    <style:style style:family="paragraph" style:name="P207">
      <style:text-properties/>
      <style:paragraph-properties fo:text-align="left"/>
    </style:style>
    <style:style style:family="text" style:name="T3292">
      <style:text-properties fo:language="es" fo:country="ES"/>
    </style:style>
    <style:style style:family="text" style:name="T3293">
      <style:text-properties fo:language="es" fo:country="ES" fo:font-weight="bold"/>
    </style:style>
    <style:style style:family="text" style:name="T3294">
      <style:text-properties fo:font-size="9pt" fo:language="es" fo:country="ES"/>
    </style:style>
    <style:style style:family="text" style:name="T3295">
      <style:text-properties fo:font-size="8pt" fo:language="es" fo:country="ES"/>
    </style:style>
    <style:style style:family="text" style:name="T3296">
      <style:text-properties fo:language="es" fo:country="ES"/>
    </style:style>
    <style:style style:family="text" style:name="T3297">
      <style:text-properties fo:font-size="9pt" fo:language="es" fo:country="ES"/>
    </style:style>
    <style:style style:family="text" style:name="T3298">
      <style:text-properties fo:language="es" fo:country="ES"/>
    </style:style>
    <style:style style:family="paragraph" style:name="P208">
      <style:text-properties/>
      <style:paragraph-properties fo:text-align="left"/>
    </style:style>
    <style:style style:family="text" style:name="T3299">
      <style:text-properties fo:language="es" fo:country="ES"/>
    </style:style>
    <style:style style:family="text" style:name="T3300">
      <style:text-properties fo:language="es" fo:country="ES" fo:font-weight="bold"/>
    </style:style>
    <style:style style:family="text" style:name="T3301">
      <style:text-properties fo:font-size="9pt" fo:language="es" fo:country="ES"/>
    </style:style>
    <style:style style:family="text" style:name="T3302">
      <style:text-properties fo:font-size="8pt" fo:language="es" fo:country="ES"/>
    </style:style>
    <style:style style:family="text" style:name="T3303">
      <style:text-properties fo:language="es" fo:country="ES"/>
    </style:style>
    <style:style style:family="text" style:name="T3304">
      <style:text-properties fo:font-size="9pt" fo:language="es" fo:country="ES"/>
    </style:style>
    <style:style style:family="text" style:name="T3305">
      <style:text-properties fo:font-size="9pt"/>
    </style:style>
    <style:style style:family="paragraph" style:name="P209">
      <style:text-properties/>
      <style:paragraph-properties fo:text-align="left"/>
    </style:style>
    <style:style style:family="text" style:name="T3306">
      <style:text-properties fo:language="es" fo:country="ES"/>
    </style:style>
    <style:style style:family="text" style:name="T3307">
      <style:text-properties fo:language="es" fo:country="ES" fo:font-weight="bold"/>
    </style:style>
    <style:style style:family="text" style:name="T3308">
      <style:text-properties fo:font-size="9pt" fo:language="es" fo:country="ES"/>
    </style:style>
    <style:style style:family="text" style:name="T3309">
      <style:text-properties fo:font-size="8pt" fo:language="es" fo:country="ES"/>
    </style:style>
    <style:style style:family="text" style:name="T3310">
      <style:text-properties fo:language="es" fo:country="ES"/>
    </style:style>
    <style:style style:family="text" style:name="T3311">
      <style:text-properties fo:font-size="9pt" fo:language="es" fo:country="ES"/>
    </style:style>
    <style:style style:family="text" style:name="T3312">
      <style:text-properties fo:font-size="9pt" fo:language="es" fo:country="ES"/>
    </style:style>
    <style:style style:family="paragraph" style:name="P210">
      <style:text-properties/>
      <style:paragraph-properties fo:text-align="center" fo:margin-left="0cm" fo:text-indent="0cm"/>
    </style:style>
    <style:style style:family="text" style:name="T3313">
      <style:text-properties fo:font-size="9pt" fo:language="es" fo:country="ES"/>
    </style:style>
    <style:style style:family="text" style:name="T3314">
      <style:text-properties fo:font-size="9pt" fo:language="es" fo:country="ES"/>
    </style:style>
    <style:style style:family="paragraph" style:name="P211">
      <style:text-properties/>
      <style:paragraph-properties fo:text-align="left"/>
    </style:style>
    <style:style style:family="text" style:name="T3315">
      <style:text-properties fo:font-size="11pt" fo:font-weight="bold"/>
    </style:style>
    <style:style style:family="text" style:name="T3316">
      <style:text-properties fo:font-size="9pt"/>
    </style:style>
    <style:style style:family="text" style:name="T3317">
      <style:text-properties fo:font-size="8pt" fo:language="es" fo:country="ES"/>
    </style:style>
    <style:style style:family="text" style:name="T3318">
      <style:text-properties fo:language="es" fo:country="ES"/>
    </style:style>
    <style:style style:family="text" style:name="T3319">
      <style:text-properties fo:font-size="9pt"/>
    </style:style>
    <style:style style:family="text" style:name="T3320">
      <style:text-properties fo:font-size="9pt"/>
    </style:style>
    <style:style style:family="paragraph" style:name="P212">
      <style:text-properties/>
      <style:paragraph-properties fo:text-align="center" fo:margin-left="0cm" fo:text-indent="0cm"/>
    </style:style>
    <style:style style:family="text" style:name="T3321">
      <style:text-properties fo:font-size="9pt" fo:language="es" fo:country="ES"/>
    </style:style>
    <style:style style:family="text" style:name="T3322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13">
      <style:text-properties/>
      <style:paragraph-properties fo:text-align="left"/>
    </style:style>
    <style:style style:family="text" style:name="T3323">
      <style:text-properties fo:language="es" fo:country="ES" fo:font-weight="bold"/>
    </style:style>
    <style:style style:family="text" style:name="T3324">
      <style:text-properties fo:language="es" fo:country="ES"/>
    </style:style>
    <style:style style:family="text" style:name="T3325">
      <style:text-properties fo:font-size="8pt" fo:language="es" fo:country="ES"/>
    </style:style>
    <style:style style:family="text" style:name="T3326">
      <style:text-properties fo:language="es" fo:country="ES" fo:font-weight="bold"/>
    </style:style>
    <style:style style:family="text" style:name="T3327">
      <style:text-properties fo:font-size="9pt" fo:language="es" fo:country="ES"/>
    </style:style>
    <style:style style:family="text" style:name="T3328">
      <style:text-properties fo:font-size="8pt" fo:language="es" fo:country="ES"/>
    </style:style>
    <style:style style:family="text" style:name="T3329">
      <style:text-properties fo:language="es" fo:country="ES"/>
    </style:style>
    <style:style style:family="text" style:name="T3330">
      <style:text-properties fo:font-size="9pt" fo:language="es" fo:country="ES"/>
    </style:style>
    <style:style style:family="text" style:name="T3331">
      <style:text-properties fo:language="es" fo:country="ES"/>
    </style:style>
    <style:style style:family="paragraph" style:name="P214">
      <style:text-properties/>
      <style:paragraph-properties fo:text-align="left"/>
    </style:style>
    <style:style style:family="text" style:name="T3332">
      <style:text-properties fo:language="es" fo:country="ES" fo:font-weight="bold"/>
    </style:style>
    <style:style style:family="text" style:name="T3333">
      <style:text-properties fo:language="es" fo:country="ES"/>
    </style:style>
    <style:style style:family="text" style:name="T3334">
      <style:text-properties fo:font-size="8pt" fo:language="es" fo:country="ES"/>
    </style:style>
    <style:style style:family="text" style:name="T3335">
      <style:text-properties fo:language="es" fo:country="ES" fo:font-weight="bold"/>
    </style:style>
    <style:style style:family="text" style:name="T3336">
      <style:text-properties fo:font-size="9pt" fo:language="es" fo:country="ES"/>
    </style:style>
    <style:style style:family="text" style:name="T3337">
      <style:text-properties fo:font-size="8pt" fo:language="es" fo:country="ES"/>
    </style:style>
    <style:style style:family="text" style:name="T3338">
      <style:text-properties fo:language="es" fo:country="ES"/>
    </style:style>
    <style:style style:family="text" style:name="T3339">
      <style:text-properties fo:font-size="9pt" fo:language="es" fo:country="ES"/>
    </style:style>
    <style:style style:family="text" style:name="T3340">
      <style:text-properties fo:language="es" fo:country="ES"/>
    </style:style>
    <style:style style:family="paragraph" style:name="P215">
      <style:text-properties/>
      <style:paragraph-properties fo:text-align="left"/>
    </style:style>
    <style:style style:family="text" style:name="T3341">
      <style:text-properties fo:language="es" fo:country="ES" fo:font-weight="bold"/>
    </style:style>
    <style:style style:family="text" style:name="T3342">
      <style:text-properties fo:language="es" fo:country="ES"/>
    </style:style>
    <style:style style:family="text" style:name="T3343">
      <style:text-properties fo:font-size="8pt" fo:language="es" fo:country="ES"/>
    </style:style>
    <style:style style:family="text" style:name="T3344">
      <style:text-properties fo:language="es" fo:country="ES" fo:font-weight="bold"/>
    </style:style>
    <style:style style:family="text" style:name="T3345">
      <style:text-properties fo:font-size="9pt" fo:language="es" fo:country="ES"/>
    </style:style>
    <style:style style:family="text" style:name="T3346">
      <style:text-properties fo:font-size="8pt" fo:language="es" fo:country="ES"/>
    </style:style>
    <style:style style:family="text" style:name="T3347">
      <style:text-properties fo:language="es" fo:country="ES"/>
    </style:style>
    <style:style style:family="text" style:name="T3348">
      <style:text-properties fo:font-size="9pt" fo:language="es" fo:country="ES"/>
    </style:style>
    <style:style style:family="text" style:name="T3349">
      <style:text-properties fo:language="es" fo:country="ES"/>
    </style:style>
    <style:style style:family="paragraph" style:name="P216">
      <style:text-properties/>
      <style:paragraph-properties fo:text-align="left"/>
    </style:style>
    <style:style style:family="text" style:name="T3350">
      <style:text-properties fo:language="es" fo:country="ES" fo:font-weight="bold"/>
    </style:style>
    <style:style style:family="text" style:name="T3351">
      <style:text-properties fo:language="es" fo:country="ES"/>
    </style:style>
    <style:style style:family="text" style:name="T3352">
      <style:text-properties fo:font-size="8pt" fo:language="es" fo:country="ES"/>
    </style:style>
    <style:style style:family="text" style:name="T3353">
      <style:text-properties fo:language="es" fo:country="ES" fo:font-weight="bold"/>
    </style:style>
    <style:style style:family="text" style:name="T3354">
      <style:text-properties fo:font-size="9pt" fo:language="es" fo:country="ES"/>
    </style:style>
    <style:style style:family="text" style:name="T3355">
      <style:text-properties fo:font-size="8pt" fo:language="es" fo:country="ES"/>
    </style:style>
    <style:style style:family="text" style:name="T3356">
      <style:text-properties fo:language="es" fo:country="ES"/>
    </style:style>
    <style:style style:family="text" style:name="T3357">
      <style:text-properties fo:font-size="9pt" fo:language="es" fo:country="ES"/>
    </style:style>
    <style:style style:family="text" style:name="T3358">
      <style:text-properties fo:language="es" fo:country="ES"/>
    </style:style>
    <style:style style:family="paragraph" style:name="P217">
      <style:text-properties/>
      <style:paragraph-properties fo:text-align="center" fo:margin-left="0cm" fo:text-indent="0cm"/>
    </style:style>
    <style:style style:family="text" style:name="T3359">
      <style:text-properties fo:font-size="9pt" fo:language="es" fo:country="ES"/>
    </style:style>
    <style:style style:family="text" style:name="T3360">
      <style:text-properties fo:font-size="9pt" fo:language="es" fo:country="ES"/>
    </style:style>
    <style:style style:family="paragraph" style:name="P218">
      <style:text-properties/>
      <style:paragraph-properties fo:text-align="left"/>
    </style:style>
    <style:style style:family="text" style:name="T3361">
      <style:text-properties fo:font-size="9pt" fo:language="es" fo:country="ES"/>
    </style:style>
    <style:style style:family="text" style:name="T3362">
      <style:text-properties fo:font-size="9pt" fo:language="es" fo:country="ES"/>
    </style:style>
    <style:style style:family="paragraph" style:name="P219">
      <style:text-properties/>
      <style:paragraph-properties/>
    </style:style>
    <style:style style:family="text" style:name="T3363">
      <style:text-properties fo:font-size="3pt" fo:language="es" fo:country="ES" fo:font-weight="bold"/>
    </style:style>
    <style:style style:family="text" style:name="T3364">
      <style:text-properties fo:font-size="3pt" fo:language="es" fo:country="ES" fo:font-weight="bold"/>
    </style:style>
    <style:style style:family="paragraph" style:name="P220">
      <style:text-properties/>
      <style:paragraph-properties/>
    </style:style>
    <style:style style:family="text" style:name="T3365">
      <style:text-properties fo:language="es" fo:country="ES" fo:font-weight="bold"/>
    </style:style>
    <style:style style:family="text" style:name="T3366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4cm" fo:margin-left="-3.001cm" table:align="left" style:use-optimal-column-width="true"/>
    </style:style>
    <style:style style:family="table-column" style:name="co15">
      <style:table-column-properties style:column-width="10.19cm" style:use-optimal-column-width="true"/>
    </style:style>
    <style:style style:family="table-column" style:name="co16">
      <style:table-column-properties style:column-width="13.81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92" style:family="paragraph" style:name="P221">
      <style:text-properties/>
      <style:paragraph-properties fo:line-height="100%"/>
    </style:style>
    <style:style style:family="text" style:name="T3367">
      <style:text-properties fo:language="es" fo:country="ES" fo:font-weight="bold"/>
    </style:style>
    <style:style style:family="text" style:name="T3368">
      <style:text-properties fo:language="es" fo:country="ES"/>
    </style:style>
    <style:style style:family="text" style:name="T3369">
      <style:text-properties fo:language="es" fo:country="ES"/>
    </style:style>
    <style:style style:parent-style-name="1342" style:list-style-name="WWNum192" style:family="paragraph" style:name="P222">
      <style:text-properties/>
      <style:paragraph-properties fo:line-height="100%"/>
    </style:style>
    <style:style style:family="text" style:name="T3370">
      <style:text-properties fo:language="es" fo:country="ES" fo:font-weight="bold"/>
    </style:style>
    <style:style style:family="text" style:name="T3371">
      <style:text-properties fo:language="es" fo:country="ES"/>
    </style:style>
    <style:style style:family="text" style:name="T3372">
      <style:text-properties fo:language="es" fo:country="ES"/>
    </style:style>
    <style:style style:parent-style-name="1342" style:list-style-name="WWNum192" style:family="paragraph" style:name="P223">
      <style:text-properties/>
      <style:paragraph-properties fo:line-height="100%"/>
    </style:style>
    <style:style style:family="text" style:name="T3373">
      <style:text-properties fo:language="es" fo:country="ES" fo:font-weight="bold"/>
    </style:style>
    <style:style style:family="text" style:name="T3374">
      <style:text-properties fo:language="es" fo:country="ES" fo:font-weight="bold"/>
    </style:style>
    <style:style style:family="text" style:name="T3375">
      <style:text-properties fo:language="es" fo:country="ES"/>
    </style:style>
    <style:style style:family="text" style:name="T3376">
      <style:text-properties fo:language="es" fo:country="ES"/>
    </style:style>
    <style:style style:parent-style-name="1342" style:list-style-name="WWNum204" style:family="paragraph" style:name="P224">
      <style:text-properties/>
      <style:paragraph-properties fo:text-align="left"/>
    </style:style>
    <style:style style:family="text" style:name="T3377">
      <style:text-properties fo:font-size="9pt" fo:language="es" fo:country="ES" fo:font-weight="normal"/>
    </style:style>
    <style:style style:family="text" style:name="T3378">
      <style:text-properties fo:font-size="11pt" fo:language="es" fo:country="ES" fo:font-weight="bold"/>
    </style:style>
    <style:style style:family="text" style:name="T3379">
      <style:text-properties fo:font-size="9pt" fo:language="es" fo:country="ES" fo:font-weight="normal"/>
    </style:style>
    <style:style style:family="text" style:name="T3380">
      <style:text-properties fo:font-size="8pt" fo:language="es" fo:country="ES" fo:font-weight="normal"/>
    </style:style>
    <style:style style:family="text" style:name="T3381">
      <style:text-properties fo:font-size="9pt" fo:language="es" fo:country="ES" fo:font-weight="normal"/>
    </style:style>
    <style:style style:family="text" style:name="T3382">
      <style:text-properties fo:font-size="9pt" fo:language="es" fo:country="ES" fo:font-weight="normal"/>
    </style:style>
    <style:style style:parent-style-name="1342" style:list-style-name="WWNum204" style:family="paragraph" style:name="P225">
      <style:text-properties/>
      <style:paragraph-properties fo:text-align="left"/>
    </style:style>
    <style:style style:family="text" style:name="T3383">
      <style:text-properties fo:font-size="11pt" fo:language="es" fo:country="ES" fo:font-weight="bold"/>
    </style:style>
    <style:style style:family="text" style:name="T3384">
      <style:text-properties fo:font-size="9pt" fo:language="es" fo:country="ES" fo:font-weight="normal"/>
    </style:style>
    <style:style style:family="text" style:name="T3385">
      <style:text-properties fo:font-size="8pt" fo:language="es" fo:country="ES" fo:font-weight="normal"/>
    </style:style>
    <style:style style:family="text" style:name="T3386">
      <style:text-properties fo:font-size="9pt" fo:language="es" fo:country="ES" fo:font-weight="normal"/>
    </style:style>
    <style:style style:family="text" style:name="T3387">
      <style:text-properties fo:font-size="9pt" fo:language="es" fo:country="ES" fo:font-weight="normal"/>
    </style:style>
    <style:style style:parent-style-name="1342" style:list-style-name="WWNum204" style:family="paragraph" style:name="P226">
      <style:text-properties/>
      <style:paragraph-properties fo:text-align="left"/>
    </style:style>
    <style:style style:family="text" style:name="T3388">
      <style:text-properties fo:font-size="9pt" fo:language="es" fo:country="ES" fo:font-weight="normal"/>
    </style:style>
    <style:style style:family="text" style:name="T3389">
      <style:text-properties fo:font-size="11pt" fo:language="es" fo:country="ES" fo:font-weight="bold"/>
    </style:style>
    <style:style style:family="text" style:name="T3390">
      <style:text-properties fo:font-size="9pt" fo:language="es" fo:country="ES" fo:font-weight="normal"/>
    </style:style>
    <style:style style:family="text" style:name="T3391">
      <style:text-properties fo:font-size="9pt" fo:language="es" fo:country="ES" fo:font-weight="normal"/>
    </style:style>
    <style:style style:parent-style-name="1342" style:list-style-name="WWNum255" style:family="paragraph" style:name="P227">
      <style:text-properties/>
      <style:paragraph-properties fo:text-align="left"/>
    </style:style>
    <style:style style:family="text" style:name="T3392">
      <style:text-properties fo:font-size="11pt" fo:language="es" fo:country="ES" fo:font-weight="bold"/>
    </style:style>
    <style:style style:family="text" style:name="T3393">
      <style:text-properties fo:font-size="9pt" fo:language="es" fo:country="ES" fo:font-weight="normal"/>
    </style:style>
    <style:style style:parent-style-name="1342" style:list-style-name="WWNum256" style:family="paragraph" style:name="P228">
      <style:text-properties/>
      <style:paragraph-properties fo:text-align="left"/>
    </style:style>
    <style:style style:family="text" style:name="T3394">
      <style:text-properties fo:font-size="9pt" fo:language="es" fo:country="ES"/>
    </style:style>
    <style:style style:family="text" style:name="T3395">
      <style:text-properties fo:font-size="11pt" fo:language="es" fo:country="ES" fo:font-weight="bold"/>
    </style:style>
    <style:style style:family="text" style:name="T3396">
      <style:text-properties fo:font-size="9pt" fo:language="es" fo:country="ES"/>
    </style:style>
    <style:style style:family="text" style:name="T3397">
      <style:text-properties fo:font-size="8pt" fo:language="es" fo:country="ES"/>
    </style:style>
    <style:style style:family="text" style:name="T3398">
      <style:text-properties fo:font-size="9pt" fo:language="es" fo:country="ES"/>
    </style:style>
    <style:style style:family="text" style:name="T3399">
      <style:text-properties fo:language="es" fo:country="ES"/>
    </style:style>
    <style:style style:family="paragraph" style:name="P229">
      <style:text-properties/>
      <style:paragraph-properties fo:text-align="left" fo:margin-left="0cm" fo:text-indent="0cm"/>
    </style:style>
    <style:style style:family="text" style:name="T3400">
      <style:text-properties fo:font-size="9pt" fo:language="es" fo:country="ES" fo:font-weight="normal"/>
    </style:style>
    <style:style style:family="text" style:name="T3401">
      <style:text-properties fo:font-size="9pt" fo:language="es" fo:country="ES" fo:font-weight="normal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92" style:family="paragraph" style:name="P230">
      <style:text-properties/>
      <style:paragraph-properties fo:text-align="left"/>
    </style:style>
    <style:style style:family="text" style:name="T3402">
      <style:text-properties fo:font-size="11pt" fo:language="es" fo:country="ES" fo:font-weight="bold"/>
    </style:style>
    <style:style style:family="text" style:name="T3403">
      <style:text-properties fo:font-size="9pt" fo:language="es" fo:country="ES" fo:font-weight="normal"/>
    </style:style>
    <style:style style:family="text" style:name="T3404">
      <style:text-properties fo:font-size="8pt" fo:language="es" fo:country="ES" fo:font-weight="normal"/>
    </style:style>
    <style:style style:family="text" style:name="T3405">
      <style:text-properties fo:font-size="9pt" fo:language="es" fo:country="ES" fo:font-weight="normal"/>
    </style:style>
    <style:style style:family="text" style:name="T3406">
      <style:text-properties fo:font-size="9pt" fo:language="es" fo:country="ES" fo:font-weight="normal"/>
    </style:style>
    <style:style style:parent-style-name="1342" style:list-style-name="WWNum205" style:family="paragraph" style:name="P231">
      <style:text-properties/>
      <style:paragraph-properties fo:text-align="left"/>
    </style:style>
    <style:style style:family="text" style:name="T3407">
      <style:text-properties fo:font-size="11pt" fo:language="es" fo:country="ES" fo:font-weight="bold"/>
    </style:style>
    <style:style style:family="text" style:name="T3408">
      <style:text-properties fo:font-size="9pt" fo:language="es" fo:country="ES" fo:font-weight="normal"/>
    </style:style>
    <style:style style:family="text" style:name="T3409">
      <style:text-properties fo:font-size="8pt" fo:language="es" fo:country="ES" fo:font-weight="normal"/>
    </style:style>
    <style:style style:family="text" style:name="T3410">
      <style:text-properties fo:font-size="9pt" fo:language="es" fo:country="ES" fo:font-weight="normal"/>
    </style:style>
    <style:style style:family="text" style:name="T3411">
      <style:text-properties fo:font-size="9pt" fo:language="es" fo:country="ES" fo:font-weight="normal"/>
    </style:style>
    <style:style style:parent-style-name="1342" style:list-style-name="WWNum205" style:family="paragraph" style:name="P232">
      <style:text-properties/>
      <style:paragraph-properties fo:text-align="left"/>
    </style:style>
    <style:style style:family="text" style:name="T3412">
      <style:text-properties fo:font-size="11pt" fo:language="es" fo:country="ES" fo:font-weight="bold"/>
    </style:style>
    <style:style style:family="text" style:name="T3413">
      <style:text-properties fo:font-size="9pt" fo:language="es" fo:country="ES" fo:font-weight="normal"/>
    </style:style>
    <style:style style:family="text" style:name="T3414">
      <style:text-properties fo:font-size="8pt" fo:language="es" fo:country="ES" fo:font-weight="normal"/>
    </style:style>
    <style:style style:family="text" style:name="T3415">
      <style:text-properties fo:font-size="9pt" fo:language="es" fo:country="ES" fo:font-weight="normal"/>
    </style:style>
    <style:style style:family="text" style:name="T3416">
      <style:text-properties fo:font-size="9pt" fo:language="es" fo:country="ES" fo:font-weight="normal"/>
    </style:style>
    <style:style style:parent-style-name="1342" style:list-style-name="WWNum258" style:family="paragraph" style:name="P233">
      <style:text-properties/>
      <style:paragraph-properties fo:text-align="left"/>
    </style:style>
    <style:style style:family="text" style:name="T3417">
      <style:text-properties fo:font-size="11pt" fo:language="es" fo:country="ES" fo:font-weight="bold"/>
    </style:style>
    <style:style style:family="text" style:name="T3418">
      <style:text-properties fo:font-size="9pt" fo:language="es" fo:country="ES" fo:font-weight="normal"/>
    </style:style>
    <style:style style:family="text" style:name="T3419">
      <style:text-properties fo:font-size="8pt" fo:language="es" fo:country="ES" fo:font-weight="normal"/>
    </style:style>
    <style:style style:family="text" style:name="T3420">
      <style:text-properties fo:font-size="9pt" fo:language="es" fo:country="ES" fo:font-weight="normal"/>
    </style:style>
    <style:style style:family="text" style:name="T3421">
      <style:text-properties fo:font-size="9pt" fo:language="es" fo:country="ES" fo:font-weight="normal"/>
    </style:style>
    <style:style style:family="text" style:name="T3422">
      <style:text-properties fo:font-size="9pt" fo:language="es" fo:country="ES" fo:font-weight="normal"/>
    </style:style>
    <style:style style:parent-style-name="1342" style:list-style-name="WWNum259" style:family="paragraph" style:name="P234">
      <style:text-properties/>
      <style:paragraph-properties fo:text-align="left"/>
    </style:style>
    <style:style style:family="text" style:name="T3423">
      <style:text-properties fo:font-size="9pt" fo:language="es" fo:country="ES"/>
    </style:style>
    <style:style style:family="text" style:name="T3424">
      <style:text-properties fo:font-size="11pt" fo:language="es" fo:country="ES" fo:font-weight="bold"/>
    </style:style>
    <style:style style:family="text" style:name="T3425">
      <style:text-properties fo:font-size="9pt" fo:language="es" fo:country="ES"/>
    </style:style>
    <style:style style:family="text" style:name="T3426">
      <style:text-properties fo:font-size="8pt" fo:language="es" fo:country="ES"/>
    </style:style>
    <style:style style:family="text" style:name="T3427">
      <style:text-properties fo:font-size="9pt" fo:language="es" fo:country="ES"/>
    </style:style>
    <style:style style:family="text" style:name="T3428">
      <style:text-properties fo:language="es" fo:country="ES"/>
    </style:style>
    <style:style style:parent-style-name="1342" style:list-style-name="WWNum254" style:family="paragraph" style:name="P235">
      <style:text-properties/>
      <style:paragraph-properties fo:text-align="left"/>
    </style:style>
    <style:style style:family="text" style:name="T3429">
      <style:text-properties fo:font-size="9pt" fo:language="es" fo:country="ES" fo:font-weight="normal"/>
    </style:style>
    <style:style style:family="text" style:name="T3430">
      <style:text-properties fo:font-size="11pt" fo:language="es" fo:country="ES" fo:font-weight="bold"/>
    </style:style>
    <style:style style:family="text" style:name="T3431">
      <style:text-properties fo:font-size="9pt" fo:language="es" fo:country="ES" fo:font-weight="normal"/>
    </style:style>
    <style:style style:family="text" style:name="T3432">
      <style:text-properties fo:font-size="8pt" fo:language="es" fo:country="ES" fo:font-weight="normal"/>
    </style:style>
    <style:style style:family="text" style:name="T3433">
      <style:text-properties fo:font-size="9pt" fo:language="es" fo:country="ES" fo:font-weight="normal"/>
    </style:style>
    <style:style style:family="text" style:name="T3434">
      <style:text-properties fo:language="es" fo:country="ES"/>
    </style:style>
    <style:style style:parent-style-name="1342" style:list-style-name="WWNum216" style:family="paragraph" style:name="P236">
      <style:paragraph-properties fo:text-align="left"/>
    </style:style>
    <style:style style:family="text" style:name="T3435">
      <style:text-properties fo:font-size="11pt" fo:language="es" fo:country="ES" fo:font-weight="bold"/>
    </style:style>
    <style:style style:family="text" style:name="T3436">
      <style:text-properties fo:font-size="9pt" fo:language="es" fo:country="ES"/>
    </style:style>
    <style:style style:family="text" style:name="T3437">
      <style:text-properties fo:font-size="8pt" fo:language="es" fo:country="ES" fo:font-weight="normal"/>
    </style:style>
    <style:style style:family="text" style:name="T3438">
      <style:text-properties fo:font-size="9pt" fo:language="es" fo:country="ES"/>
    </style:style>
    <style:style style:parent-style-name="1342" style:list-style-name="WWNum247" style:family="paragraph" style:name="P237">
      <style:text-properties/>
      <style:paragraph-properties fo:text-align="left"/>
    </style:style>
    <style:style style:family="text" style:name="T3439">
      <style:text-properties fo:font-size="11pt" fo:language="es" fo:country="ES" fo:font-weight="bold"/>
    </style:style>
    <style:style style:family="text" style:name="T3440">
      <style:text-properties fo:font-size="9pt" fo:language="es" fo:country="ES"/>
    </style:style>
    <style:style style:family="text" style:name="T3441">
      <style:text-properties fo:font-size="8pt" fo:language="es" fo:country="ES" fo:font-weight="normal"/>
    </style:style>
    <style:style style:family="text" style:name="T3442">
      <style:text-properties fo:font-size="9pt" fo:language="es" fo:country="ES"/>
    </style:style>
    <style:style style:parent-style-name="1342" style:list-style-name="WWNum247" style:family="paragraph" style:name="P238">
      <style:text-properties/>
      <style:paragraph-properties fo:text-align="left"/>
    </style:style>
    <style:style style:family="text" style:name="T3443">
      <style:text-properties fo:font-size="11pt" fo:language="es" fo:country="ES" fo:font-weight="bold"/>
    </style:style>
    <style:style style:family="text" style:name="T3444">
      <style:text-properties fo:font-size="9pt" fo:language="es" fo:country="ES"/>
    </style:style>
    <style:style style:family="text" style:name="T3445">
      <style:text-properties fo:font-size="8pt" fo:language="es" fo:country="ES" fo:font-weight="normal"/>
    </style:style>
    <style:style style:family="text" style:name="T3446">
      <style:text-properties fo:font-size="9pt" fo:language="es" fo:country="ES"/>
    </style:style>
    <style:style style:family="text" style:name="T3447">
      <style:text-properties fo:font-size="9pt" fo:language="es" fo:country="ES"/>
    </style:style>
    <style:style style:parent-style-name="1342" style:list-style-name="WWNum247" style:family="paragraph" style:name="P239">
      <style:paragraph-properties fo:text-align="left"/>
    </style:style>
    <style:style style:family="text" style:name="T3448">
      <style:text-properties fo:font-size="11pt" fo:language="es" fo:country="ES" fo:font-weight="bold"/>
    </style:style>
    <style:style style:family="text" style:name="T3449">
      <style:text-properties fo:font-size="9pt" fo:language="es" fo:country="ES"/>
    </style:style>
    <style:style style:family="text" style:name="T3450">
      <style:text-properties fo:font-size="8pt" fo:language="es" fo:country="ES" fo:font-weight="normal"/>
    </style:style>
    <style:style style:family="text" style:name="T3451">
      <style:text-properties fo:font-size="9pt" fo:language="es" fo:country="ES"/>
    </style:style>
    <style:style style:parent-style-name="1342" style:list-style-name="WWNum247" style:family="paragraph" style:name="P240">
      <style:paragraph-properties fo:text-align="left"/>
    </style:style>
    <style:style style:family="text" style:name="T3452">
      <style:text-properties fo:font-size="11pt" fo:language="es" fo:country="ES" fo:font-weight="bold"/>
    </style:style>
    <style:style style:family="text" style:name="T3453">
      <style:text-properties fo:font-size="9pt" fo:language="es" fo:country="ES"/>
    </style:style>
    <style:style style:family="text" style:name="T3454">
      <style:text-properties fo:font-size="8pt" fo:language="es" fo:country="ES" fo:font-weight="normal"/>
    </style:style>
    <style:style style:family="text" style:name="T3455">
      <style:text-properties fo:font-size="9pt" fo:language="es" fo:country="ES"/>
    </style:style>
    <style:style style:family="text" style:name="T3456">
      <style:text-properties fo:font-size="9pt" fo:language="es" fo:country="ES"/>
    </style:style>
    <style:style style:family="paragraph" style:name="P241">
      <style:text-properties/>
      <style:paragraph-properties fo:text-align="left" fo:margin-left="0cm" fo:text-indent="0cm"/>
    </style:style>
    <style:style style:family="text" style:name="T3457">
      <style:text-properties fo:language="es" fo:country="ES"/>
    </style:style>
    <style:style style:family="paragraph" style:name="P242">
      <style:text-properties/>
      <style:paragraph-properties/>
    </style:style>
    <style:style style:family="text" style:name="T3458">
      <style:text-properties fo:language="es" fo:country="ES"/>
    </style:style>
    <style:style style:family="text" style:name="T3459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460">
      <style:text-properties fo:language="es" fo:country="ES"/>
    </style:style>
  </office:automatic-styles>
  <office:body>
    <office:text text:use-soft-page-breaks="true">
      <text:p text:style-name="P34"><text:span text:style-name="T2355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356">|<text:s text:c="3"/>VIMRC - Documentación</text:span><text:span text:style-name="T2357"/><text:span/></text:p>
      <text:p text:style-name="P36"><text:span text:style-name="T2358"/><text:span text:style-name="T2359"/><draw:rect draw:style-name="gr4" draw:z-index="6145" text:anchor-type="paragraph" svg:width="21.03cm" svg:height="0.1832cm" svg:x="-3.019cm" svg:y="0.7863cm"/><text:span text:style-name="T2360"/><text:span/></text:p>
      <text:p text:style-name="P37"><text:span text:style-name="T2361"/><text:span text:style-name="T2362"/><text:span/></text:p>
      <text:p text:style-name="P38"><text:span text:style-name="T2363">MOVIMIENTOS:</text:span><text:span text:style-name="T2364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365">h</text:span><text:span text:style-name="T2366"><text:s/></text:span><text:span text:style-name="T2367">—&gt;</text:span><text:span text:style-name="T2368"><text:s/></text:span><text:span text:style-name="T2369">⇦</text:span><text:span text:style-name="T2370"/><text:span/></text:p>
              </text:list-item>
              <text:list-item>
                <text:p text:style-name="P40"><text:span text:style-name="T2371">j </text:span><text:span text:style-name="T2372"><text:s/></text:span><text:span text:style-name="T2373">—&gt; </text:span><text:span text:style-name="T2374"><text:s/></text:span><text:span text:style-name="T2375">⇩</text:span><text:span text:style-name="T2376"/><text:span/></text:p>
              </text:list-item>
              <text:list-item>
                <text:p text:style-name="P41"><text:span text:style-name="T2377">k</text:span><text:span text:style-name="T2378"><text:s/></text:span><text:span text:style-name="T2379">—&gt;</text:span><text:span text:style-name="T2380"><text:s text:c="2"/></text:span><text:span text:style-name="T2381">⇧</text:span><text:span text:style-name="T2382"/><text:span/></text:p>
              </text:list-item>
            </text:list>
            <text:list text:style-name="WWNum141" text:continue-numbering="true">
              <text:list-item>
                <text:p text:style-name="P42"><text:span text:style-name="T2383">l</text:span><text:span text:style-name="T2384"><text:s/></text:span><text:span text:style-name="T2385"><text:s text:c="2"/></text:span><text:span text:style-name="T2386">—&gt;</text:span><text:span text:style-name="T2387"><text:s/></text:span><text:span text:style-name="T2388">⇨</text:span><text:span text:style-name="T2389"/><text:span/></text:p>
              </text:list-item>
            </text:list>
            <text:p text:style-name="P43"><text:span text:style-name="T2390">———</text:span><text:span text:style-name="T2391"/><text:span/></text:p>
            <text:list text:style-name="WWNum163" text:continue-numbering="true">
              <text:list-item>
                <text:p text:style-name="P44"><text:span text:style-name="T2392">e</text:span><text:span text:style-name="T2393"><text:s/></text:span><text:span text:style-name="T2394">—&gt;</text:span><text:span text:style-name="T2395"><text:s/></text:span><text:span text:style-name="T2396">Adelanta una palabra (</text:span><text:span text:style-name="T2397">Apuntando al final de la palabra</text:span><text:span text:style-name="T2398">)</text:span><text:span text:style-name="T2399"/><text:span/></text:p>
              </text:list-item>
            </text:list>
            <text:p text:style-name="P45"><text:span text:style-name="T2400">f[Letra]</text:span><text:span text:style-name="T2401"><text:s/></text:span><text:span text:style-name="T2402">—&gt; </text:span><text:span text:style-name="T2403">Se mueve a la siguiente letra</text:span><text:span/></text:p>
            <text:list text:style-name="WWNum163" text:continue-numbering="true">
              <text:list-item>
                <text:p text:style-name="P46"><text:span text:style-name="T2404">F[Letra] </text:span><text:span text:style-name="T2405">—&gt; </text:span><text:span text:style-name="T2406">Se mueve a la anterior letra</text:span><text:span text:style-name="T2407"/><text:span/></text:p>
              </text:list-item>
              <text:list-item>
                <text:p text:style-name="P47"><text:span text:style-name="T2408">{ </text:span><text:span text:style-name="T2409">—&gt; </text:span><text:span text:style-name="T2410">Salta un Párrafo atrás</text:span><text:span text:style-name="T2411"/><text:span/></text:p>
              </text:list-item>
              <text:list-item>
                <text:p text:style-name="P48"><text:span text:style-name="T2412"/><text:span text:style-name="T2413">} </text:span><text:span text:style-name="T2414">—&gt; </text:span><text:span text:style-name="T2415">Salta </text:span><text:span text:style-name="T2416">un Párrafo adelante</text:span><text:span text:style-name="T2417"/><text:span/></text:p>
              </text:list-item>
              <text:list-item>
                <text:p text:style-name="P49"><text:span text:style-name="T2418">m[letra]</text:span><text:span text:style-name="T2419"><text:s/></text:span><text:span text:style-name="T2420">—&gt; </text:span><text:span text:style-name="T2421">Pone una Marca en el punto sobre el que el cursor está</text:span><text:span/></text:p>
              </text:list-item>
              <text:list-item>
                <text:p text:style-name="P50"><text:span text:style-name="T2422">'[Letra]</text:span><text:span text:style-name="T2423"><text:s/></text:span><text:span text:style-name="T2424">—&gt; </text:span><text:span text:style-name="T2425">Va hacia esa marca</text:span><text:span text:style-name="T2426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427">w<text:s text:c="2"/></text:span><text:span text:style-name="T2428"><text:s/></text:span><text:span text:style-name="T2429">—&gt;</text:span><text:span text:style-name="T2430"><text:s/></text:span><text:span text:style-name="T2431">Avanza una Palabra</text:span><text:span text:style-name="T2432"/><text:span/></text:p>
              </text:list-item>
              <text:list-item>
                <text:p text:style-name="P52"><text:span text:style-name="T2433">b </text:span><text:span text:style-name="T2434"><text:s text:c="2"/></text:span><text:span text:style-name="T2435">—&gt;</text:span><text:span text:style-name="T2436"><text:s/></text:span><text:span text:style-name="T2437">Retrocede una Palabra</text:span><text:span text:style-name="T2438"/><text:span/></text:p>
              </text:list-item>
            </text:list>
            <text:p text:style-name="P53"><text:span text:style-name="T2439">e</text:span><text:span text:style-name="T2440"><text:s/></text:span><text:span text:style-name="T2441">—&gt; </text:span><text:span text:style-name="T2442">avanza palabra por palabra en el final de la misma</text:span><text:span/></text:p>
            <text:list text:style-name="WWNum34" text:continue-numbering="true">
              <text:list-item>
                <text:p text:style-name="P54"><text:span text:style-name="T2443">ge</text:span><text:span text:style-name="T2444"><text:s/></text:span><text:span text:style-name="T2445">—&gt; </text:span><text:span text:style-name="T2446">retrocede palabra por palabra en el final de la misma</text:span><text:span text:style-name="T2447"/><text:span/></text:p>
              </text:list-item>
            </text:list>
            <text:list text:style-name="WWNum188" text:continue-numbering="true">
              <text:list-item>
                <text:p text:style-name="P55"><text:span text:style-name="T2448"/><text:span text:style-name="T2449">ap</text:span><text:span text:style-name="T2450"><text:s/></text:span><text:span text:style-name="T2451">—&gt;</text:span><text:span text:style-name="T2452"><text:s/></text:span><text:span text:style-name="T2453">Párrafo</text:span><text:span text:style-name="T2454"/><text:span/></text:p>
              </text:list-item>
              <text:list-item>
                <text:p text:style-name="P56"><text:span text:style-name="T2455">M</text:span><text:span text:style-name="T2456"> —&gt; Moverse a la parte media de la pantalla</text:span><text:span/></text:p>
              </text:list-item>
            </text:list>
            <text:p text:style-name="P57"><text:span text:style-name="T2457">———</text:span><text:span text:style-name="T2458"/><text:span/></text:p>
            <text:p text:style-name="P58"><text:span text:style-name="T2459"/><text:span text:style-name="T2460"/><text:span/></text:p>
            <text:list text:style-name="WWNum234" text:continue-numbering="true">
              <text:list-item>
                <text:p text:style-name="P59"><text:span text:style-name="T2461">ca</text:span><text:span text:style-name="T2462"><text:s/></text:span><text:span text:style-name="T2463">—&gt;</text:span><text:span text:style-name="T2464"><text:s/></text:span><text:span text:style-name="T2465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0"><text:span text:style-name="T2466"/><text:span text:style-name="T2467">cd</text:span><text:span text:style-name="T2468"><text:s/></text:span><text:span text:style-name="T2469">—&gt;</text:span><text:span text:style-name="T2470"><text:s/></text:span><text:span text:style-name="T2471">Va a la Posterior linea modifiicada</text:span><text:span text:style-name="T2472"/><text:span/></text:p>
              </text:list-item>
              <text:list-item>
                <text:p text:style-name="P61"><text:span text:style-name="T2473">K</text:span><text:span text:style-name="T2474"><text:s/></text:span><text:span text:style-name="T2475">—&gt;</text:span><text:span text:style-name="T2476"><text:s/></text:span><text:span text:style-name="T2477">Con un texto seleccionado sube el texto entre renglones.</text:span><text:span text:style-name="T2478"/><text:span/></text:p>
              </text:list-item>
            </text:list>
            <text:list text:style-name="WWNum234" text:continue-numbering="true">
              <text:list-item>
                <text:p text:style-name="P62"><text:span text:style-name="T2479">J</text:span><text:span text:style-name="T2480"><text:s/></text:span><text:span text:style-name="T2481">—&gt;</text:span><text:span text:style-name="T2482"><text:s/></text:span><text:span text:style-name="T2483">Con un texto seleccionado baja el texto entre renglones.</text:span><text:span text:style-name="T2484"/><text:span/></text:p>
              </text:list-item>
            </text:list>
            <text:p text:style-name="P63"><text:span text:style-name="T2485"/><text:span text:style-name="T2486"/><text:span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487">gd</text:span><text:span text:style-name="T2488"><text:s/></text:span><text:span text:style-name="T2489">—&gt;</text:span><text:span text:style-name="T2490"><text:s/></text:span><text:span text:style-name="T2491">Va a la Definición de la Función</text:span><text:span text:style-name="T2492"/><text:span/></text:p>
              </text:list-item>
            </text:list>
            <text:list text:style-name="WWNum33" text:continue-numbering="true">
              <text:list-item>
                <text:p text:style-name="P65"><text:span text:style-name="T2493">%</text:span><text:span text:style-name="T2494"><text:s/></text:span><text:span text:style-name="T2495">—&gt;</text:span><text:span text:style-name="T2496"><text:s/></text:span><text:span text:style-name="T2497">Dirige a la llave, paréntesis, etc. al que abre/cierra.</text:span><text:span text:style-name="T2498"/><text:span/></text:p>
              </text:list-item>
            </text:list>
            <text:p text:style-name="P66"><text:span text:style-name="T2499">———</text:span><text:span text:style-name="T2500"/><text:span/></text:p>
            <text:list text:style-name="WWNum33" text:continue-numbering="true">
              <text:list-item>
                <text:p text:style-name="P67"><text:span text:style-name="T2501">0 </text:span><text:span text:style-name="T2502">—&gt;</text:span><text:span text:style-name="T2503"><text:s/></text:span><text:span text:style-name="T2504">Principio de la Linea</text:span><text:span text:style-name="T2505"/><text:span/></text:p>
              </text:list-item>
              <text:list-item>
                <text:p text:style-name="P68"><text:span text:style-name="T2506">$</text:span><text:span text:style-name="T2507"><text:s/></text:span><text:span text:style-name="T2508">—&gt;</text:span><text:span text:style-name="T2509"><text:s/></text:span><text:span text:style-name="T2510">Final de la Linea</text:span><text:span text:style-name="T2511"/><text:span/></text:p>
              </text:list-item>
              <text:list-item>
                <text:p text:style-name="P69"><text:span text:style-name="T2512"/><text:span text:style-name="T2513">[Numero] %</text:span><text:span text:style-name="T2514"><text:s/></text:span><text:span text:style-name="T2515">—&gt;</text:span><text:span text:style-name="T2516"><text:s/></text:span><text:span text:style-name="T2517">Va al porcentaje del documento</text:span><text:span text:style-name="T2518"/><text:span/></text:p>
              </text:list-item>
            </text:list>
            <text:list text:style-name="WWNum227" text:continue-numbering="true">
              <text:list-item>
                <text:p text:style-name="P70"><text:span text:style-name="T2519">f[Letra]</text:span><text:span text:style-name="T2520"><text:s/></text:span><text:span text:style-name="T2521">—&gt;</text:span><text:span text:style-name="T2522"><text:s/></text:span><text:span text:style-name="T2523">Va a la siguiente letra</text:span><text:span text:style-name="T2524"/><text:span/></text:p>
              </text:list-item>
              <text:list-item>
                <text:p text:style-name="P71"><text:span text:style-name="T2525">F[Letra]</text:span><text:span text:style-name="T2526"><text:s/></text:span><text:span text:style-name="T2527">—&gt;</text:span><text:span text:style-name="T2528"><text:s/></text:span><text:span text:style-name="T2529">Va a la anterior letra</text:span><text:span text:style-name="T2530"/><text:span/></text:p>
              </text:list-item>
            </text:list>
            <text:p text:style-name="P72"><text:span text:style-name="T2531"/><text:span text:style-name="T2532"/><text:span/></text:p>
            <text:list text:style-name="WWNum227" text:continue-numbering="true">
              <text:list-item>
                <text:p text:style-name="P73"><text:span text:style-name="T2533">t[Letra] </text:span><text:span text:style-name="T2534">—&gt;</text:span><text:span text:style-name="T2535"><text:s/></text:span><text:span text:style-name="T2536">Va un caracter antes de la siguiente letra</text:span><text:span text:style-name="T2537"/><text:span/></text:p>
              </text:list-item>
              <text:list-item>
                <text:p text:style-name="P74"><text:span text:style-name="T2538">T[Letra] </text:span><text:span text:style-name="T2539">—&gt;</text:span><text:span text:style-name="T2540"><text:s/></text:span><text:span text:style-name="T2541">Va un caracter antes de la anterior letra</text:span><text:span text:style-name="T2542"/><text:span/></text:p>
              </text:list-item>
              <text:list-item>
                <text:p text:style-name="P75"><text:span text:style-name="T2543">;</text:span><text:span text:style-name="T2544"><text:s/></text:span><text:span text:style-name="T2545">—&gt;</text:span><text:span text:style-name="T2546"><text:s/></text:span><text:span text:style-name="T2547">Siguiente resultado de ‘t’ o ‘f’</text:span><text:span text:style-name="T2548"/><text:span/></text:p>
              </text:list-item>
            </text:list>
            <text:list text:style-name="WWNum33" text:continue-numbering="true">
              <text:list-item>
                <text:p text:style-name="P76"><text:span text:style-name="T2549">, </text:span><text:span text:style-name="T2550">—&gt;</text:span><text:span text:style-name="T2551"><text:s/></text:span><text:span text:style-name="T2552">Anterior resultado</text:span><text:span text:style-name="T2553"> de ‘t’ o ‘f’</text:span><text:span text:style-name="T2554"/><text:span/></text:p>
              </text:list-item>
            </text:list>
            <text:p text:style-name="P77"><text:span text:style-name="T2555"/><text:span text:style-name="T2556"/><text:span/></text:p>
          </table:table-cell>
        </table:table-row>
      </table:table>
      <text:p text:style-name="P78"><text:span text:style-name="T2557"/><text:span text:style-name="T2558"/><text:span/></text:p>
      <text:p text:style-name="P79"><text:span text:style-name="T2559">COMANDOS:</text:span><text:span text:style-name="T2560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0"><text:span text:style-name="T2561">:w </text:span><text:span text:style-name="T2562">—&gt;</text:span><text:span text:style-name="T2563"><text:s/></text:span><text:span text:style-name="T2564">Guardar</text:span><text:span text:style-name="T2565"/><text:span/></text:p>
              </text:list-item>
              <text:list-item>
                <text:p text:style-name="P81"><text:span text:style-name="T2566">:</text:span><text:span text:style-name="T2567">q </text:span><text:span text:style-name="T2568">—&gt;</text:span><text:span text:style-name="T2569"><text:s/></text:span><text:span text:style-name="T2570">Salir</text:span><text:span text:style-name="T2571"/><text:span/></text:p>
              </text:list-item>
              <text:list-item>
                <text:p text:style-name="P82"><text:span text:style-name="T2572">:q! </text:span><text:span text:style-name="T2573">—&gt;</text:span><text:span text:style-name="T2574"><text:s/></text:span><text:span text:style-name="T2575">Salir forzadamente</text:span><text:span text:style-name="T2576"/><text:span/></text:p>
              </text:list-item>
              <text:list-item>
                <text:p text:style-name="P83"><text:span text:style-name="T2577">:wq </text:span><text:span text:style-name="T2578">—&gt;</text:span><text:span text:style-name="T2579"><text:s/></text:span><text:span text:style-name="T2580">Guardar y Salir</text:span><text:span text:style-name="T2581"/><text:span/></text:p>
              </text:list-item>
              <text:list-item>
                <text:p text:style-name="P84"><text:span text:style-name="T2582">:x </text:span><text:span text:style-name="T2583">—&gt;</text:span><text:span text:style-name="T2584"><text:s/></text:span><text:span text:style-name="T2585">Igual que :wq</text:span><text:span text:style-name="T2586"/><text:span/></text:p>
              </text:list-item>
              <text:list-item>
                <text:p text:style-name="P85"><text:span text:style-name="T2587">:wq! </text:span><text:span text:style-name="T2588">—&gt;</text:span><text:span text:style-name="T2589"><text:s/></text:span><text:span text:style-name="T2590">Lo mismo que :wq pero para archivos de lectura</text:span><text:span text:style-name="T2591"/><text:span/></text:p>
              </text:list-item>
            </text:list>
            <text:list text:style-name="WWNum142" text:continue-numbering="true">
              <text:list-item>
                <text:p text:style-name="P86"><text:span text:style-name="T2592"/><text:span text:style-name="T2593">:browse oldfiles</text:span><text:span text:style-name="T2594"><text:s/></text:span><text:span text:style-name="T2595">—&gt;</text:span><text:span text:style-name="T2596"><text:s/></text:span><text:span text:style-name="T2597">Busca entre archivos recientemente abiertos</text:span><text:span text:style-name="T2598"/><text:span/></text:p>
              </text:list-item>
            </text:list>
            <text:p text:style-name="P87"><text:span text:style-name="T2599">———</text:span><text:span text:style-name="T2600"/><text:span/></text:p>
            <text:list text:style-name="WWNum167" text:continue-numbering="true">
              <text:list-item>
                <text:p text:style-name="P88"><text:span text:style-name="T2601"/><text:span text:style-name="T2602">:![Comando Bash] </text:span><text:span text:style-name="T2603">—&gt;</text:span><text:span text:style-name="T2604"><text:s/></text:span><text:span text:style-name="T2605">Ejecuta comando de Terminal</text:span><text:span text:style-name="T2606"/><text:span/></text:p>
              </text:list-item>
            </text:list>
            <text:list text:style-name="WWNum170" text:continue-numbering="true">
              <text:list-item>
                <text:p text:style-name="P89"><text:span text:style-name="T2607"/><text:span text:style-name="T2608">:earlier 10m</text:span><text:span text:style-name="T2609"><text:s/></text:span><text:span text:style-name="T2610">—&gt; </text:span><text:span text:style-name="T2611">Retrocede los cambios según en el tiempo especificado.</text:span><text:span text:style-name="T2612"/><text:span/></text:p>
              </text:list-item>
            </text:list>
            <text:p text:style-name="P90"><text:span text:style-name="T2613"/><text:span/></text:p>
          </table:table-cell>
          <table:table-cell table:style-name="ce5">
            <text:list text:style-name="WWNum23" text:continue-numbering="true">
              <text:list-item>
                <text:p text:style-name="P91"><text:span text:style-name="T2614">:PlugInstall</text:span><text:span text:style-name="T2615"><text:s/></text:span><text:span text:style-name="T2616">—&gt;</text:span><text:span text:style-name="T2617"><text:s/></text:span><text:span text:style-name="T2618">Instala los plugins no instalados, descritos en .vimrc</text:span><text:span text:style-name="T2619"/><text:span/></text:p>
              </text:list-item>
              <text:list-item>
                <text:p text:style-name="P92"><text:span text:style-name="T2620">:PlugClean</text:span><text:span text:style-name="T2621"><text:s/></text:span><text:span text:style-name="T2622">—&gt;</text:span><text:span text:style-name="T2623"><text:s/></text:span><text:span text:style-name="T2624">Elimina los plugins instalados, no descritos en .vimrc</text:span><text:span text:style-name="T2625"/><text:span/></text:p>
              </text:list-item>
              <text:list-item>
                <text:p text:style-name="P93"><text:span text:style-name="T2626">:PlugUpdate</text:span><text:span text:style-name="T2627"><text:s/></text:span><text:span text:style-name="T2628">—&gt;</text:span><text:span text:style-name="T2629"><text:s/></text:span><text:span text:style-name="T2630">Actualiza los Plugins</text:span><text:span text:style-name="T2631"/><text:span/></text:p>
              </text:list-item>
            </text:list>
            <text:list text:style-name="WWNum110" text:continue-numbering="true">
              <text:list-item>
                <text:p text:style-name="P94"><text:span text:style-name="T2632">:PlugUpgrade</text:span><text:span text:style-name="T2633"><text:s/></text:span><text:span text:style-name="T2634">—&gt;</text:span><text:span text:style-name="T2635"><text:s/></text:span><text:span text:style-name="T2636">Actualiza Vim-Plug</text:span><text:span text:style-name="T2637"/><text:span/></text:p>
              </text:list-item>
            </text:list>
            <text:p text:style-name="P95"><text:span text:style-name="T2638">———</text:span><text:span text:style-name="T2639"/><text:span/></text:p>
            <text:list text:style-name="WWNum137" text:continue-numbering="true">
              <text:list-item>
                <text:p text:style-name="P96"><text:span text:style-name="T2640">:SaveSession </text:span><text:span text:style-name="T2641">—&gt;</text:span><text:span text:style-name="T2642"><text:s/></text:span><text:span text:style-name="T2643">Guardar la sesión: Ventanas Activas, posición en los documentos, etc</text:span><text:span text:style-name="T2644"/><text:span/></text:p>
              </text:list-item>
              <text:list-item>
                <text:p text:style-name="P97"><text:span text:style-name="T2645">:OpenSession </text:span><text:span text:style-name="T2646">—&gt;</text:span><text:span text:style-name="T2647"><text:s/></text:span><text:span text:style-name="T2648">Restaura la sesión</text:span><text:span text:style-name="T2649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98"><text:span text:style-name="T2650">:CloseSession </text:span><text:span text:style-name="T2651">—&gt;</text:span><text:span text:style-name="T2652"><text:s/></text:span><text:span text:style-name="T2653">Cierra sesión</text:span><text:span text:style-name="T2654"/><text:span/></text:p>
              </text:list-item>
              <text:list-item>
                <text:p text:style-name="P99"><text:span text:style-name="T2655">:DeleteSession</text:span><text:span text:style-name="T2656"><text:s/></text:span><text:span text:style-name="T2657">—&gt;</text:span><text:span text:style-name="T2658"><text:s/></text:span><text:span text:style-name="T2659">Elimina la sesión</text:span><text:span text:style-name="T2660"/><text:span/></text:p>
              </text:list-item>
            </text:list>
            <text:p text:style-name="P100"><text:span text:style-name="T2661">———</text:span><text:span text:style-name="T2662"/><text:span/></text:p>
            <text:list text:style-name="WWNum121" text:continue-numbering="true">
              <text:list-item>
                <text:p text:style-name="P101"><text:span text:style-name="T2663">:s/Palabra/Reemplazo</text:span><text:span text:style-name="T2664"><text:s/></text:span><text:span text:style-name="T2665">—&gt; </text:span><text:span text:style-name="T2666">Realiza 1 solo reemplazo</text:span><text:span text:style-name="T2667"/><text:span/></text:p>
              </text:list-item>
              <text:list-item>
                <text:p text:style-name="P102"><text:span text:style-name="T2668">:s/Palabra/Reemplazo/g </text:span><text:span text:style-name="T2669">—&gt; </text:span><text:span text:style-name="T2670">Reemplaza todas las ocurrencias DE LA LINEA</text:span><text:span text:style-name="T2671"/><text:span/></text:p>
              </text:list-item>
            </text:list>
            <text:list text:style-name="WWNum115" text:continue-numbering="true">
              <text:list-item>
                <text:p text:style-name="P103"><text:span text:style-name="T2672">:%s/Palabra/Reemplazo/g </text:span><text:span text:style-name="T2673">—&gt; </text:span><text:span text:style-name="T2674">Reemplaza todas las ocurrencias DEL ARCHIVO</text:span><text:span text:style-name="T2675"/><text:span/></text:p>
              </text:list-item>
            </text:list>
            <text:list text:style-name="WWNum143" text:continue-numbering="true">
              <text:list-item>
                <text:p text:style-name="P104"><text:span text:style-name="T2676">:%s/Palabra/Reemplazo/gc </text:span><text:span text:style-name="T2677">—&gt; </text:span><text:span text:style-name="T2678">Reemplaza todas las ocurrencias del archivo, consultando una por una la acción. Un</text:span><text:span text:style-name="T2679"><text:s/></text:span><text:span text:style-name="T2680">\r</text:span><text:span text:style-name="T2681"> en el reemplazo o búsqueda significa salto de linea</text:span><text:span text:style-name="T2682"/><text:span/></text:p>
              </text:list-item>
            </text:list>
            <text:p text:style-name="P105"><text:span text:style-name="T2683">———</text:span><text:span text:style-name="T2684"/><text:span/></text:p>
            <text:p text:style-name="P106"><text:span text:style-name="T2685"/><text:span text:style-name="T2686"/><text:span/></text:p>
          </table:table-cell>
        </table:table-row>
      </table:table>
      <text:p text:style-name="P107"><text:span text:style-name="T2687"/><text:span text:style-name="T2688"/><text:span/></text:p>
      <text:p text:style-name="P108"><text:span text:style-name="T2689">ATAJOS:</text:span><text:span text:style-name="T2690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09"><text:span text:style-name="T2691">, h</text:span><text:span text:style-name="T2692"><text:s/></text:span><text:span text:style-name="T2693">—&gt;</text:span><text:span text:style-name="T2694"><text:s/></text:span><text:span text:style-name="T2695">Dividir Horizontalmente</text:span><text:span text:style-name="T2696"/><text:span/></text:p>
              </text:list-item>
            </text:list>
            <text:list text:style-name="WWNum5" text:continue-numbering="true">
              <text:list-item>
                <text:p text:style-name="P110"><text:span text:style-name="T2697">, v</text:span><text:span text:style-name="T2698"><text:s/></text:span><text:span text:style-name="T2699">—&gt;</text:span><text:span text:style-name="T2700"><text:s/></text:span><text:span text:style-name="T2701">Dividir Verticalmente</text:span><text:span text:style-name="T2702"/><text:span/></text:p>
              </text:list-item>
              <text:list-item>
                <text:p text:style-name="P111"><text:span text:style-name="T2703">, y</text:span><text:span text:style-name="T2704"><text:s/></text:span><text:span text:style-name="T2705">—&gt;</text:span><text:span text:style-name="T2706"><text:s/></text:span><text:span text:style-name="T2707">Historial de Comandos</text:span><text:span text:style-name="T2708"/><text:span/></text:p>
              </text:list-item>
              <text:list-item>
                <text:p text:style-name="P112"><text:span text:style-name="T2709">, e</text:span><text:span text:style-name="T2710"> —&gt; Buscador de Archivos Recursivos con vista previa</text:span><text:span/></text:p>
              </text:list-item>
              <text:list-item>
                <text:p text:style-name="P113"><text:span text:style-name="T2711">, q</text:span><text:span text:style-name="T2712"><text:s text:c="2"/></text:span><text:span text:style-name="T2713">== </text:span><text:span text:style-name="T2714">, º</text:span><text:span text:style-name="T2715"><text:s text:c="2"/></text:span><text:span text:style-name="T2716">—&gt;</text:span><text:span text:style-name="T2717"><text:s/></text:span><text:span text:style-name="T2718">Mismo que :q</text:span><text:span text:style-name="T2719"/><text:span/></text:p>
              </text:list-item>
              <text:list-item>
                <text:p text:style-name="P114"><text:span text:style-name="T2720">, w</text:span><text:span text:style-name="T2721"><text:s/></text:span><text:span text:style-name="T2722">==</text:span><text:span text:style-name="T2723"><text:s/></text:span><text:span text:style-name="T2724">, x</text:span><text:span text:style-name="T2725"><text:s/></text:span><text:span text:style-name="T2726">—&gt;</text:span><text:span text:style-name="T2727"><text:s/></text:span><text:span text:style-name="T2728">Mismo que :wq</text:span><text:span text:style-name="T2729"/><text:span/></text:p>
              </text:list-item>
              <text:list-item>
                <text:p text:style-name="P115"><text:span text:style-name="T2730">, s<text:s text:c="2"/></text:span><text:span text:style-name="T2731"><text:s text:c="8"/></text:span><text:span text:style-name="T2732">—&gt;</text:span><text:span text:style-name="T2733"><text:s text:c="2"/></text:span><text:span text:style-name="T2734">Mismo que :w</text:span><text:span text:style-name="T2735"/><text:span/></text:p>
              </text:list-item>
            </text:list>
            <text:p text:style-name="P116"><text:span text:style-name="T2736">———</text:span><text:span text:style-name="T2737"/><text:span/></text:p>
            <text:list text:style-name="WWNum3" text:continue-numbering="true">
              <text:list-item>
                <text:p text:style-name="P117"><text:span text:style-name="T2738">i</text:span><text:span text:style-name="T2739"><text:s/></text:span><text:span text:style-name="T2740">—&gt;</text:span><text:span text:style-name="T2741"><text:s/></text:span><text:span text:style-name="T2742">Entra en Insertar antes del cursor</text:span><text:span text:style-name="T2743"/><text:span/></text:p>
              </text:list-item>
              <text:list-item>
                <text:p text:style-name="P118"><text:span text:style-name="T2744">yyy </text:span><text:span text:style-name="T2745">—&gt;</text:span><text:span text:style-name="T2746"><text:s/></text:span><text:span text:style-name="T2747">Copia en modo Insertar</text:span><text:span text:style-name="T2748"/><text:span/></text:p>
              </text:list-item>
              <text:list-item>
                <text:p text:style-name="P119"><text:span text:style-name="T2749">ddd </text:span><text:span text:style-name="T2750">—&gt;</text:span><text:span text:style-name="T2751"><text:s/></text:span><text:span text:style-name="T2752">Elimina en modo Insertar</text:span><text:span text:style-name="T2753"/><text:span/></text:p>
              </text:list-item>
              <text:list-item>
                <text:p text:style-name="P120"><text:span text:style-name="T2754">ii </text:span><text:span text:style-name="T2755">—&gt; Salie del modo Insertar</text:span><text:span text:style-name="T2756"/><text:span/></text:p>
              </text:list-item>
            </text:list>
            <text:list text:style-name="WWNum158" text:continue-numbering="true">
              <text:list-item>
                <text:p text:style-name="P121"><text:span text:style-name="T2757">I</text:span><text:span text:style-name="T2758"><text:s/></text:span><text:span text:style-name="T2759">—&gt;</text:span><text:span text:style-name="T2760"><text:s/></text:span><text:span text:style-name="T2761">Entra en Insertar al Principio de la linea</text:span><text:span text:style-name="T2762"/><text:span/></text:p>
              </text:list-item>
            </text:list>
            <text:list text:style-name="WWNum156" text:continue-numbering="true">
              <text:list-item>
                <text:p text:style-name="P122"><text:span text:style-name="T2763"/><text:span text:style-name="T2764">a</text:span><text:span text:style-name="T2765"><text:s text:c="2"/></text:span><text:span text:style-name="T2766">—&gt;</text:span><text:span text:style-name="T2767"><text:s/></text:span><text:span text:style-name="T2768">Entra en Insertar después del cursor</text:span><text:span text:style-name="T2769"/><text:span/></text:p>
              </text:list-item>
            </text:list>
            <text:list text:style-name="WWNum157" text:continue-numbering="true">
              <text:list-item>
                <text:p text:style-name="P123"><text:span text:style-name="T2770"/><text:span text:style-name="T2771">A</text:span><text:span text:style-name="T2772"><text:s/></text:span><text:span text:style-name="T2773">—&gt;</text:span><text:span text:style-name="T2774"><text:s/></text:span><text:span text:style-name="T2775">Entra en Insertar al Final de la Linea</text:span><text:span text:style-name="T2776"/><text:span/></text:p>
              </text:list-item>
            </text:list>
            <text:list text:style-name="WWNum129" text:continue-numbering="true">
              <text:list-item>
                <text:p text:style-name="P124"><text:span text:style-name="T2777">yy</text:span><text:span text:style-name="T2778"><text:s/></text:span><text:span text:style-name="T2779">—&gt;</text:span><text:span text:style-name="T2780"><text:s/></text:span><text:span text:style-name="T2781">Copia una Linea</text:span><text:span text:style-name="T2782"/><text:span/></text:p>
              </text:list-item>
              <text:list-item>
                <text:p text:style-name="P125"><text:span text:style-name="T2783">dd</text:span><text:span text:style-name="T2784"><text:s/></text:span><text:span text:style-name="T2785">—&gt;</text:span><text:span text:style-name="T2786"><text:s/></text:span><text:span text:style-name="T2787">Elimina (Corta) una Linea</text:span><text:span text:style-name="T2788"/><text:span/></text:p>
              </text:list-item>
            </text:list>
            <text:list text:style-name="WWNum146" text:continue-numbering="true">
              <text:list-item>
                <text:p text:style-name="P126"><text:span text:style-name="T2789">o</text:span><text:span text:style-name="T2790"><text:s text:c="2"/></text:span><text:span text:style-name="T2791">—&gt;</text:span><text:span text:style-name="T2792"><text:s/></text:span><text:span text:style-name="T2793">Insertar una nueva linea DEBAJO y entrar en insertar</text:span><text:span text:style-name="T2794"/><text:span/></text:p>
              </text:list-item>
            </text:list>
            <text:list text:style-name="WWNum147" text:continue-numbering="true">
              <text:list-item>
                <text:p text:style-name="P127"><text:span text:style-name="T2795">O</text:span><text:span text:style-name="T2796"><text:s/></text:span><text:span text:style-name="T2797">—&gt;</text:span><text:span text:style-name="T2798"><text:s/></text:span><text:span text:style-name="T2799">Mismo que ‘o’ pero Arriba</text:span><text:span text:style-name="T2800"/><text:span/></text:p>
              </text:list-item>
            </text:list>
            <text:p text:style-name="P128"><text:span text:style-name="T2801"/><text:span text:style-name="T2802"/><text:span/></text:p>
          </table:table-cell>
          <table:table-cell table:style-name="ce8">
            <text:list text:style-name="WWNum161" text:continue-numbering="true">
              <text:list-item>
                <text:p text:style-name="P129"><text:span text:style-name="T2803">s</text:span><text:span text:style-name="T2804"><text:s/></text:span><text:span text:style-name="T2805">—&gt;</text:span><text:span text:style-name="T2806"><text:s/></text:span><text:span text:style-name="T2807">Corta un Carácter y pone en modo Insertar</text:span><text:span text:style-name="T2808"/><text:span/></text:p>
              </text:list-item>
            </text:list>
            <text:list text:style-name="WWNum159" text:continue-numbering="true">
              <text:list-item>
                <text:p text:style-name="P130"><text:span text:style-name="T2809">v </text:span><text:span text:style-name="T2810">—&gt; </text:span><text:span text:style-name="T2811">Modo Visual</text:span><text:span text:style-name="T2812"/><text:span/></text:p>
              </text:list-item>
            </text:list>
            <text:list text:style-name="WWNum160" text:continue-numbering="true">
              <text:list-item>
                <text:p text:style-name="P131"><text:span text:style-name="T2813">V</text:span><text:span text:style-name="T2814"><text:s/></text:span><text:span text:style-name="T2815">—&gt; </text:span><text:span text:style-name="T2816">Modo Visual Block</text:span><text:span text:style-name="T2817"/><text:span/></text:p>
              </text:list-item>
              <text:list-item>
                <text:p text:style-name="P132"><text:span text:style-name="T2818"/><text:span text:style-name="T2819">[</text:span><text:span text:style-name="T2820">Ctrl] v</text:span><text:span text:style-name="T2821"><text:s/></text:span><text:span text:style-name="T2822">—&gt;</text:span><text:span text:style-name="T2823"><text:s/></text:span><text:span text:style-name="T2824">Modo Visual Line</text:span><text:span text:style-name="T2825"/><text:span/></text:p>
              </text:list-item>
            </text:list>
            <text:list text:style-name="WWNum148" text:continue-numbering="true">
              <text:list-item>
                <text:p text:style-name="P133"><text:span text:style-name="T2826">p</text:span><text:span text:style-name="T2827"><text:s/></text:span><text:span text:style-name="T2828">—&gt;</text:span><text:span text:style-name="T2829"><text:s/></text:span><text:span text:style-name="T2830">Pega el contenido (Si fue una linea, en una nueva linea debajo, o si fue un texto, después del cursor)</text:span><text:span text:style-name="T2831"/><text:span/></text:p>
              </text:list-item>
            </text:list>
            <text:list text:style-name="WWNum136" text:continue-numbering="true">
              <text:list-item>
                <text:p text:style-name="P134"><text:span text:style-name="T2832">P</text:span><text:span text:style-name="T2833"><text:s/></text:span><text:span text:style-name="T2834">—&gt;</text:span><text:span text:style-name="T2835"><text:s/></text:span><text:span text:style-name="T2836">Como ‘p’ pero en la linea de </text:span><text:span text:style-name="T2837">arriba o antes del cursor</text:span><text:span text:style-name="T2838"/><text:span/></text:p>
              </text:list-item>
            </text:list>
            <text:p text:style-name="P135"><text:span text:style-name="T2839">———</text:span><text:span text:style-name="T2840"/><text:span/></text:p>
            <text:list text:style-name="WWNum3" text:continue-numbering="true">
              <text:list-item>
                <text:p text:style-name="P136"><text:span text:style-name="T2841">[</text:span><text:span text:style-name="T2842">Ctrl] #</text:span><text:span text:style-name="T2843"><text:s/></text:span><text:span text:style-name="T2844">—&gt;</text:span><text:span text:style-name="T2845"><text:s/></text:span><text:span text:style-name="T2846">Búsqueda rápida de la palabra sobre en la que está el cursor</text:span><text:span text:style-name="T2847"/><text:span/></text:p>
              </text:list-item>
            </text:list>
            <text:list text:style-name="WWNum112" text:continue-numbering="true">
              <text:list-item>
                <text:p text:style-name="P137"><text:span text:style-name="T2848">u</text:span><text:span text:style-name="T2849"><text:s text:c="2"/></text:span><text:span text:style-name="T2850">—&gt;</text:span><text:span text:style-name="T2851"><text:s/></text:span><text:span text:style-name="T2852">Deshacer</text:span><text:span text:style-name="T2853"/><text:span/></text:p>
              </text:list-item>
            </text:list>
            <text:list text:style-name="WWNum114" text:continue-numbering="true">
              <text:list-item>
                <text:p text:style-name="P138"><text:span text:style-name="T2854"/><text:span text:style-name="T2855">R</text:span><text:span text:style-name="T2856"><text:s/></text:span><text:span text:style-name="T2857">—&gt;</text:span><text:span text:style-name="T2858"><text:s/></text:span><text:span text:style-name="T2859">Modo Reemplazo</text:span><text:span/></text:p>
              </text:list-item>
              <text:list-item>
                <text:p text:style-name="P139"><text:span text:style-name="T2860">[Ctrl] r</text:span><text:span text:style-name="T2861"><text:s/></text:span><text:span text:style-name="T2862">—&gt;</text:span><text:span text:style-name="T2863"><text:s/></text:span><text:span text:style-name="T2864">Rehacer</text:span><text:span text:style-name="T2865"/><text:span/></text:p>
              </text:list-item>
              <text:list-item>
                <text:p text:style-name="P140"><text:span text:style-name="T2866">cc</text:span><text:span text:style-name="T2867"><text:s text:c="3"/></text:span><text:span text:style-name="T2868">—&gt;</text:span><text:span text:style-name="T2869"><text:s/></text:span><text:span text:style-name="T2870">Reemplaza Linea y pone en modo Insertar</text:span><text:span text:style-name="T2871"/><text:span/></text:p>
              </text:list-item>
              <text:list-item>
                <text:p text:style-name="P141"><text:span text:style-name="T2872">ciw</text:span><text:span text:style-name="T2873"><text:s/></text:span><text:span text:style-name="T2874">—&gt;</text:span><text:span text:style-name="T2875"><text:s/></text:span><text:span text:style-name="T2876">Reemplaza Palabra y pone en modo Insertar</text:span><text:span text:style-name="T2877"/><text:span/></text:p>
              </text:list-item>
            </text:list>
            <text:p text:style-name="P142"><text:span text:style-name="T2878">di(</text:span><text:span text:style-name="T2879"><text:s/></text:span><text:span text:style-name="T2880">—&gt; </text:span><text:span text:style-name="T2881">Elimina dentro de los paréntesis (dejando los paréntesis)</text:span><text:span text:style-name="T2882"/><text:span/></text:p>
            <text:list text:style-name="WWNum114" text:continue-numbering="true">
              <text:list-item>
                <text:p text:style-name="P143"><text:span text:style-name="T2883">da(</text:span><text:span text:style-name="T2884"><text:s/></text:span><text:span text:style-name="T2885">—&gt; </text:span><text:span text:style-name="T2886">Elimina alrededor de los paréntesis (eliminando los paréntesis)</text:span><text:span text:style-name="T2887"/><text:span/></text:p>
              </text:list-item>
            </text:list>
            <text:p text:style-name="P144"><text:span text:style-name="T2888"/><text:span text:style-name="T2889"/><text:span/></text:p>
          </table:table-cell>
          <table:table-cell table:style-name="ce9">
            <text:list text:style-name="WWNum138" text:continue-numbering="true">
              <text:list-item>
                <text:p text:style-name="P145"><text:span text:style-name="T2890">[Tab]<text:s text:c="3"/></text:span><text:span text:style-name="T2891"><text:s/></text:span><text:span text:style-name="T2892">—&gt;</text:span><text:span text:style-name="T2893"><text:s/></text:span><text:span text:style-name="T2894">Pestaña Siguiente</text:span><text:span text:style-name="T2895"/><text:span/></text:p>
              </text:list-item>
              <text:list-item>
                <text:p text:style-name="P146"><text:span text:style-name="T2896"/><text:span text:style-name="T2897">⇪ </text:span><text:span text:style-name="T2898">[Tab]</text:span><text:span text:style-name="T2899"><text:s/></text:span><text:span text:style-name="T2900">—&gt;</text:span><text:span text:style-name="T2901"><text:s/></text:span><text:span text:style-name="T2902">Pestaña Anterior</text:span><text:span text:style-name="T2903"/><text:span/></text:p>
              </text:list-item>
              <text:list-item>
                <text:p text:style-name="P147"><text:span text:style-name="T2904">T</text:span><text:span text:style-name="T2905"><text:s/></text:span><text:span text:style-name="T2906">—&gt;</text:span><text:span text:style-name="T2907"><text:s/></text:span><text:span text:style-name="T2908">Nueva Pestaña</text:span><text:span text:style-name="T2909"/><text:span/></text:p>
              </text:list-item>
            </text:list>
            <text:p text:style-name="P148"><text:span text:style-name="T2910">———</text:span><text:span text:style-name="T2911"/><text:span/></text:p>
            <text:list text:style-name="WWNum3" text:continue-numbering="true">
              <text:list-item>
                <text:p text:style-name="P149"><text:span text:style-name="T2912"/><text:span text:style-name="T2913">Enfoque a la Ventana</text:span><text:span text:style-name="T2914"> (cambiar de ventana)...</text:span><text:span text:style-name="T2915"/><text:span/></text:p>
              </text:list-item>
            </text:list>
            <text:p text:style-name="P150"><text:span text:style-name="T2916"><text:s text:c="18"/>- [</text:span><text:span text:style-name="T2917">Ctrl] </text:span><text:span text:style-name="T2918">⇦</text:span><text:span text:style-name="T2919"><text:s/></text:span><text:span text:style-name="T2920">== </text:span><text:span text:style-name="T2921">[</text:span><text:span text:style-name="T2922">Ctrl</text:span><text:span text:style-name="T2923">]</text:span><text:span text:style-name="T2924"> h</text:span><text:span text:style-name="T2925"/><text:span/></text:p>
            <text:p text:style-name="P151"><text:span text:style-name="T2926"/><text:span text:style-name="T2927"><text:s text:c="18"/></text:span><text:span text:style-name="T2928">- </text:span><text:span text:style-name="T2929">[</text:span><text:span text:style-name="T2930">Ctrl</text:span><text:span text:style-name="T2931">]</text:span><text:span text:style-name="T2932"><text:s/></text:span><text:span text:style-name="T2933">⇨</text:span><text:span text:style-name="T2934"><text:s/></text:span><text:span text:style-name="T2935">== </text:span><text:span text:style-name="T2936">[</text:span><text:span text:style-name="T2937">Ctrl</text:span><text:span text:style-name="T2938">]</text:span><text:span text:style-name="T2939"> i</text:span><text:span text:style-name="T2940"/><text:span/></text:p>
            <text:p text:style-name="P152"><text:span text:style-name="T2941"/><text:span text:style-name="T2942"><text:s text:c="18"/></text:span><text:span text:style-name="T2943">- </text:span><text:span text:style-name="T2944">[</text:span><text:span text:style-name="T2945">Ctrl</text:span><text:span text:style-name="T2946">]</text:span><text:span text:style-name="T2947"><text:s text:c="2"/></text:span><text:span text:style-name="T2948">⇧</text:span><text:span text:style-name="T2949"><text:s text:c="2"/></text:span><text:span text:style-name="T2950">== </text:span><text:span text:style-name="T2951">[</text:span><text:span text:style-name="T2952">Ctrl</text:span><text:span text:style-name="T2953">]</text:span><text:span text:style-name="T2954"> k</text:span><text:span text:style-name="T2955"/><text:span/></text:p>
            <text:p text:style-name="P153"><text:span text:style-name="T2956"/><text:span text:style-name="T2957"><text:s text:c="18"/></text:span><text:span text:style-name="T2958">- </text:span><text:span text:style-name="T2959">[</text:span><text:span text:style-name="T2960">Ctrl</text:span><text:span text:style-name="T2961">]</text:span><text:span text:style-name="T2962"><text:s text:c="2"/></text:span><text:span text:style-name="T2963">⇩</text:span><text:span text:style-name="T2964"><text:s text:c="2"/></text:span><text:span text:style-name="T2965">== </text:span><text:span text:style-name="T2966">[</text:span><text:span text:style-name="T2967">Ctrl</text:span><text:span text:style-name="T2968">]</text:span><text:span text:style-name="T2969"> j</text:span><text:span text:style-name="T2970"/><text:span/></text:p>
            <text:p text:style-name="P154"><text:span text:style-name="T2971"/><text:span text:style-name="T2972"/><text:span/></text:p>
            <text:list text:style-name="WWNum93" text:continue-numbering="true">
              <text:list-item>
                <text:p text:style-name="P155"><text:span text:style-name="T2973">Cambia Tamaño de</text:span><text:span text:style-name="T2974"> la Ventana</text:span><text:span text:style-name="T2975">...</text:span><text:span text:style-name="T2976"/><text:span/></text:p>
              </text:list-item>
            </text:list>
            <text:p text:style-name="P156"><text:span text:style-name="T2977"/><text:span text:style-name="T2978"><text:s text:c="18"/></text:span><text:span text:style-name="T2979">- </text:span><text:span text:style-name="T2980">[</text:span><text:span text:style-name="T2981">Shift</text:span><text:span text:style-name="T2982">]</text:span><text:span text:style-name="T2983"><text:s/></text:span><text:span text:style-name="T2984">⇦</text:span><text:span text:style-name="T2985"><text:s/></text:span><text:span text:style-name="T2986">== </text:span><text:span text:style-name="T2987">[</text:span><text:span text:style-name="T2988">Shift</text:span><text:span text:style-name="T2989">]</text:span><text:span text:style-name="T2990"> h</text:span><text:span text:style-name="T2991"/><text:span/></text:p>
            <text:p text:style-name="P157"><text:span text:style-name="T2992"/><text:span text:style-name="T2993"><text:s text:c="18"/></text:span><text:span text:style-name="T2994">- </text:span><text:span text:style-name="T2995">[</text:span><text:span text:style-name="T2996">Shift</text:span><text:span text:style-name="T2997">]</text:span><text:span text:style-name="T2998"><text:s/></text:span><text:span text:style-name="T2999">⇨</text:span><text:span text:style-name="T3000"><text:s/></text:span><text:span text:style-name="T3001">== </text:span><text:span text:style-name="T3002">[</text:span><text:span text:style-name="T3003">Shift</text:span><text:span text:style-name="T3004">]</text:span><text:span text:style-name="T3005"> i</text:span><text:span text:style-name="T3006"/><text:span/></text:p>
            <text:p text:style-name="P158"><text:span text:style-name="T3007"/><text:span text:style-name="T3008"><text:s text:c="18"/></text:span><text:span text:style-name="T3009">- </text:span><text:span text:style-name="T3010">[</text:span><text:span text:style-name="T3011">Shift</text:span><text:span text:style-name="T3012">]</text:span><text:span text:style-name="T3013"><text:s text:c="2"/></text:span><text:span text:style-name="T3014">⇧</text:span><text:span text:style-name="T3015"><text:s/></text:span><text:span text:style-name="T3016">== </text:span><text:span text:style-name="T3017">[</text:span><text:span text:style-name="T3018">Shift</text:span><text:span text:style-name="T3019">]</text:span><text:span text:style-name="T3020"> k</text:span><text:span text:style-name="T3021"/><text:span/></text:p>
            <text:p text:style-name="P159"><text:span text:style-name="T3022"/><text:span text:style-name="T3023"><text:s text:c="18"/></text:span><text:span text:style-name="T3024">- </text:span><text:span text:style-name="T3025">[</text:span><text:span text:style-name="T3026">Shift</text:span><text:span text:style-name="T3027">]</text:span><text:span text:style-name="T3028"><text:s text:c="2"/></text:span><text:span text:style-name="T3029">⇩</text:span><text:span text:style-name="T3030"><text:s/></text:span><text:span text:style-name="T3031">== </text:span><text:span text:style-name="T3032">[</text:span><text:span text:style-name="T3033">Shift</text:span><text:span text:style-name="T3034">]</text:span><text:span text:style-name="T3035"> j</text:span><text:span text:style-name="T3036"/><text:span/></text:p>
            <text:p text:style-name="P160"><text:span text:style-name="T3037">———</text:span><text:span text:style-name="T3038"/><text:span/></text:p>
            <text:list text:style-name="WWNum207" text:continue-numbering="true">
              <text:list-item>
                <text:p text:style-name="P161"><text:span text:style-name="T3039"/><text:span text:style-name="T3040">&gt;</text:span><text:span text:style-name="T3041"><text:s/></text:span><text:span text:style-name="T3042">—&gt;</text:span><text:span text:style-name="T3043"><text:s/></text:span><text:span text:style-name="T3044">Aumento la Sangría</text:span><text:span text:style-name="T3045"/><text:span/></text:p>
              </text:list-item>
            </text:list>
            <text:list text:style-name="WWNum208" text:continue-numbering="true">
              <text:list-item>
                <text:p text:style-name="P162"><text:span text:style-name="T3046"/><text:span text:style-name="T3047">&lt;</text:span><text:span text:style-name="T3048"><text:s/></text:span><text:span text:style-name="T3049">—&gt;</text:span><text:span text:style-name="T3050"><text:s/></text:span><text:span text:style-name="T3051">Disminuye la Sangría</text:span><text:span text:style-name="T3052"/><text:span/></text:p>
              </text:list-item>
              <text:list-item>
                <text:p text:style-name="P163"><text:span text:style-name="T3053">q[Tecla]</text:span><text:span text:style-name="T3054"><text:s/></text:span><text:span text:style-name="T3055">—&gt;</text:span><text:span text:style-name="T3056"><text:s/></text:span><text:span text:style-name="T3057">Grabar Macro</text:span><text:span text:style-name="T3058"/><text:span/></text:p>
              </text:list-item>
            </text:list>
            <text:p text:style-name="P164"><text:span text:style-name="T3059">———</text:span><text:span text:style-name="T3060"/><text:span/></text:p>
          </table:table-cell>
        </table:table-row>
      </table:table>
      <text:p text:style-name="P165"><text:span text:style-name="T3061"/><text:span text:style-name="T3062"/><text:span/></text:p>
      <text:p text:style-name="P166"><text:span text:style-name="T3063"/><text:span text:style-name="T3064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67"><text:span text:style-name="T3065">, m </text:span><text:span text:style-name="T3066">[Distancia] </text:span><text:span text:style-name="T3067">== </text:span><text:span text:style-name="T3068">gu[Distancia]</text:span><text:span text:style-name="T3069"><text:s/></text:span><text:span text:style-name="T3070">—&gt;</text:span><text:span text:style-name="T3071"><text:s/></text:span><text:span text:style-name="T3072">Cambia a </text:span><text:span text:style-name="T3073">minúscula. Con distancia me refiero a, por ejemplo, $ (Hasta Final de linea)</text:span><text:span text:style-name="T3074"/><text:span/></text:p>
              </text:list-item>
            </text:list>
            <text:list text:style-name="WWNum212" text:continue-numbering="true">
              <text:list-item>
                <text:p text:style-name="P168"><text:span text:style-name="T3075">, M </text:span><text:span text:style-name="T3076">[Distancia]</text:span><text:span text:style-name="T3077"><text:s/></text:span><text:span text:style-name="T3078">== </text:span><text:span text:style-name="T3079">gU[Distancia]</text:span><text:span text:style-name="T3080"><text:s/></text:span><text:span text:style-name="T3081">—&gt;</text:span><text:span text:style-name="T3082"> Lo mismo con </text:span><text:span text:style-name="T3083">mayúsculas</text:span><text:span text:style-name="T3084"/><text:span/></text:p>
              </text:list-item>
              <text:list-item>
                <text:p text:style-name="P169"><text:span text:style-name="T3085">g~</text:span><text:span text:style-name="T3086"> —&gt; Invierte la Mayúscula por Minúscula y viceversa</text:span><text:span text:style-name="T3087"/><text:span/></text:p>
              </text:list-item>
            </text:list>
            <text:list text:style-name="WWNum176" text:continue-numbering="true">
              <text:list-item>
                <text:p text:style-name="P170"><text:span text:style-name="T3088">gf</text:span><text:span text:style-name="T3089"><text:s text:c="4"/></text:span><text:span text:style-name="T3090">—&gt;</text:span><text:span text:style-name="T3091"><text:s/></text:span><text:span text:style-name="T3092">Abre el archivo sobre el que el cursor esta posicionado (si existe). </text:span><text:span text:style-name="T3093">[Ctrl] o</text:span><text:span text:style-name="T3094"><text:s/></text:span><text:span text:style-name="T3095">—&gt;</text:span><text:span text:style-name="T3096"><text:s/></text:span><text:span text:style-name="T3097">Vuelve al archivo original</text:span><text:span text:style-name="T3098"/><text:span/></text:p>
              </text:list-item>
              <text:list-item>
                <text:p text:style-name="P171"><text:span text:style-name="T3099">gF</text:span><text:span text:style-name="T3100"><text:s text:c="4"/></text:span><text:span text:style-name="T3101">—&gt;</text:span><text:span text:style-name="T3102"> Lo mismo que ‘gf’ pero abriéndolo en una cierta linea especificada (Ej: “archivo.c:75”)</text:span><text:span text:style-name="T3103"/><text:span/></text:p>
              </text:list-item>
              <text:list-item>
                <text:p text:style-name="P172"><text:span text:style-name="T3104"/><text:span text:style-name="T3105">gv</text:span><text:span text:style-name="T3106"><text:s text:c="3"/></text:span><text:span text:style-name="T3107">—&gt;</text:span><text:span text:style-name="T3108"><text:s/></text:span><text:span text:style-name="T3109">Vuelve al ultimo texto seleccionado en Visual Mode</text:span><text:span text:style-name="T3110"/><text:span/></text:p>
              </text:list-item>
            </text:list>
            <text:list text:style-name="WWNum237" text:continue-numbering="true">
              <text:list-item>
                <text:p text:style-name="P173"><text:span text:style-name="T3111"/><text:span text:style-name="T3112">gi</text:span><text:span text:style-name="T3113"><text:s text:c="3"/></text:span><text:span text:style-name="T3114">—&gt;</text:span><text:span text:style-name="T3115"><text:s/></text:span><text:span text:style-name="T3116">Vuelve al ultima linea en la que estuvo con modo Insert</text:span><text:span text:style-name="T3117"/><text:span/></text:p>
              </text:list-item>
            </text:list>
            <text:list text:style-name="WWNum176" text:continue-numbering="true">
              <text:list-item>
                <text:p text:style-name="P174"><text:span text:style-name="T3118">, gJ </text:span><text:span text:style-name="T3119">—&gt;</text:span><text:span text:style-name="T3120"><text:s/></text:span><text:span text:style-name="T3121">Agrupa las linea seleccionadas en una linea (agregando 2 espacios por cada linea que agrupa)</text:span><text:span/></text:p>
              </text:list-item>
              <text:list-item>
                <text:p text:style-name="P175"><text:span text:style-name="T3122">, gj</text:span><text:span text:style-name="T3123"><text:s text:c="3"/></text:span><text:span text:style-name="T3124">—&gt;</text:span><text:span text:style-name="T3125"><text:s/></text:span><text:span text:style-name="T3126">Agrupa las linea seleccionadas en una linea (sin agregar espacios).</text:span><text:span text:style-name="T3127"/><text:span/></text:p>
              </text:list-item>
              <text:list-item>
                <text:p text:style-name="P176"><text:span text:style-name="T3128">gq</text:span><text:span text:style-name="T3129"><text:s text:c="4"/></text:span><text:span text:style-name="T3130">—&gt;</text:span><text:span text:style-name="T3131"><text:s/></text:span><text:span text:style-name="T3132">Convierte una linea en varias lineas</text:span><text:span text:style-name="T3133"/><text:span/></text:p>
              </text:list-item>
              <text:list-item>
                <text:p text:style-name="P177"><text:span text:style-name="T3134"/><text:span text:style-name="T3135">, [Espacio] </text:span><text:span text:style-name="T3136">—&gt; </text:span><text:span text:style-name="T3137">Limpia el Resaltado de la Búsqueda</text:span><text:span text:style-name="T3138"/><text:span/></text:p>
              </text:list-item>
            </text:list>
            <text:list text:style-name="WWNum209" text:continue-numbering="true">
              <text:list-item>
                <text:p text:style-name="P178"><text:span text:style-name="T3139"/><text:span text:style-name="T3140">' ' </text:span><text:span text:style-name="T3141">—&gt; </text:span><text:span text:style-name="T3142">Vuelve a la ultima linea en donde se encontraba el cursor</text:span><text:span text:style-name="T3143"/><text:span/></text:p>
              </text:list-item>
            </text:list>
            <text:p text:style-name="P179"><text:span text:style-name="T3144">.</text:span><text:span text:style-name="T3145"><text:s/></text:span><text:span text:style-name="T3146">—&gt; </text:span><text:span text:style-name="T3147">Rehace la ultima acción. Por ejemplo: un «ci" hola», se va a otra linea y luego un </text:span><text:span text:style-name="T3148">« </text:span><text:span text:style-name="T3149">.</text:span><text:span text:style-name="T3150"><text:s/></text:span><text:span text:style-name="T3151">» y se repite </text:span><text:span text:style-name="T3152">«ci" hola»</text:span><text:span text:style-name="T3153"/><text:span/></text:p>
            <text:list text:style-name="WWNum209" text:continue-numbering="true">
              <text:list-item>
                <text:p text:style-name="P180"><text:span text:style-name="T3154">:norm .</text:span><text:span text:style-name="T3155"><text:s/></text:span><text:span text:style-name="T3156">—&gt; </text:span><text:span text:style-name="T3157">Para realizar la última acción dentro de una selección. Tal como descripto con </text:span><text:span text:style-name="T3158">« </text:span><text:span text:style-name="T3159">.</text:span><text:span text:style-name="T3160"><text:s/></text:span><text:span text:style-name="T3161">»</text:span><text:span text:style-name="T3162"/><text:span/></text:p>
              </text:list-item>
              <text:list-item>
                <text:p text:style-name="P181"><text:span text:style-name="T3163"/><text:span text:style-name="T3164">[Accion] i [Caracter]</text:span><text:span text:style-name="T3165"><text:s/></text:span><text:span text:style-name="T3166">—&gt; </text:span><text:span text:style-name="T3167">Acción dentro de los Carateres. Por ejemplo, di[ ; ci( ; ci{ ; yi” ; etc. Puede ser llamado a distancia o dentro de los mismos. Cambiando la </text:span><text:span text:style-name="T3168">« </text:span><text:span text:style-name="T3169">i </text:span><text:span text:style-name="T3170">» por </text:span><text:span text:style-name="T3171">« </text:span><text:span text:style-name="T3172">a </text:span><text:span text:style-name="T3173">», incluye un caracter al rededor de los bordes</text:span><text:span text:style-name="T3174"/><text:span/></text:p>
              </text:list-item>
            </text:list>
            <text:p text:style-name="P182"><text:span text:style-name="T3175"/><text:span text:style-name="T3176"/><text:span/></text:p>
          </table:table-cell>
          <table:table-cell table:style-name="ce11">
            <text:list text:style-name="WWNum177" text:continue-numbering="true">
              <text:list-item>
                <text:p text:style-name="P183"><text:span text:style-name="T3177">g[Flechas] </text:span><text:span text:style-name="T3178">—&gt;</text:span><text:span text:style-name="T3179"><text:s/></text:span><text:span text:style-name="T3180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84"><text:span text:style-name="T3181"/><text:span text:style-name="T3182">, cc</text:span><text:span text:style-name="T3183"><text:s/></text:span><text:span text:style-name="T3184">—&gt;</text:span><text:span text:style-name="T3185"><text:s/></text:span><text:span text:style-name="T3186">Compila el Archivo Automáticamente</text:span><text:span/></text:p>
              </text:list-item>
              <text:list-item>
                <text:p text:style-name="P185"><text:span text:style-name="T3187"/><text:span text:style-name="T3188">, c </text:span><text:span text:style-name="T3189"><text:s/></text:span><text:span text:style-name="T3190">—&gt;</text:span><text:span text:style-name="T3191"><text:s/></text:span><text:span text:style-name="T3192">Abre el resultado de la compilación en un documento para poder hacer un gF para abrir el archivo en la linea donde esta el error</text:span><text:span text:style-name="T3193"/><text:span/></text:p>
              </text:list-item>
            </text:list>
            <text:list text:style-name="WWNum218" text:continue-numbering="true">
              <text:list-item>
                <text:p text:style-name="P186"><text:span text:style-name="T3194">gcc </text:span><text:span text:style-name="T3195">—&gt;</text:span><text:span text:style-name="T3196"><text:s/></text:span><text:span text:style-name="T3197">Comentar una linea</text:span><text:span text:style-name="T3198"/><text:span/></text:p>
              </text:list-item>
            </text:list>
            <text:p text:style-name="P187"><text:span text:style-name="T3199">———</text:span><text:span text:style-name="T3200"/><text:span/></text:p>
            <text:list text:style-name="WWNum187" text:continue-numbering="true">
              <text:list-item>
                <text:p text:style-name="P188"><text:span text:style-name="T3201">++ </text:span><text:span text:style-name="T3202">== </text:span><text:span text:style-name="T3203">[Ctrl + a]</text:span><text:span text:style-name="T3204"> —&gt; Aumenta el valor de un número cercano en la línea o sobre él</text:span><text:span/></text:p>
              </text:list-item>
              <text:list-item>
                <text:p text:style-name="P189"><text:span text:style-name="T3205">- -</text:span><text:span text:style-name="T3206"><text:s text:c="2"/></text:span><text:span text:style-name="T3207">==<text:s text:c="2"/></text:span><text:span text:style-name="T3208">[Ctrl + x]</text:span><text:span text:style-name="T3209"> —&gt; Disminuye el valor de un número </text:span><text:span text:style-name="T3210">cercano en la línea o sobre él</text:span><text:span text:style-name="T3211"/><text:span/></text:p>
              </text:list-item>
              <text:list-item>
                <text:p text:style-name="P190"><text:span text:style-name="T3212"/><text:span text:style-name="T3213">[Ctrl + o] </text:span><text:span text:style-name="T3214">—&gt; </text:span><text:span text:style-name="T3215">Permite entrar un comando Normal en INSERT</text:span><text:span text:style-name="T3216"/><text:span/></text:p>
              </text:list-item>
            </text:list>
            <text:list text:style-name="WWNum217" text:continue-numbering="true">
              <text:list-item>
                <text:p text:style-name="P191"><text:span text:style-name="T3217"/><text:span text:style-name="T3218">[Ctrl + r] "</text:span><text:span text:style-name="T3219"><text:s/></text:span><text:span text:style-name="T3220">—&gt; </text:span><text:span text:style-name="T3221">Pega lo que está en el portapapeles. SOLO FUNCIONA EN MODO COMANDOS!! Y apretando las teclas, no escribiendo eso</text:span><text:span text:style-name="T3222"/><text:span/></text:p>
              </text:list-item>
              <text:list-item>
                <text:p text:style-name="P192"><text:span text:style-name="T3223">[</text:span><text:span text:style-name="T3224">Ctrl + p]</text:span><text:span text:style-name="T3225"> --&gt; Escribe el resultado de PWD. Utilización igual al que</text:span><text:span text:style-name="T3226"> [Ctrl + r] "</text:span><text:span text:style-name="T3227"/><text:span/></text:p>
              </text:list-item>
              <text:list-item>
                <text:p text:style-name="P193"><text:span text:style-name="T3228"/><text:span text:style-name="T3229">Ctrl + g</text:span><text:span text:style-name="T3230"><text:s/></text:span><text:span text:style-name="T3231">—&gt; </text:span><text:span text:style-name="T3232">Información sobre el Documento</text:span><text:span text:style-name="T3233"/><text:span/></text:p>
              </text:list-item>
              <text:list-item>
                <text:p text:style-name="P194"><text:span text:style-name="T3234">, b n</text:span><text:span text:style-name="T3235"><text:s/></text:span><text:span text:style-name="T3236">—&gt; </text:span><text:span text:style-name="T3237">Buffer Next</text:span><text:span/></text:p>
              </text:list-item>
              <text:list-item>
                <text:p text:style-name="P195"><text:span text:style-name="T3238">, b v</text:span><text:span text:style-name="T3239"><text:s/></text:span><text:span text:style-name="T3240">—&gt; </text:span><text:span text:style-name="T3241">Buffer preV</text:span><text:span/></text:p>
              </text:list-item>
              <text:list-item>
                <text:p text:style-name="P196"><text:span text:style-name="T3242">, b b</text:span><text:span text:style-name="T3243"><text:s/></text:span><text:span text:style-name="T3244">—&gt; </text:span><text:span text:style-name="T3245">Buffer new</text:span><text:span/></text:p>
              </text:list-item>
              <text:list-item>
                <text:p text:style-name="P197"><text:span text:style-name="T3246">, b c</text:span><text:span text:style-name="T3247"><text:s/></text:span><text:span text:style-name="T3248">—&gt; </text:span><text:span text:style-name="T3249">Buffer Close</text:span><text:span text:style-name="T3250"/><text:span/></text:p>
              </text:list-item>
            </text:list>
            <text:p text:style-name="P198"><text:span text:style-name="T3251"/><text:span text:style-name="T3252"/><text:span/></text:p>
          </table:table-cell>
        </table:table-row>
      </table:table>
      <text:p text:style-name="P199"><text:span text:style-name="T3253">* Se pueden combinar comandos como: d$ </text:span><text:span text:style-name="T3254">( ≈ D )</text:span><text:span text:style-name="T3255">, y6y , y5[Up] , dG , y$ </text:span><text:span text:style-name="T3256">( ≈ Y ), c$ </text:span><text:span text:style-name="T3257">( ≈ C ), </text:span><text:span text:style-name="T3258">etc.</text:span><text:span text:style-name="T3259"/><text:span/></text:p>
      <text:p text:style-name="P200"><text:span text:style-name="T3260"/><text:span text:style-name="T3261"/><text:span/></text:p>
      <text:p text:style-name="P201"><text:span text:style-name="T3262">PLUGINS:</text:span><text:span text:style-name="T3263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202"><text:span text:style-name="T3264">[F2]</text:span><text:span text:style-name="T3265"> o </text:span><text:span text:style-name="T3266">[F3]</text:span><text:span text:style-name="T3267"><text:s/></text:span><text:span text:style-name="T3268">—&gt;</text:span><text:span text:style-name="T3269"><text:s/></text:span><text:span text:style-name="T3270">NERDTree (Árbol de Archivos)</text:span><text:span text:style-name="T3271"/><text:span/></text:p>
              </text:list-item>
              <text:list-item>
                <text:p text:style-name="P203"><text:span text:style-name="T3272">m</text:span><text:span text:style-name="T3273"><text:s/></text:span><text:span text:style-name="T3274">—&gt;</text:span><text:span text:style-name="T3275"><text:s/></text:span><text:span text:style-name="T3276">(En NERDTree) Abre un menú de opciones</text:span><text:span text:style-name="T3277"/><text:span/></text:p>
              </text:list-item>
            </text:list>
            <text:list text:style-name="WWNum155" text:continue-numbering="true">
              <text:list-item>
                <text:p text:style-name="P204"><text:span text:style-name="T3278">, f [Dos Letras]</text:span><text:span text:style-name="T3279"><text:s/></text:span><text:span text:style-name="T3280">—&gt;</text:span><text:span text:style-name="T3281"> Salta entre palabras con el teclado (</text:span><text:span text:style-name="T3282">EasyMotion)</text:span><text:span text:style-name="T3283"/><text:span/></text:p>
              </text:list-item>
            </text:list>
            <text:p text:style-name="P205"><text:span text:style-name="T3284"/><text:span text:style-name="T3285"/><text:span/></text:p>
          </table:table-cell>
          <table:table-cell table:style-name="ce13">
            <text:p text:style-name="P206"><text:span text:style-name="T3286">, ss</text:span><text:span text:style-name="T3287"><text:s/></text:span><text:span text:style-name="T3288">—&gt;</text:span><text:span text:style-name="T3289"><text:s/></text:span><text:span text:style-name="T3290">Guarda Sesión</text:span><text:span text:style-name="T3291"/><text:span/></text:p>
            <text:p text:style-name="P207"><text:span text:style-name="T3292"/><text:span text:style-name="T3293">, so</text:span><text:span text:style-name="T3294"><text:s/></text:span><text:span text:style-name="T3295">—&gt;</text:span><text:span text:style-name="T3296"><text:s/></text:span><text:span text:style-name="T3297">Abrir Sesión</text:span><text:span text:style-name="T3298"/><text:span/></text:p>
            <text:p text:style-name="P208"><text:span text:style-name="T3299"/><text:span text:style-name="T3300">, sc</text:span><text:span text:style-name="T3301"><text:s/></text:span><text:span text:style-name="T3302">—&gt;</text:span><text:span text:style-name="T3303"><text:s/></text:span><text:span text:style-name="T3304">Cerrar Sesión</text:span><text:span text:style-name="T3305"/><text:span/></text:p>
            <text:p text:style-name="P209"><text:span text:style-name="T3306"/><text:span text:style-name="T3307">, sd</text:span><text:span text:style-name="T3308"><text:s/></text:span><text:span text:style-name="T3309">—&gt;</text:span><text:span text:style-name="T3310"><text:s/></text:span><text:span text:style-name="T3311">Eliminar Sesión</text:span><text:span text:style-name="T3312"/><text:span/></text:p>
            <text:p text:style-name="P210"><text:span text:style-name="T3313">———</text:span><text:span text:style-name="T3314"/><text:span/></text:p>
            <text:p text:style-name="P211"><text:span text:style-name="T3315">, z</text:span><text:span text:style-name="T3316"><text:s/></text:span><text:span text:style-name="T3317">—&gt;</text:span><text:span text:style-name="T3318"><text:s/></text:span><text:span text:style-name="T3319">Abre el File Fuzzy Finder</text:span><text:span text:style-name="T3320"/><text:span/></text:p>
            <text:p text:style-name="P212"><text:span text:style-name="T3321">———</text:span><text:span text:style-name="T3322"/><text:span/></text:p>
          </table:table-cell>
          <table:table-cell table:style-name="ce14">
            <text:p text:style-name="P213"><text:span text:style-name="T3323">:Git pull</text:span><text:span text:style-name="T3324"><text:s/></text:span><text:span text:style-name="T3325">== </text:span><text:span text:style-name="T3326">, gll</text:span><text:span text:style-name="T3327"><text:s text:c="9"/></text:span><text:span text:style-name="T3328">—&gt;</text:span><text:span text:style-name="T3329"><text:s/></text:span><text:span text:style-name="T3330">Git pull</text:span><text:span text:style-name="T3331"/><text:span/></text:p>
            <text:p text:style-name="P214"><text:span text:style-name="T3332">:Git status</text:span><text:span text:style-name="T3333"><text:s/></text:span><text:span text:style-name="T3334">== </text:span><text:span text:style-name="T3335">, gs</text:span><text:span text:style-name="T3336"><text:s text:c="4"/></text:span><text:span text:style-name="T3337">—&gt;</text:span><text:span text:style-name="T3338"><text:s/></text:span><text:span text:style-name="T3339">Git Status</text:span><text:span text:style-name="T3340"/><text:span/></text:p>
            <text:p text:style-name="P215"><text:span text:style-name="T3341">:Git commit</text:span><text:span text:style-name="T3342"><text:s/></text:span><text:span text:style-name="T3343">== </text:span><text:span text:style-name="T3344">, gc</text:span><text:span text:style-name="T3345"><text:s/></text:span><text:span text:style-name="T3346">—&gt;</text:span><text:span text:style-name="T3347"><text:s/></text:span><text:span text:style-name="T3348">Git Commit</text:span><text:span text:style-name="T3349"/><text:span/></text:p>
            <text:p text:style-name="P216"><text:span text:style-name="T3350">:Git push</text:span><text:span text:style-name="T3351"><text:s/></text:span><text:span text:style-name="T3352">== </text:span><text:span text:style-name="T3353">, gsh</text:span><text:span text:style-name="T3354"><text:s text:c="3"/></text:span><text:span text:style-name="T3355">—&gt;</text:span><text:span text:style-name="T3356"><text:s/></text:span><text:span text:style-name="T3357">Git Push</text:span><text:span text:style-name="T3358"/><text:span/></text:p>
            <text:p text:style-name="P217"><text:span text:style-name="T3359">———</text:span><text:span text:style-name="T3360"/><text:span/></text:p>
            <text:p text:style-name="P218"><text:span text:style-name="T3361"/><text:span text:style-name="T3362"/><text:span/></text:p>
          </table:table-cell>
        </table:table-row>
      </table:table>
      <text:p text:style-name="P219"><text:span text:style-name="T3363"/><text:span text:style-name="T3364"/><text:span/></text:p>
      <text:p text:style-name="P220"><text:span text:style-name="T3365">CASOS ÚTILES:</text:span><text:span text:style-name="T3366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21"><text:span text:style-name="T3367">Ordenar lineas Random</text:span><text:span text:style-name="T3368">: Seleccionar Lineas ([Shift - V]) » Apretar<text:s text:c="2"/>[ r r ]</text:span><text:span text:style-name="T3369"/><text:span/></text:p>
              </text:list-item>
              <text:list-item>
                <text:p text:style-name="P222"><text:span text:style-name="T3370">Ordenar alfabéticamente</text:span><text:span text:style-name="T3371">: Seleccionar Lineas ([Shift - V]) » Ingresar [ : sort ]</text:span><text:span text:style-name="T3372"/><text:span/></text:p>
              </text:list-item>
              <text:list-item>
                <text:p text:style-name="P223"><text:span text:style-name="T3373">Ordenar inverso alfabéticament</text:span><text:span text:style-name="T3374">e</text:span><text:span text:style-name="T3375">: Seleccionar Lineas ([Shift - V]) » Ingresar: [ : ! sort]</text:span><text:span text:style-name="T3376"/><text:span/></text:p>
              </text:list-item>
            </text:list>
            <text:list text:style-name="WWNum204" text:continue-numbering="true">
              <text:list-item>
                <text:p text:style-name="P224"><text:span text:style-name="T3377"/><text:span text:style-name="T3378">, d</text:span><text:span text:style-name="T3379"><text:s/></text:span><text:span text:style-name="T3380">—&gt; </text:span><text:span text:style-name="T3381">Ver cambios del archivo actual</text:span><text:span text:style-name="T3382"/><text:span/></text:p>
              </text:list-item>
              <text:list-item>
                <text:p text:style-name="P225"><text:span text:style-name="T3383">, D</text:span><text:span text:style-name="T3384"><text:s/></text:span><text:span text:style-name="T3385">—&gt; </text:span><text:span text:style-name="T3386">Volver<text:s text:c="2"/>a la ventana de edición del archivo</text:span><text:span text:style-name="T3387"/><text:span/></text:p>
              </text:list-item>
              <text:list-item>
                <text:p text:style-name="P226"><text:span text:style-name="T3388"/><text:span text:style-name="T3389">[Ctrl W r]</text:span><text:span text:style-name="T3390"> —&gt; Rota los Splits</text:span><text:span text:style-name="T3391"/><text:span/></text:p>
              </text:list-item>
            </text:list>
            <text:list text:style-name="WWNum255" text:continue-numbering="true">
              <text:list-item>
                <text:p text:style-name="P227"><text:span text:style-name="T3392">g??</text:span><text:span text:style-name="T3393"> —&gt; Encripta una linea</text:span><text:span/></text:p>
              </text:list-item>
            </text:list>
            <text:list text:style-name="WWNum256" text:continue-numbering="true">
              <text:list-item>
                <text:p text:style-name="P228"><text:span text:style-name="T3394"/><text:span text:style-name="T3395">g [Ctrl + a]</text:span><text:span text:style-name="T3396"><text:s/></text:span><text:span text:style-name="T3397">—&gt; </text:span><text:span text:style-name="T3398">Aumenta un numero como si fuese en fila ascendente. Ideal en modo Visual, apretar el comando con una columna de "0" y los pone ascendentemente. De 0, 0, 0 a 0, 1, 2</text:span><text:span text:style-name="T3399"/><text:span/></text:p>
              </text:list-item>
            </text:list>
            <text:p text:style-name="P229"><text:span text:style-name="T3400"/><text:span text:style-name="T3401"/><text:span/></text:p>
          </table:table-cell>
          <table:table-cell table:style-name="ce16">
            <text:list text:style-name="WWNum192" text:continue-numbering="true">
              <text:list-item>
                <text:p text:style-name="P230"><text:span text:style-name="T3402">++</text:span><text:span text:style-name="T3403"><text:s/></text:span><text:span text:style-name="T3404">—&gt; </text:span><text:span text:style-name="T3405">+1 al numero más cercano</text:span><text:span text:style-name="T3406"/><text:span/></text:p>
              </text:list-item>
            </text:list>
            <text:list text:style-name="WWNum205" text:continue-numbering="true">
              <text:list-item>
                <text:p text:style-name="P231"><text:span text:style-name="T3407">- -</text:span><text:span text:style-name="T3408"><text:s/></text:span><text:span text:style-name="T3409">—&gt; </text:span><text:span text:style-name="T3410">-1 al numero más cercano</text:span><text:span text:style-name="T3411"/><text:span/></text:p>
              </text:list-item>
              <text:list-item>
                <text:p text:style-name="P232"><text:span text:style-name="T3412">r+</text:span><text:span text:style-name="T3413"><text:s/></text:span><text:span text:style-name="T3414">—&gt; </text:span><text:span text:style-name="T3415">Próximo error del Compilador</text:span><text:span text:style-name="T3416"/><text:span/></text:p>
              </text:list-item>
            </text:list>
            <text:list text:style-name="WWNum258" text:continue-numbering="true">
              <text:list-item>
                <text:p text:style-name="P233"><text:span text:style-name="T3417">r-</text:span><text:span text:style-name="T3418"><text:s/></text:span><text:span text:style-name="T3419">—&gt; </text:span><text:span text:style-name="T3420">Anterior error</text:span><text:span text:style-name="T3421"> del Compilador</text:span><text:span text:style-name="T3422"/><text:span/></text:p>
              </text:list-item>
            </text:list>
            <text:list text:style-name="WWNum259" text:continue-numbering="true">
              <text:list-item>
                <text:p text:style-name="P234"><text:span text:style-name="T3423"/><text:span text:style-name="T3424">/([0-9]\*)</text:span><text:span text:style-name="T3425"><text:s/></text:span><text:span text:style-name="T3426">—&gt; </text:span><text:span text:style-name="T3427">Busca por ejemplo: (2), (8), etc.</text:span><text:span text:style-name="T3428"/><text:span/></text:p>
              </text:list-item>
            </text:list>
            <text:list text:style-name="WWNum254" text:continue-numbering="true">
              <text:list-item>
                <text:p text:style-name="P235"><text:span text:style-name="T3429"/><text:span text:style-name="T3430">S</text:span><text:span text:style-name="T3431"><text:s/></text:span><text:span text:style-name="T3432">—&gt; </text:span><text:span text:style-name="T3433">Entra en modo “Buscar y Reemplazar”</text:span><text:span text:style-name="T3434"/><text:span/></text:p>
              </text:list-item>
            </text:list>
            <text:list text:style-name="WWNum216" text:continue-numbering="true">
              <text:list-item>
                <text:p text:style-name="P236"><text:span text:style-name="T3435">, o</text:span><text:span text:style-name="T3436"><text:s text:c="2"/></text:span><text:span text:style-name="T3437">—&gt; </text:span><text:span text:style-name="T3438">Activa modo Autocorrector</text:span><text:span/></text:p>
              </text:list-item>
            </text:list>
            <text:list text:style-name="WWNum247" text:continue-numbering="true">
              <text:list-item>
                <text:p text:style-name="P237"><text:span text:style-name="T3439">, O</text:span><text:span text:style-name="T3440"><text:s/></text:span><text:span text:style-name="T3441">—&gt; </text:span><text:span text:style-name="T3442">Sale Modo Autocorrector</text:span><text:span/></text:p>
              </text:list-item>
              <text:list-item>
                <text:p text:style-name="P238"><text:span text:style-name="T3443">z=</text:span><text:span text:style-name="T3444"><text:s text:c="2"/></text:span><text:span text:style-name="T3445">—&gt; </text:span><text:span text:style-name="T3446">Ver posibles Autocorrecciones</text:span><text:span text:style-name="T3447"/><text:span/></text:p>
              </text:list-item>
              <text:list-item>
                <text:p text:style-name="P239"><text:span text:style-name="T3448">]s</text:span><text:span text:style-name="T3449"><text:s/></text:span><text:span text:style-name="T3450">—&gt; </text:span><text:span text:style-name="T3451">Avanza por lo errores gramaticales</text:span><text:span/></text:p>
              </text:list-item>
              <text:list-item>
                <text:p text:style-name="P240"><text:span text:style-name="T3452">]S</text:span><text:span text:style-name="T3453"><text:s/></text:span><text:span text:style-name="T3454">—&gt; </text:span><text:span text:style-name="T3455">Retrocede por lo errores gramaticales</text:span><text:span text:style-name="T3456"/><text:span/></text:p>
              </text:list-item>
            </text:list>
            <text:p text:style-name="P241"><text:span text:style-name="T3457"/><text:span/></text:p>
          </table:table-cell>
        </table:table-row>
      </table:table>
      <text:p text:style-name="P242"><text:span text:style-name="T3458"/><text:span text:style-name="T3459"/><draw:frame draw:style-name="gr5" draw:z-index="7169" text:anchor-type="paragraph" svg:width="20.96cm" svg:height="7.515cm" svg:x="-2.979cm" svg:y="0.5671cm"><draw:image xlink:href="Pictures/image2.png" xlink:type="simple" xlink:show="embed" xlink:actuate="onLoad"/></draw:frame><text:span text:style-name="T3460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38" style:display-name="Heading 1" style:family="paragraph" style:name="1162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63">
      <style:text-properties fo:font-family="Arial" style:font-family-asian="Arial" style:font-family-complex="Arial" fo:font-size="20pt"/>
    </style:style>
    <style:style style:parent-style-name="1338" style:display-name="Heading 2" style:family="paragraph" style:name="1164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65">
      <style:text-properties fo:font-family="Arial" style:font-family-asian="Arial" style:font-family-complex="Arial" fo:font-size="17pt"/>
    </style:style>
    <style:style style:parent-style-name="1338" style:display-name="Heading 3" style:family="paragraph" style:name="1166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67">
      <style:text-properties fo:font-family="Arial" style:font-family-asian="Arial" style:font-family-complex="Arial" fo:font-size="15pt"/>
    </style:style>
    <style:style style:parent-style-name="1338" style:display-name="Heading 4" style:family="paragraph" style:name="116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169">
      <style:text-properties fo:font-family="Arial" style:font-family-asian="Arial" style:font-family-complex="Arial" fo:font-size="13pt" fo:font-weight="bold"/>
    </style:style>
    <style:style style:parent-style-name="1338" style:display-name="Heading 5" style:family="paragraph" style:name="117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171">
      <style:text-properties fo:font-family="Arial" style:font-family-asian="Arial" style:font-family-complex="Arial" fo:font-size="12pt" fo:font-weight="bold"/>
    </style:style>
    <style:style style:parent-style-name="1338" style:display-name="Heading 6" style:family="paragraph" style:name="117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173">
      <style:text-properties fo:font-family="Arial" style:font-family-asian="Arial" style:font-family-complex="Arial" fo:font-size="11pt" fo:font-weight="bold"/>
    </style:style>
    <style:style style:parent-style-name="1338" style:display-name="Heading 7" style:family="paragraph" style:name="117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175">
      <style:text-properties fo:font-family="Arial" style:font-family-asian="Arial" style:font-family-complex="Arial" fo:font-size="11pt" fo:font-style="italic" fo:font-weight="bold"/>
    </style:style>
    <style:style style:parent-style-name="1338" style:display-name="Heading 8" style:family="paragraph" style:name="117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177">
      <style:text-properties fo:font-family="Arial" style:font-family-asian="Arial" style:font-family-complex="Arial" fo:font-size="11pt" fo:font-style="italic"/>
    </style:style>
    <style:style style:parent-style-name="1338" style:display-name="Heading 9" style:family="paragraph" style:name="117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179">
      <style:text-properties fo:font-family="Arial" style:font-family-asian="Arial" style:font-family-complex="Arial" fo:font-size="10.5pt" fo:font-style="italic"/>
    </style:style>
    <style:style style:parent-style-name="1338" style:display-name="Title" style:family="paragraph" style:name="1180">
      <style:text-properties fo:font-size="24pt"/>
      <style:paragraph-properties fo:margin-top="15pt" fo:margin-bottom="10pt" style:contextual-spacing="true"/>
    </style:style>
    <style:style style:display-name="Title Char" style:family="text" style:name="1181">
      <style:text-properties fo:font-size="24pt"/>
    </style:style>
    <style:style style:parent-style-name="1338" style:display-name="Subtitle" style:family="paragraph" style:name="1182">
      <style:text-properties fo:font-size="12pt"/>
      <style:paragraph-properties fo:margin-top="10pt" fo:margin-bottom="10pt"/>
    </style:style>
    <style:style style:display-name="Subtitle Char" style:family="text" style:name="1183">
      <style:text-properties fo:font-size="12pt"/>
    </style:style>
    <style:style style:parent-style-name="1338" style:display-name="Quote" style:family="paragraph" style:name="1184">
      <style:text-properties fo:font-style="italic"/>
      <style:paragraph-properties fo:margin-left="1.27cm" fo:margin-right="1.27cm"/>
    </style:style>
    <style:style style:display-name="Quote Char" style:family="text" style:name="1185">
      <style:text-properties fo:font-style="italic"/>
    </style:style>
    <style:style style:parent-style-name="1338" style:display-name="Intense Quote" style:family="paragraph" style:name="1186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187">
      <style:text-properties fo:font-style="italic"/>
    </style:style>
    <style:style style:parent-style-name="1338" style:display-name="Header" style:family="paragraph" style:name="118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189"/>
    <style:style style:parent-style-name="1338" style:display-name="Footer" style:family="paragraph" style:name="119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191"/>
    <style:style style:parent-style-name="1338" style:display-name="Caption" style:family="paragraph" style:name="1192">
      <style:text-properties fo:color="#4f81bd" fo:font-size="9pt" fo:font-weight="bold"/>
      <style:paragraph-properties fo:line-height="115%"/>
    </style:style>
    <style:style style:parent-style-name="1192" style:display-name="Caption Char" style:family="text" style:name="1193"/>
    <style:style style:display-name="Hyperlink" style:family="text" style:name="132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38" style:display-name="footnote text" style:family="paragraph" style:name="1321">
      <style:text-properties fo:font-size="9pt"/>
      <style:paragraph-properties fo:line-height="100%" fo:margin-bottom="2pt"/>
    </style:style>
    <style:style style:display-name="Footnote Text Char" style:family="text" style:name="1322">
      <style:text-properties fo:font-size="9pt"/>
    </style:style>
    <style:style style:display-name="footnote reference" style:family="text" style:name="1323">
      <style:text-properties style:text-position="33%"/>
    </style:style>
    <style:style style:parent-style-name="1338" style:display-name="endnote text" style:family="paragraph" style:name="1324">
      <style:text-properties fo:font-size="10pt"/>
      <style:paragraph-properties fo:line-height="100%" fo:margin-bottom="0pt"/>
    </style:style>
    <style:style style:display-name="Endnote Text Char" style:family="text" style:name="1325">
      <style:text-properties fo:font-size="10pt"/>
    </style:style>
    <style:style style:display-name="endnote reference" style:family="text" style:name="1326">
      <style:text-properties style:text-position="33%"/>
    </style:style>
    <style:style style:parent-style-name="1338" style:display-name="toc 1" style:family="paragraph" style:name="1327">
      <style:paragraph-properties fo:margin-left="0cm" fo:margin-right="0cm" fo:text-indent="0cm" fo:margin-bottom="2.85pt"/>
    </style:style>
    <style:style style:parent-style-name="1338" style:display-name="toc 2" style:family="paragraph" style:name="1328">
      <style:paragraph-properties fo:margin-left="0.4992cm" fo:margin-right="0cm" fo:text-indent="0cm" fo:margin-bottom="2.85pt"/>
    </style:style>
    <style:style style:parent-style-name="1338" style:display-name="toc 3" style:family="paragraph" style:name="1329">
      <style:paragraph-properties fo:margin-left="1cm" fo:margin-right="0cm" fo:text-indent="0cm" fo:margin-bottom="2.85pt"/>
    </style:style>
    <style:style style:parent-style-name="1338" style:display-name="toc 4" style:family="paragraph" style:name="1330">
      <style:paragraph-properties fo:margin-left="1.499cm" fo:margin-right="0cm" fo:text-indent="0cm" fo:margin-bottom="2.85pt"/>
    </style:style>
    <style:style style:parent-style-name="1338" style:display-name="toc 5" style:family="paragraph" style:name="1331">
      <style:paragraph-properties fo:margin-left="2cm" fo:margin-right="0cm" fo:text-indent="0cm" fo:margin-bottom="2.85pt"/>
    </style:style>
    <style:style style:parent-style-name="1338" style:display-name="toc 6" style:family="paragraph" style:name="1332">
      <style:paragraph-properties fo:margin-left="2.5cm" fo:margin-right="0cm" fo:text-indent="0cm" fo:margin-bottom="2.85pt"/>
    </style:style>
    <style:style style:parent-style-name="1338" style:display-name="toc 7" style:family="paragraph" style:name="1333">
      <style:paragraph-properties fo:margin-left="3.001cm" fo:margin-right="0cm" fo:text-indent="0cm" fo:margin-bottom="2.85pt"/>
    </style:style>
    <style:style style:parent-style-name="1338" style:display-name="toc 8" style:family="paragraph" style:name="1334">
      <style:paragraph-properties fo:margin-left="3.5cm" fo:margin-right="0cm" fo:text-indent="0cm" fo:margin-bottom="2.85pt"/>
    </style:style>
    <style:style style:parent-style-name="1338" style:display-name="toc 9" style:family="paragraph" style:name="1335">
      <style:paragraph-properties fo:margin-left="4.001cm" fo:margin-right="0cm" fo:text-indent="0cm" fo:margin-bottom="2.85pt"/>
    </style:style>
    <style:style style:display-name="TOC Heading" style:family="paragraph" style:name="1336"/>
    <style:style style:parent-style-name="1338" style:display-name="table of figures" style:family="paragraph" style:name="1337">
      <style:paragraph-properties fo:margin-bottom="0pt"/>
    </style:style>
    <style:style style:class="default" style:display-name="Normal" style:family="paragraph" style:name="1338">
      <style:text-properties/>
      <style:paragraph-properties/>
    </style:style>
    <style:style style:parent-style-name="1338" style:display-name="No Spacing" style:family="paragraph" style:name="1341">
      <style:paragraph-properties fo:line-height="100%" fo:margin-bottom="0pt"/>
    </style:style>
    <style:style style:parent-style-name="1338" style:display-name="List Paragraph" style:family="paragraph" style:name="1342">
      <style:text-properties/>
      <style:paragraph-properties fo:margin-left="1.27cm" style:contextual-spacing="true"/>
    </style:style>
    <style:style style:class="default" style:display-name="Default Paragraph Font" style:family="text" style:name="134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188" style:family="paragraph" style:name="P33">
      <style:paragraph-properties/>
    </style:style>
    <style:style style:parent-style-name="1188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